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4457*"/>
    </style:style>
    <style:style style:name="Table1.B" style:family="table-column">
      <style:table-column-properties style:rel-column-width="9409*"/>
    </style:style>
    <style:style style:name="Table1.C" style:family="table-column">
      <style:table-column-properties style:rel-column-width="29713*"/>
    </style:style>
    <style:style style:name="Table1.D" style:family="table-column">
      <style:table-column-properties style:rel-column-width="21955*"/>
    </style:style>
    <style:style style:name="Table2" style:family="table">
      <style:table-properties table:align="center"/>
    </style:style>
    <style:style style:name="Table2.A" style:family="table-column">
      <style:table-column-properties style:rel-column-width="5649*"/>
    </style:style>
    <style:style style:name="Table2.B" style:family="table-column">
      <style:table-column-properties style:rel-column-width="12429*"/>
    </style:style>
    <style:style style:name="Table2.C" style:family="table-column">
      <style:table-column-properties style:rel-column-width="20338*"/>
    </style:style>
    <style:style style:name="Table2.D" style:family="table-column">
      <style:table-column-properties style:rel-column-width="27117*"/>
    </style:style>
  </office:automatic-styles>
  <office:body>
    <office:text>
      <text:p text:style-name="Title">3. Methodology</text:p>
      <text:list text:style-name="L1">
        <text:list-item>
          <text:p text:style-name="P1"><text:a xlink:type="simple" xlink:href="#methodology" office:name=""><text:span text:style-name="Definition">Methodology</text:span></text:a></text:p>
          <text:list text:style-name="L2">
            <text:list-item>
              <text:p text:style-name="P2"><text:a xlink:type="simple" xlink:href="#research-questions---march-2024" office:name=""><text:span text:style-name="Definition">Research Questions - March 2024</text:span></text:a></text:p>
            </text:list-item>
            <text:list-item>
              <text:p text:style-name="P2"><text:a xlink:type="simple" xlink:href="#conceptualising-activity-in-this-learning-design" office:name=""><text:span text:style-name="Definition">Conceptualising activity in this learning design</text:span></text:a></text:p>
              <text:list text:style-name="L3">
                <text:list-item>
                  <text:p text:style-name="P3"><text:a xlink:type="simple" xlink:href="#choosing-a-suitable-unit-of-analysis-germ-cell-situating-which-activity-systems-is-of-primary-value-to-explore" office:name=""><text:span text:style-name="Definition">Choosing a suitable unit of analysis / germ cell &amp; situating which activity systems is of primary value to explore</text:span></text:a></text:p>
                  <text:list text:style-name="L4">
                    <text:list-item>
                      <text:p text:style-name="P4"><text:a xlink:type="simple" xlink:href="#levels-of-abstraction-in-activity-theory" office:name=""><text:span text:style-name="Definition">Levels of Abstraction in Activity Theory</text:span></text:a></text:p>
                    </text:list-item>
                    <text:list-item>
                      <text:p text:style-name="P4"><text:a xlink:type="simple" xlink:href="#choosing-smaller-units-of-analysis" office:name=""><text:span text:style-name="Definition">Choosing smaller units of analysis</text:span></text:a></text:p>
                    </text:list-item>
                  </text:list>
                </text:list-item>
                <text:list-item>
                  <text:p text:style-name="P3"><text:a xlink:type="simple" xlink:href="#analysis-of-activity-system-through-conflicts-and-contradictions-between-elements" office:name=""><text:span text:style-name="Definition">Analysis of activity system through conflicts and contradictions between elements</text:span></text:a></text:p>
                </text:list-item>
                <text:list-item>
                  <text:p text:style-name="P3"><text:a xlink:type="simple" xlink:href="#disambiguating-terminology---conflicts-tensions-contradictions-dilemmas" office:name=""><text:span text:style-name="Definition">Disambiguating terminology - Conflicts, tensions, contradictions, dilemmas</text:span></text:a></text:p>
                </text:list-item>
                <text:list-item>
                  <text:p text:style-name="P3"><text:a xlink:type="simple" xlink:href="#analysis-of-chat-dbr-interventions-over-time" office:name=""><text:span text:style-name="Definition">Analysis of CHAT / DBR interventions over time</text:span></text:a></text:p>
                  <text:list text:style-name="L5">
                    <text:list-item>
                      <text:p text:style-name="P5"><text:a xlink:type="simple" xlink:href="#early-limits-of-dbr-addressed-by-expansive-learning---and-formative-interventions" office:name=""><text:span text:style-name="Definition">Early limits of DBR addressed by expansive learning - and formative interventions</text:span></text:a></text:p>
                    </text:list-item>
                  </text:list>
                </text:list-item>
                <text:list-item>
                  <text:p text:style-name="P3"><text:a xlink:type="simple" xlink:href="#exploring-specific-techniques-of-formative-interventions---make-more-targeted--" office:name=""><text:span text:style-name="Definition">Exploring specific techniques of formative interventions - MAKE MORE TARGETED -</text:span></text:a></text:p>
                </text:list-item>
                <text:list-item>
                  <text:p text:style-name="P3"><text:a xlink:type="simple" xlink:href="#creating-ideocultures-as-designed-systems" office:name=""><text:span text:style-name="Definition">Creating ideocultures as designed systems</text:span></text:a></text:p>
                </text:list-item>
                <text:list-item>
                  <text:p text:style-name="P3"><text:a xlink:type="simple" xlink:href="#rogoffs-three-planes-of-analysis-of-learning-communities" office:name=""><text:span text:style-name="Definition">Rogoff’s three planes of analysis of learning communities</text:span></text:a></text:p>
                  <text:list text:style-name="L6">
                    <text:list-item>
                      <text:p text:style-name="P6"><text:a xlink:type="simple" xlink:href="#communities-of-practice-and-communities-of-learners" office:name=""><text:span text:style-name="Definition">Communities of practice and communities of learners</text:span></text:a></text:p>
                    </text:list-item>
                  </text:list>
                </text:list-item>
                <text:list-item>
                  <text:p text:style-name="P3"><text:a xlink:type="simple" xlink:href="#funds-of-knowledge" office:name=""><text:span text:style-name="Definition">Funds of Knowledge</text:span></text:a></text:p>
                  <text:list text:style-name="L7">
                    <text:list-item>
                      <text:p text:style-name="P7"><text:a xlink:type="simple" xlink:href="#possible-funds-of-knowledge" office:name=""><text:span text:style-name="Definition">Possible funds of knowledge</text:span></text:a></text:p>
                    </text:list-item>
                  </text:list>
                </text:list-item>
              </text:list>
            </text:list-item>
            <text:list-item>
              <text:p text:style-name="P2"><text:a xlink:type="simple" xlink:href="#conceptual-tools-associated-with-agency" office:name=""><text:span text:style-name="Definition">Conceptual tools associated with agency</text:span></text:a></text:p>
              <text:list text:style-name="L8">
                <text:list-item>
                  <text:p text:style-name="P8"><text:a xlink:type="simple" xlink:href="#tads---on-double-stimulation-and-agency" office:name=""><text:span text:style-name="Definition">TADS - On double stimulation and agency</text:span></text:a></text:p>
                  <text:list text:style-name="L9">
                    <text:list-item>
                      <text:p text:style-name="P9"><text:a xlink:type="simple" xlink:href="#on-affordances" office:name=""><text:span text:style-name="Definition">On affordances</text:span></text:a></text:p>
                    </text:list-item>
                  </text:list>
                </text:list-item>
              </text:list>
            </text:list-item>
            <text:list-item>
              <text:p text:style-name="P2"><text:a xlink:type="simple" xlink:href="#data-collection" office:name=""><text:span text:style-name="Definition">Data Collection</text:span></text:a></text:p>
              <text:list text:style-name="L10">
                <text:list-item>
                  <text:p text:style-name="P10"><text:a xlink:type="simple" xlink:href="#summary-table-of-data-collection" office:name=""><text:span text:style-name="Definition">Summary Table of Data Collection</text:span></text:a></text:p>
                </text:list-item>
                <text:list-item>
                  <text:p text:style-name="P10"><text:a xlink:type="simple" xlink:href="#justification-of-data-collection-and-selection" office:name=""><text:span text:style-name="Definition">Justification of data collection and selection</text:span></text:a></text:p>
                  <text:list text:style-name="L11">
                    <text:list-item>
                      <text:p text:style-name="P11"><text:a xlink:type="simple" xlink:href="#alignment-with-with-socio-cultural-approach" office:name=""><text:span text:style-name="Definition">Alignment with with socio cultural approach</text:span></text:a></text:p>
                    </text:list-item>
                  </text:list>
                </text:list-item>
                <text:list-item>
                  <text:p text:style-name="P10"><text:a xlink:type="simple" xlink:href="#challenges-of-data-collection-and-processing" office:name=""><text:span text:style-name="Definition">Challenges of data collection and processing</text:span></text:a></text:p>
                  <text:list text:style-name="L12">
                    <text:list-item>
                      <text:p text:style-name="P12"><text:a xlink:type="simple" xlink:href="#video-processing" office:name=""><text:span text:style-name="Definition">360 Video Processing</text:span></text:a></text:p>
                    </text:list-item>
                    <text:list-item>
                      <text:p text:style-name="P12"><text:a xlink:type="simple" xlink:href="#screen-capture-processing" office:name=""><text:span text:style-name="Definition">Screen Capture Processing</text:span></text:a></text:p>
                    </text:list-item>
                    <text:list-item>
                      <text:p text:style-name="P12"><text:a xlink:type="simple" xlink:href="#learnings-and-recommendations-on-processing" office:name=""><text:span text:style-name="Definition">Learnings and recommendations on processing</text:span></text:a></text:p>
                    </text:list-item>
                  </text:list>
                </text:list-item>
              </text:list>
            </text:list-item>
            <text:list-item>
              <text:p text:style-name="P2"><text:a xlink:type="simple" xlink:href="#data-analysis" office:name=""><text:span text:style-name="Definition">Data Analysis</text:span></text:a></text:p>
              <text:list text:style-name="L13">
                <text:list-item>
                  <text:p text:style-name="P13"><text:a xlink:type="simple" xlink:href="#overall-table-and-rational-of-data-analysis" office:name=""><text:span text:style-name="Definition">Overall table and rational of data analysis</text:span></text:a></text:p>
                </text:list-item>
                <text:list-item>
                  <text:p text:style-name="P13"><text:a xlink:type="simple" xlink:href="#notes-to-allocate-to-a-stage" office:name=""><text:span text:style-name="Definition">Notes to allocate to a stage</text:span></text:a></text:p>
                  <text:list text:style-name="L14">
                    <text:list-item>
                      <text:p text:style-name="P14"><text:a xlink:type="simple" xlink:href="#rational-and-approach-of-data-analysis--" office:name=""><text:span text:style-name="Definition">Rational and approach of data analysis -</text:span></text:a></text:p>
                    </text:list-item>
                  </text:list>
                </text:list-item>
                <text:list-item>
                  <text:p text:style-name="P13"><text:a xlink:type="simple" xlink:href="#data-analysis-stage-one" office:name=""><text:span text:style-name="Definition">Data Analysis Stage One</text:span></text:a></text:p>
                  <text:list text:style-name="L15">
                    <text:list-item>
                      <text:p text:style-name="P15"><text:a xlink:type="simple" xlink:href="#planes-approach---noting-tensions-and-behaviours" office:name=""><text:span text:style-name="Definition">3 planes approach - noting tensions and behaviours</text:span></text:a></text:p>
                    </text:list-item>
                    <text:list-item>
                      <text:p text:style-name="P15"><text:a xlink:type="simple" xlink:href="#justification-of-selecting-sessions-and-sections-for-more-detailed-analysis" office:name=""><text:span text:style-name="Definition">Justification of selecting sessions and sections for more detailed analysis</text:span></text:a></text:p>
                    </text:list-item>
                  </text:list>
                </text:list-item>
                <text:list-item>
                  <text:p text:style-name="P13"><text:a xlink:type="simple" xlink:href="#data-analysis-stage-two" office:name=""><text:span text:style-name="Definition">Data Analysis Stage Two</text:span></text:a></text:p>
                  <text:list text:style-name="L16">
                    <text:list-item>
                      <text:p text:style-name="P16"><text:a xlink:type="simple" xlink:href="#partial-transcriptiondescription-of-data" office:name=""><text:span text:style-name="Definition">Partial transcription/description of data</text:span></text:a></text:p>
                    </text:list-item>
                    <text:list-item>
                      <text:p text:style-name="P16"><text:a xlink:type="simple" xlink:href="#partial-coding-of-video-at-stage-2" office:name=""><text:span text:style-name="Definition">Partial coding of video at stage 2</text:span></text:a></text:p>
                    </text:list-item>
                    <text:list-item>
                      <text:p text:style-name="P16"><text:a xlink:type="simple" xlink:href="#what-was-excluded-from-initial-coding-and-why" office:name=""><text:span text:style-name="Definition">What was excluded from initial coding and why</text:span></text:a></text:p>
                    </text:list-item>
                    <text:list-item>
                      <text:p text:style-name="P16"><text:a xlink:type="simple" xlink:href="#selection-of-vignettes-for-deeper-analysis" office:name=""><text:span text:style-name="Definition">Selection of vignettes for deeper analysis</text:span></text:a></text:p>
                    </text:list-item>
                    <text:list-item>
                      <text:p text:style-name="P16"><text:a xlink:type="simple" xlink:href="#analysis-of-the-evolution-of-the-programme-resources-created" office:name=""><text:span text:style-name="Definition">Analysis of the evolution of the programme resources created</text:span></text:a></text:p>
                    </text:list-item>
                  </text:list>
                </text:list-item>
                <text:list-item>
                  <text:p text:style-name="P13"><text:a xlink:type="simple" xlink:href="#data-analysis-stage-three" office:name=""><text:span text:style-name="Definition">Data Analysis Stage Three</text:span></text:a></text:p>
                  <text:list text:style-name="L17">
                    <text:list-item>
                      <text:p text:style-name="P17"><text:a xlink:type="simple" xlink:href="#a-revised-processes-of-thematic-analysis" office:name=""><text:span text:style-name="Definition">A revised processes of thematic analysis</text:span></text:a></text:p>
                    </text:list-item>
                    <text:list-item>
                      <text:p text:style-name="P17"><text:a xlink:type="simple" xlink:href="#on-final-transcriptiondescription-of-data" office:name=""><text:span text:style-name="Definition">On Final Transcription/description of data</text:span></text:a></text:p>
                    </text:list-item>
                  </text:list>
                </text:list-item>
                <text:list-item>
                  <text:p text:style-name="P13"><text:a xlink:type="simple" xlink:href="#use-of-journal-data" office:name=""><text:span text:style-name="Definition">Use of journal data</text:span></text:a></text:p>
                </text:list-item>
                <text:list-item>
                  <text:p text:style-name="P13"><text:a xlink:type="simple" xlink:href="#use-of-interview-data" office:name=""><text:span text:style-name="Definition">Use of Interview data</text:span></text:a></text:p>
                  <text:list text:style-name="L18">
                    <text:list-item>
                      <text:p text:style-name="P18"><text:a xlink:type="simple" xlink:href="#practitioner-interviews" office:name=""><text:span text:style-name="Definition">Practitioner interviews</text:span></text:a></text:p>
                    </text:list-item>
                    <text:list-item>
                      <text:p text:style-name="P18"><text:a xlink:type="simple" xlink:href="#participant-interviews" office:name=""><text:span text:style-name="Definition">Participant interviews</text:span></text:a></text:p>
                    </text:list-item>
                  </text:list>
                </text:list-item>
              </text:list>
            </text:list-item>
            <text:list-item>
              <text:p text:style-name="P2"><text:a xlink:type="simple" xlink:href="#data-validity-and-reliability-and-decisions-of-what-to-not-analyse" office:name=""><text:span text:style-name="Definition">Data validity and reliability and decisions of what to not analyse</text:span></text:a></text:p>
              <text:list text:style-name="L19">
                <text:list-item>
                  <text:p text:style-name="P19"><text:a xlink:type="simple" xlink:href="#data-validity---triangulation-of-data---the-theory" office:name=""><text:span text:style-name="Definition">Data Validity - Triangulation of Data - THE THEORY</text:span></text:a></text:p>
                  <text:list text:style-name="L20">
                    <text:list-item>
                      <text:p text:style-name="P20"><text:a xlink:type="simple" xlink:href="#limits-of-problems-with-video-data-analysis" office:name=""><text:span text:style-name="Definition">Limits of / problems with video data analysis</text:span></text:a></text:p>
                    </text:list-item>
                  </text:list>
                </text:list-item>
                <text:list-item>
                  <text:p text:style-name="P19"><text:a xlink:type="simple" xlink:href="#discussion-on-evolving-coding-process---perhaps-shift-to-last-chapter-finally" office:name=""><text:span text:style-name="Definition">Discussion on evolving coding process - PERHAPS SHIFT TO LAST CHAPTER finally</text:span></text:a></text:p>
                </text:list-item>
                <text:list-item>
                  <text:p text:style-name="P19"><text:a xlink:type="simple" xlink:href="#generalisation-of-results" office:name=""><text:span text:style-name="Definition">Generalisation of Results</text:span></text:a></text:p>
                </text:list-item>
              </text:list>
            </text:list-item>
            <text:list-item>
              <text:p text:style-name="P2"><text:a xlink:type="simple" xlink:href="#research-questions" office:name=""><text:span text:style-name="Definition">Research Questions</text:span></text:a></text:p>
              <text:list text:style-name="L21">
                <text:list-item>
                  <text:p text:style-name="P21"><text:a xlink:type="simple" xlink:href="#how-research-questions-evolved" office:name=""><text:span text:style-name="Definition">How Research Questions Evolved</text:span></text:a></text:p>
                </text:list-item>
                <text:list-item>
                  <text:p text:style-name="P21"><text:a xlink:type="simple" xlink:href="#what-research-questions-are-answered-by-what-data-gathering-and-analysis---and-described-in-what-chapter" office:name=""><text:span text:style-name="Definition">What research questions are answered by what data gathering and analysis - and described in what chapter?</text:span></text:a></text:p>
                </text:list-item>
              </text:list>
            </text:list-item>
            <text:list-item>
              <text:p text:style-name="P2"><text:a xlink:type="simple" xlink:href="#discussion-on-methodology" office:name=""><text:span text:style-name="Definition">Discussion on Methodology</text:span></text:a></text:p>
              <text:list text:style-name="L22">
                <text:list-item>
                  <text:p text:style-name="P22"><text:a xlink:type="simple" xlink:href="#discussion" office:name=""><text:span text:style-name="Definition">Discussion</text:span></text:a></text:p>
                </text:list-item>
                <text:list-item>
                  <text:p text:style-name="P22"><text:a xlink:type="simple" xlink:href="#authenticity---creating-value" office:name=""><text:span text:style-name="Definition">Authenticity - creating value</text:span></text:a></text:p>
                </text:list-item>
              </text:list>
            </text:list-item>
            <text:list-item>
              <text:p text:style-name="P2"><text:a xlink:type="simple" xlink:href="#summary-of-design-evolution" office:name=""><text:span text:style-name="Definition">Summary of design evolution</text:span></text:a></text:p>
              <text:list text:style-name="L23">
                <text:list-item>
                  <text:p text:style-name="P23"><text:a xlink:type="simple" xlink:href="#describing-the-formative-intervention-of-this-research" office:name=""><text:span text:style-name="Definition">Describing the formative intervention of this research</text:span></text:a></text:p>
                </text:list-item>
                <text:list-item>
                  <text:p text:style-name="P23"><text:a xlink:type="simple" xlink:href="#on-the-details-of-the-design" office:name=""><text:span text:style-name="Definition">On the details of the design</text:span></text:a></text:p>
                  <text:list text:style-name="L24">
                    <text:list-item>
                      <text:p text:style-name="P24"><text:a xlink:type="simple" xlink:href="#p1-exploratory-stage-oct-2017---dec-2018" office:name=""><text:span text:style-name="Definition">P1: Exploratory stage: Oct 2017 - Dec 2018</text:span></text:a></text:p>
                    </text:list-item>
                    <text:list-item>
                      <text:p text:style-name="P24"><text:a xlink:type="simple" xlink:href="#p3-accelerated-game-making-programme-5-weeks-jan---feb-2019" office:name=""><text:span text:style-name="Definition">P3: Accelerated game making programme (5 weeks): Jan - Feb 2019</text:span></text:a></text:p>
                    </text:list-item>
                    <text:list-item>
                      <text:p text:style-name="P24"><text:a xlink:type="simple" xlink:href="#p4-adding-a-process-drama-to-the-game-making-programme-april---may-2019" office:name=""><text:span text:style-name="Definition">P4: Adding a process drama to the game making programme: April - May 2019</text:span></text:a></text:p>
                    </text:list-item>
                  </text:list>
                </text:list-item>
                <text:list-item>
                  <text:p text:style-name="P23"><text:a xlink:type="simple" xlink:href="#on-the-emergent-and-mutual-nature-of-the-design-and-research-process" office:name=""><text:span text:style-name="Definition">On the emergent and mutual nature of the design and research process</text:span></text:a></text:p>
                  <text:list text:style-name="L25">
                    <text:list-item>
                      <text:p text:style-name="P25"><text:a xlink:type="simple" xlink:href="#note-on-creation-of-learning-and-teaching-resources" office:name=""><text:span text:style-name="Definition">Note on creation of learning and teaching resources</text:span></text:a></text:p>
                    </text:list-item>
                  </text:list>
                </text:list-item>
                <text:list-item>
                  <text:p text:style-name="P23"><text:a xlink:type="simple" xlink:href="#more-material-on-expansive-learning-formative-inteventions-dbr" office:name=""><text:span text:style-name="Definition">More material on Expansive Learning / Formative Inteventions / DBR</text:span></text:a></text:p>
                </text:list-item>
              </text:list>
            </text:list-item>
            <text:list-item>
              <text:p text:style-name="P2"><text:a xlink:type="simple" xlink:href="#transition-to-next-chapter" office:name=""><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text:style-name="L26">
        <text:list-item>
          <text:p text:style-name="P26">What pedagogical tools and processes are available to support novices to overcome barriers to participation in game coding processes?</text:p>
        </text:list-item>
        <text:list-item>
          <text:p text:style-name="P26">How can game design patterns support the development of coding practices with novices?</text:p>
        </text:list-item>
        <text:list-item>
          <text:p text:style-name="P26">How can learners build agency in an evolving community of game makers?</text:p>
        </text:list-item>
      </text:list>
      <text:h text:style-name="Heading_20_2" text:outline-level="2"><text:bookmark-start text:name="conceptualising-activity-in-this-learning-design"/>Conceptualising activity in this learning design<text:bookmark-end text:name="conceptualising-activity-in-this-learning-design"/></text:h>
      <text:p text:style-name="First_20_paragraph"><text:span text:style-name="T1">This section</text:span> examines the use of activity theory to examine the data and help conceptualise the learning environment and processes.</text:p>
      <text:p text:style-name="Text_20_body">NOTE - for similar work see <text:reference-mark-start text:name="ZOTERO_ITEM CSL_CITATION {&quot;citationItems&quot;:[{&quot;itemData&quot;:{&quot;id&quot;:&quot;barab_using_2002&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issued&quot;:{&quot;date-parts&quot;:[[&quot;2002&quot;,5]]},&quot;source&quot;:&quot;DOI.org (Crossref)&quot;,&quot;issue&quot;:&quot;2&quot;,&quot;container-title-short&quot;:&quot;Mind, Culture, and Activity&quot;,&quot;ISSN&quot;:&quot;1074-9039, 1532-7884&quot;,&quot;title&quot;:&quot;Using Activity Theory to Understand the Systemic Tensions Characterizing a Technology-Rich Introductory Astronomy Course&quot;,&quot;volume&quot;:&quot;9&quot;,&quot;language&quot;:&quot;en&quot;,&quot;citation-key&quot;:&quot;barab_using_2002&quot;,&quot;container-title&quot;:&quot;Mind, Culture, and Activity&quot;,&quot;type&quot;:&quot;article-journal&quot;,&quot;DOI&quot;:&quot;10.1207/S15327884MCA0902_02&quot;,&quot;accessed&quot;:{&quot;date-parts&quot;:[[&quot;2022&quot;,9,12]]}},&quot;id&quot;:8563,&quot;uris&quot;:[&quot;http://zotero.org/users/1913249/items/WQXATS8V&quot;],&quot;suffix&quot;:&quot;&quot;,&quot;prefix&quot;:&quot;&quot;,&quot;uri&quot;:[&quot;http://zotero.org/users/1913249/items/WQXATS8V&quot;]}],&quot;schema&quot;:&quot;https://github.com/citation-style-language/schema/raw/master/csl-citation.json&quot;,&quot;citationID&quot;:&quot;kuuxfith&quot;,&quot;properties&quot;:{&quot;noteIndex&quot;:0,&quot;formattedCitation&quot;:&quot;[@barab_using_2002]&quot;}} RNDomqjnyxqsd"/>&lt;Do Zotero Refresh: [@barab_using_2002]&gt;<text:reference-mark-end text:name="ZOTERO_ITEM CSL_CITATION {&quot;citationItems&quot;:[{&quot;itemData&quot;:{&quot;id&quot;:&quot;barab_using_2002&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issued&quot;:{&quot;date-parts&quot;:[[&quot;2002&quot;,5]]},&quot;source&quot;:&quot;DOI.org (Crossref)&quot;,&quot;issue&quot;:&quot;2&quot;,&quot;container-title-short&quot;:&quot;Mind, Culture, and Activity&quot;,&quot;ISSN&quot;:&quot;1074-9039, 1532-7884&quot;,&quot;title&quot;:&quot;Using Activity Theory to Understand the Systemic Tensions Characterizing a Technology-Rich Introductory Astronomy Course&quot;,&quot;volume&quot;:&quot;9&quot;,&quot;language&quot;:&quot;en&quot;,&quot;citation-key&quot;:&quot;barab_using_2002&quot;,&quot;container-title&quot;:&quot;Mind, Culture, and Activity&quot;,&quot;type&quot;:&quot;article-journal&quot;,&quot;DOI&quot;:&quot;10.1207/S15327884MCA0902_02&quot;,&quot;accessed&quot;:{&quot;date-parts&quot;:[[&quot;2022&quot;,9,12]]}},&quot;id&quot;:8563,&quot;uris&quot;:[&quot;http://zotero.org/users/1913249/items/WQXATS8V&quot;],&quot;suffix&quot;:&quot;&quot;,&quot;prefix&quot;:&quot;&quot;,&quot;uri&quot;:[&quot;http://zotero.org/users/1913249/items/WQXATS8V&quot;]}],&quot;schema&quot;:&quot;https://github.com/citation-style-language/schema/raw/master/csl-citation.json&quot;,&quot;citationID&quot;:&quot;kuuxfith&quot;,&quot;properties&quot;:{&quot;noteIndex&quot;:0,&quot;formattedCitation&quot;:&quot;[@barab_using_2002]&quot;}} RNDomqjnyxqsd"/></text:p>
      <text:h text:style-name="Heading_20_3" text:outline-level="3"><text:bookmark-start text:name="choosing-a-suitable-unit-of-analysis-germ-cell-situating-which-activity-systems-is-of-primary-value-to-explore"/>Choosing a suitable unit of analysis / germ cell &amp; situating which activity systems is of primary value to explore<text:bookmark-end text:name="choosing-a-suitable-unit-of-analysis-germ-cell-situating-which-activity-systems-is-of-primary-value-to-explore"/></text:h>
      <text:p text:style-name="First_20_paragraph">This process is outlined in chapter 4 &amp; 5 - Move some of that here - Or drop? EXPLAIN IN JUST ENOUGH DETAIL HERE.</text:p>
      <text:h text:style-name="Heading_20_4" text:outline-level="4"><text:bookmark-start text:name="levels-of-abstraction-in-activity-theory"/>Levels of Abstraction in Activity Theory<text:bookmark-end text:name="levels-of-abstraction-in-activity-theory"/></text:h>
      <text:p text:style-name="First_20_paragraph">LINK INSTEAD WITH ROGOFF - SET UP FOR CHAPTER 4</text:p>
      <text:p text:style-name="Text_20_body">The educational activity can be seen as different scopes of activity</text:p>
      <text:list text:style-name="L27">
        <text:list-item>
          <text:p text:style-name="P27">wider education</text:p>
        </text:list-item>
        <text:list-item>
          <text:p text:style-name="P27">guided activity</text:p>
        </text:list-item>
        <text:list-item>
          <text:p text:style-name="P27">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citationItems&quot;:[{&quot;uri&quot;:[&quot;http://zotero.org/users/1913249/items/FF8IYRGL&quot;],&quot;id&quot;:2943,&quot;suffix&quot;:&quot;&quot;,&quot;suppress-author&quot;:true,&quot;uris&quot;:[&quot;http://zotero.org/users/1913249/items/FF8IYRGL&quot;],&quot;prefix&quot;:&quot;&quot;,&quot;itemData&quot;:{&quot;id&quot;:&quot;blunden_interdisciplinary_2010&quot;,&quot;type&quot;:&quot;book&quot;,&quot;publisher&quot;:&quot;Brill Academic Publishers&quot;,&quot;title&quot;:&quot;An Interdisciplinary Theory of Activity&quot;,&quot;author&quot;:[{&quot;given&quot;:&quot;Andy&quot;,&quot;family&quot;:&quot;Blunden&quot;}],&quot;publisher-place&quot;:&quot;Leiden; Boston&quot;,&quot;language&quot;:&quot;en&quot;,&quot;issued&quot;:{&quot;date-parts&quot;:[[&quot;2010&quot;]]},&quot;source&quot;:&quot;Zotero&quot;,&quot;citation-key&quot;:&quot;blunden_interdisciplinary_2010&quot;,&quot;event-place&quot;:&quot;Leiden; Boston&quot;}},{&quot;uri&quot;:[&quot;http://zotero.org/users/1913249/items/66N28Q52&quot;],&quot;id&quot;:8583,&quot;suffix&quot;:&quot;&quot;,&quot;suppress-author&quot;:true,&quot;uris&quot;:[&quot;http://zotero.org/users/1913249/items/66N28Q52&quot;],&quot;prefix&quot;:&quot;&quot;,&quot;itemData&quot;:{&quot;id&quot;:&quot;blunden_collaborative_2014&quot;,&quot;publisher&quot;:&quot;Brill&quot;,&quot;publisher-place&quot;:&quot;Leiden ; Boston&quot;,&quot;issued&quot;:{&quot;date-parts&quot;:[[&quot;2014&quot;]]},&quot;source&quot;:&quot;Library of Congress ISBN&quot;,&quot;ISBN&quot;:&quot;978-90-04-26121-1&quot;,&quot;collection-number&quot;:&quot;volume 66&quot;,&quot;editor&quot;:[{&quot;given&quot;:&quot;Andy&quot;,&quot;family&quot;:&quot;Blunden&quot;}],&quot;collection-title&quot;:&quot;Studies in critical social sciences&quot;,&quot;event-place&quot;:&quot;Leiden ; Boston&quot;,&quot;title&quot;:&quot;Collaborative projects: an interdisciplinary study&quot;,&quot;call-number&quot;:&quot;H62 .C5658 2014&quot;,&quot;number-of-pages&quot;:&quot;385&quot;,&quot;language&quot;:&quot;en&quot;,&quot;citation-key&quot;:&quot;blunden_collaborative_2014&quot;,&quot;type&quot;:&quot;book&quot;,&quot;title-short&quot;:&quot;Collaborative projects&quot;}}],&quot;schema&quot;:&quot;https://github.com/citation-style-language/schema/raw/master/csl-citation.json&quot;,&quot;citationID&quot;:&quot;pagduekd&quot;,&quot;properties&quot;:{&quot;noteIndex&quot;:0,&quot;formattedCitation&quot;:&quot;[-@blunden_interdisciplinary_2010; -@blunden_collaborative_2014]&quot;}} RNDczfnvphqnm"/>&lt;Do Zotero Refresh: [-@blunden_interdisciplinary_2010; -@blunden_collaborative_2014]&gt;<text:reference-mark-end text:name="ZOTERO_ITEM CSL_CITATION {&quot;citationItems&quot;:[{&quot;uri&quot;:[&quot;http://zotero.org/users/1913249/items/FF8IYRGL&quot;],&quot;id&quot;:2943,&quot;suffix&quot;:&quot;&quot;,&quot;suppress-author&quot;:true,&quot;uris&quot;:[&quot;http://zotero.org/users/1913249/items/FF8IYRGL&quot;],&quot;prefix&quot;:&quot;&quot;,&quot;itemData&quot;:{&quot;id&quot;:&quot;blunden_interdisciplinary_2010&quot;,&quot;type&quot;:&quot;book&quot;,&quot;publisher&quot;:&quot;Brill Academic Publishers&quot;,&quot;title&quot;:&quot;An Interdisciplinary Theory of Activity&quot;,&quot;author&quot;:[{&quot;given&quot;:&quot;Andy&quot;,&quot;family&quot;:&quot;Blunden&quot;}],&quot;publisher-place&quot;:&quot;Leiden; Boston&quot;,&quot;language&quot;:&quot;en&quot;,&quot;issued&quot;:{&quot;date-parts&quot;:[[&quot;2010&quot;]]},&quot;source&quot;:&quot;Zotero&quot;,&quot;citation-key&quot;:&quot;blunden_interdisciplinary_2010&quot;,&quot;event-place&quot;:&quot;Leiden; Boston&quot;}},{&quot;uri&quot;:[&quot;http://zotero.org/users/1913249/items/66N28Q52&quot;],&quot;id&quot;:8583,&quot;suffix&quot;:&quot;&quot;,&quot;suppress-author&quot;:true,&quot;uris&quot;:[&quot;http://zotero.org/users/1913249/items/66N28Q52&quot;],&quot;prefix&quot;:&quot;&quot;,&quot;itemData&quot;:{&quot;id&quot;:&quot;blunden_collaborative_2014&quot;,&quot;publisher&quot;:&quot;Brill&quot;,&quot;publisher-place&quot;:&quot;Leiden ; Boston&quot;,&quot;issued&quot;:{&quot;date-parts&quot;:[[&quot;2014&quot;]]},&quot;source&quot;:&quot;Library of Congress ISBN&quot;,&quot;ISBN&quot;:&quot;978-90-04-26121-1&quot;,&quot;collection-number&quot;:&quot;volume 66&quot;,&quot;editor&quot;:[{&quot;given&quot;:&quot;Andy&quot;,&quot;family&quot;:&quot;Blunden&quot;}],&quot;collection-title&quot;:&quot;Studies in critical social sciences&quot;,&quot;event-place&quot;:&quot;Leiden ; Boston&quot;,&quot;title&quot;:&quot;Collaborative projects: an interdisciplinary study&quot;,&quot;call-number&quot;:&quot;H62 .C5658 2014&quot;,&quot;number-of-pages&quot;:&quot;385&quot;,&quot;language&quot;:&quot;en&quot;,&quot;citation-key&quot;:&quot;blunden_collaborative_2014&quot;,&quot;type&quot;:&quot;book&quot;,&quot;title-short&quot;:&quot;Collaborative projects&quot;}}],&quot;schema&quot;:&quot;https://github.com/citation-style-language/schema/raw/master/csl-citation.json&quot;,&quot;citationID&quot;:&quot;pagduekd&quot;,&quot;properties&quot;:{&quot;noteIndex&quot;:0,&quot;formattedCitation&quot;:&quot;[-@blunden_interdisciplinary_2010; -@blunden_collaborative_2014]&quot;}} RNDczfnvphqnm"/></text:p>
      <text:p text:style-name="Text_20_body"><text:span text:style-name="T1">Activity, Actions and Operations</text:span></text:p>
      <text:p text:style-name="Text_20_body">EXPLAIN IN JUST ENOUGH DETAIL HERE.</text:p>
      <text:p text:style-name="Text_20_body">Following the terms and concepts used by Leontiev <text:reference-mark-start text:name="ZOTERO_ITEM CSL_CITATION {&quot;citationItems&quot;:[{&quot;uri&quot;:[&quot;http://zotero.org/users/1913249/items/K8HTZCVC&quot;],&quot;id&quot;:68,&quot;suffix&quot;:&quot;&quot;,&quot;suppress-author&quot;:true,&quot;uris&quot;:[&quot;http://zotero.org/users/1913249/items/K8HTZCVC&quot;],&quot;prefix&quot;:&quot;&quot;,&quot;itemData&quot;:{&quot;issued&quot;:{&quot;date-parts&quot;:[[&quot;2009&quot;]]},&quot;container-title&quot;:&quot;Revista Dialectus&quot;,&quot;type&quot;:&quot;article-journal&quot;,&quot;ISSN&quot;:&quot;2317-2010&quot;,&quot;DOI&quot;:&quot;10.30611/2014n4id5173&quot;,&quot;id&quot;:&quot;leontiev_activity_2009&quot;,&quot;title&quot;:&quot;Activity and Consciousness&quot;,&quot;author&quot;:[{&quot;given&quot;:&quot;Aleksei Nikolaevich&quot;,&quot;family&quot;:&quot;Leontiev&quot;}],&quot;URL&quot;:&quot;http://periodicos.ufc.br/dialectus/article/view/5173&quot;,&quot;accessed&quot;:{&quot;date-parts&quot;:[[&quot;2019&quot;,5,10]]},&quot;language&quot;:&quot;en&quot;,&quot;citation-key&quot;:&quot;leontiev_activity_2009&quot;,&quot;source&quot;:&quot;DOI.org (Crossref)&quot;,&quot;container-title-short&quot;:&quot;DRF&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chema&quot;:&quot;https://github.com/citation-style-language/schema/raw/master/csl-citation.json&quot;,&quot;citationID&quot;:&quot;zhunukxh&quot;,&quot;properties&quot;:{&quot;noteIndex&quot;:0,&quot;formattedCitation&quot;:&quot;[-@leontiev_activity_2009]&quot;}} RNDjvxbyncerx"/>&lt;Do Zotero Refresh: [-@leontiev_activity_2009]&gt;<text:reference-mark-end text:name="ZOTERO_ITEM CSL_CITATION {&quot;citationItems&quot;:[{&quot;uri&quot;:[&quot;http://zotero.org/users/1913249/items/K8HTZCVC&quot;],&quot;id&quot;:68,&quot;suffix&quot;:&quot;&quot;,&quot;suppress-author&quot;:true,&quot;uris&quot;:[&quot;http://zotero.org/users/1913249/items/K8HTZCVC&quot;],&quot;prefix&quot;:&quot;&quot;,&quot;itemData&quot;:{&quot;issued&quot;:{&quot;date-parts&quot;:[[&quot;2009&quot;]]},&quot;container-title&quot;:&quot;Revista Dialectus&quot;,&quot;type&quot;:&quot;article-journal&quot;,&quot;ISSN&quot;:&quot;2317-2010&quot;,&quot;DOI&quot;:&quot;10.30611/2014n4id5173&quot;,&quot;id&quot;:&quot;leontiev_activity_2009&quot;,&quot;title&quot;:&quot;Activity and Consciousness&quot;,&quot;author&quot;:[{&quot;given&quot;:&quot;Aleksei Nikolaevich&quot;,&quot;family&quot;:&quot;Leontiev&quot;}],&quot;URL&quot;:&quot;http://periodicos.ufc.br/dialectus/article/view/5173&quot;,&quot;accessed&quot;:{&quot;date-parts&quot;:[[&quot;2019&quot;,5,10]]},&quot;language&quot;:&quot;en&quot;,&quot;citation-key&quot;:&quot;leontiev_activity_2009&quot;,&quot;source&quot;:&quot;DOI.org (Crossref)&quot;,&quot;container-title-short&quot;:&quot;DRF&quot;,&quot;issue&quot;:&quot;4&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schema&quot;:&quot;https://github.com/citation-style-language/schema/raw/master/csl-citation.json&quot;,&quot;citationID&quot;:&quot;zhunukxh&quot;,&quot;properties&quot;:{&quot;noteIndex&quot;:0,&quot;formattedCitation&quot;:&quot;[-@leontiev_activity_2009]&quot;}} RNDjvxbyncerx"/>,</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3" text:outline-level="3"><text:bookmark-start text:name="analysis-of-activity-system-through-conflicts-and-contradictions-between-elements"/>Analysis of activity system through conflicts and contradictions between elements<text:bookmark-end text:name="analysis-of-activity-system-through-conflicts-and-contradictions-between-elements"/></text:h>
      <text:p text:style-name="First_20_paragraph">Engestrom <text:reference-mark-start text:name="ZOTERO_ITEM CSL_CITATION {&quot;citationItems&quot;:[{&quot;itemData&quot;:{&quot;id&quot;:&quot;engestrom_expansive_2001&quot;,&quot;page&quot;:&quot;133-156&quot;,&quot;author&quot;:[{&quot;given&quot;:&quot;Yrjö&quot;,&quot;family&quot;:&quot;Engeström&quot;}],&quot;URL&quot;:&quot;http://www.tandfonline.com/doi/abs/10.1080/13639080020028747&quot;,&quot;issued&quot;:{&quot;date-parts&quot;:[[&quot;2001&quot;,2]]},&quot;source&quot;:&quot;Crossref&quot;,&quot;issue&quot;:&quot;1&quot;,&quot;ISSN&quot;:&quot;1363-9080, 1469-9435&quot;,&quot;title&quot;:&quot;Expansive Learning at Work: Toward an activity theoretical reconceptualization&quot;,&quot;volume&quot;:&quot;14&quot;,&quot;type&quot;:&quot;article-journal&quot;,&quot;container-title&quot;:&quot;Journal of Education and Work&quot;,&quot;language&quot;:&quot;en&quot;,&quot;citation-key&quot;:&quot;engestrom_expansive_2001&quot;,&quot;title-short&quot;:&quot;Expansive Learning at Work&quot;,&quot;accessed&quot;:{&quot;date-parts&quot;:[[&quot;2019&quot;,4,5]]},&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3348,&quot;uris&quot;:[&quot;http://zotero.org/users/1913249/items/6TMA5YV4&quot;],&quot;suffix&quot;:&quot;&quot;,&quot;prefix&quot;:&quot;&quot;,&quot;uri&quot;:[&quot;http://zotero.org/users/1913249/items/6TMA5YV4&quot;]}],&quot;schema&quot;:&quot;https://github.com/citation-style-language/schema/raw/master/csl-citation.json&quot;,&quot;citationID&quot;:&quot;jbalbgzx&quot;,&quot;properties&quot;:{&quot;noteIndex&quot;:0,&quot;formattedCitation&quot;:&quot;[@engestrom_expansive_2001]&quot;}} RNDwgojtnrnbl"/>&lt;Do Zotero Refresh: [@engestrom_expansive_2001]&gt;<text:reference-mark-end text:name="ZOTERO_ITEM CSL_CITATION {&quot;citationItems&quot;:[{&quot;itemData&quot;:{&quot;id&quot;:&quot;engestrom_expansive_2001&quot;,&quot;page&quot;:&quot;133-156&quot;,&quot;author&quot;:[{&quot;given&quot;:&quot;Yrjö&quot;,&quot;family&quot;:&quot;Engeström&quot;}],&quot;URL&quot;:&quot;http://www.tandfonline.com/doi/abs/10.1080/13639080020028747&quot;,&quot;issued&quot;:{&quot;date-parts&quot;:[[&quot;2001&quot;,2]]},&quot;source&quot;:&quot;Crossref&quot;,&quot;issue&quot;:&quot;1&quot;,&quot;ISSN&quot;:&quot;1363-9080, 1469-9435&quot;,&quot;title&quot;:&quot;Expansive Learning at Work: Toward an activity theoretical reconceptualization&quot;,&quot;volume&quot;:&quot;14&quot;,&quot;type&quot;:&quot;article-journal&quot;,&quot;container-title&quot;:&quot;Journal of Education and Work&quot;,&quot;language&quot;:&quot;en&quot;,&quot;citation-key&quot;:&quot;engestrom_expansive_2001&quot;,&quot;title-short&quot;:&quot;Expansive Learning at Work&quot;,&quot;accessed&quot;:{&quot;date-parts&quot;:[[&quot;2019&quot;,4,5]]},&quot;DOI&quot;:&quot;10.1080/13639080020028747&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id&quot;:3348,&quot;uris&quot;:[&quot;http://zotero.org/users/1913249/items/6TMA5YV4&quot;],&quot;suffix&quot;:&quot;&quot;,&quot;prefix&quot;:&quot;&quot;,&quot;uri&quot;:[&quot;http://zotero.org/users/1913249/items/6TMA5YV4&quot;]}],&quot;schema&quot;:&quot;https://github.com/citation-style-language/schema/raw/master/csl-citation.json&quot;,&quot;citationID&quot;:&quot;jbalbgzx&quot;,&quot;properties&quot;:{&quot;noteIndex&quot;:0,&quot;formattedCitation&quot;:&quot;[@engestrom_expansive_2001]&quot;}} RNDwgojtnrnbl"/>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citationItems&quot;:[{&quot;itemData&quot;:{&quot;id&quot;:&quot;barab_developing_2002&quot;,&quot;page&quot;:&quot;489-542&quot;,&quot;author&quot;:[{&quot;given&quot;:&quot;Sasha A.&quot;,&quot;family&quot;:&quot;Barab&quot;},{&quot;given&quot;:&quot;Michael&quot;,&quot;family&quot;:&quot;Barnett&quot;},{&quot;given&quot;:&quot;Kurt&quot;,&quot;family&quot;:&quot;Squire&quot;}],&quot;URL&quot;:&quot;http://www.tandfonline.com/doi/abs/10.1207/S15327809JLS1104_3&quot;,&quot;issued&quot;:{&quot;date-parts&quot;:[[&quot;2002&quot;,10]]},&quot;source&quot;:&quot;DOI.org (Crossref)&quot;,&quot;issue&quot;:&quot;4&quot;,&quot;container-title-short&quot;:&quot;Journal of the Learning Sciences&quot;,&quot;ISSN&quot;:&quot;1050-8406, 1532-7809&quot;,&quot;title&quot;:&quot;Developing an Empirical Account of a Community of Practice: Characterizing the Essential Tensions&quot;,&quot;volume&quot;:&quot;11&quot;,&quot;type&quot;:&quot;article-journal&quot;,&quot;language&quot;:&quot;en&quot;,&quot;citation-key&quot;:&quot;barab_developing_2002&quot;,&quot;container-title&quot;:&quot;Journal of the Learning Sciences&quot;,&quot;title-short&quot;:&quot;Developing an Empirical Account of a Community of Practice&quot;,&quot;DOI&quot;:&quot;10.1207/S15327809JLS1104_3&quot;,&quot;accessed&quot;:{&quot;date-parts&quot;:[[&quot;2023&quot;,7,10]]}},&quot;id&quot;:9228,&quot;uris&quot;:[&quot;http://zotero.org/users/1913249/items/AKJRWVIN&quot;],&quot;suffix&quot;:&quot;&quot;,&quot;prefix&quot;:&quot;&quot;,&quot;uri&quot;:[&quot;http://zotero.org/users/1913249/items/AKJRWVIN&quot;]},{&quot;itemData&quot;:{&quot;id&quot;:&quot;barab_using_2002&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issued&quot;:{&quot;date-parts&quot;:[[&quot;2002&quot;,5]]},&quot;source&quot;:&quot;DOI.org (Crossref)&quot;,&quot;issue&quot;:&quot;2&quot;,&quot;container-title-short&quot;:&quot;Mind, Culture, and Activity&quot;,&quot;ISSN&quot;:&quot;1074-9039, 1532-7884&quot;,&quot;title&quot;:&quot;Using Activity Theory to Understand the Systemic Tensions Characterizing a Technology-Rich Introductory Astronomy Course&quot;,&quot;volume&quot;:&quot;9&quot;,&quot;language&quot;:&quot;en&quot;,&quot;citation-key&quot;:&quot;barab_using_2002&quot;,&quot;container-title&quot;:&quot;Mind, Culture, and Activity&quot;,&quot;type&quot;:&quot;article-journal&quot;,&quot;DOI&quot;:&quot;10.1207/S15327884MCA0902_02&quot;,&quot;accessed&quot;:{&quot;date-parts&quot;:[[&quot;2022&quot;,9,12]]}},&quot;id&quot;:8563,&quot;uris&quot;:[&quot;http://zotero.org/users/1913249/items/WQXATS8V&quot;],&quot;suffix&quot;:&quot;&quot;,&quot;prefix&quot;:&quot;&quot;,&quot;uri&quot;:[&quot;http://zotero.org/users/1913249/items/WQXATS8V&quot;]}],&quot;schema&quot;:&quot;https://github.com/citation-style-language/schema/raw/master/csl-citation.json&quot;,&quot;citationID&quot;:&quot;yyshtqjr&quot;,&quot;properties&quot;:{&quot;noteIndex&quot;:0,&quot;formattedCitation&quot;:&quot;[@barab_developing_2002; @barab_using_2002]&quot;}} RNDelwvifxjry"/>&lt;Do Zotero Refresh: [@barab_developing_2002; @barab_using_2002]&gt;<text:reference-mark-end text:name="ZOTERO_ITEM CSL_CITATION {&quot;citationItems&quot;:[{&quot;itemData&quot;:{&quot;id&quot;:&quot;barab_developing_2002&quot;,&quot;page&quot;:&quot;489-542&quot;,&quot;author&quot;:[{&quot;given&quot;:&quot;Sasha A.&quot;,&quot;family&quot;:&quot;Barab&quot;},{&quot;given&quot;:&quot;Michael&quot;,&quot;family&quot;:&quot;Barnett&quot;},{&quot;given&quot;:&quot;Kurt&quot;,&quot;family&quot;:&quot;Squire&quot;}],&quot;URL&quot;:&quot;http://www.tandfonline.com/doi/abs/10.1207/S15327809JLS1104_3&quot;,&quot;issued&quot;:{&quot;date-parts&quot;:[[&quot;2002&quot;,10]]},&quot;source&quot;:&quot;DOI.org (Crossref)&quot;,&quot;issue&quot;:&quot;4&quot;,&quot;container-title-short&quot;:&quot;Journal of the Learning Sciences&quot;,&quot;ISSN&quot;:&quot;1050-8406, 1532-7809&quot;,&quot;title&quot;:&quot;Developing an Empirical Account of a Community of Practice: Characterizing the Essential Tensions&quot;,&quot;volume&quot;:&quot;11&quot;,&quot;type&quot;:&quot;article-journal&quot;,&quot;language&quot;:&quot;en&quot;,&quot;citation-key&quot;:&quot;barab_developing_2002&quot;,&quot;container-title&quot;:&quot;Journal of the Learning Sciences&quot;,&quot;title-short&quot;:&quot;Developing an Empirical Account of a Community of Practice&quot;,&quot;DOI&quot;:&quot;10.1207/S15327809JLS1104_3&quot;,&quot;accessed&quot;:{&quot;date-parts&quot;:[[&quot;2023&quot;,7,10]]}},&quot;id&quot;:9228,&quot;uris&quot;:[&quot;http://zotero.org/users/1913249/items/AKJRWVIN&quot;],&quot;suffix&quot;:&quot;&quot;,&quot;prefix&quot;:&quot;&quot;,&quot;uri&quot;:[&quot;http://zotero.org/users/1913249/items/AKJRWVIN&quot;]},{&quot;itemData&quot;:{&quot;id&quot;:&quot;barab_using_2002&quot;,&quot;page&quot;:&quot;76-107&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URL&quot;:&quot;http://www.tandfonline.com/doi/abs/10.1207/S15327884MCA0902_02&quot;,&quot;issued&quot;:{&quot;date-parts&quot;:[[&quot;2002&quot;,5]]},&quot;source&quot;:&quot;DOI.org (Crossref)&quot;,&quot;issue&quot;:&quot;2&quot;,&quot;container-title-short&quot;:&quot;Mind, Culture, and Activity&quot;,&quot;ISSN&quot;:&quot;1074-9039, 1532-7884&quot;,&quot;title&quot;:&quot;Using Activity Theory to Understand the Systemic Tensions Characterizing a Technology-Rich Introductory Astronomy Course&quot;,&quot;volume&quot;:&quot;9&quot;,&quot;language&quot;:&quot;en&quot;,&quot;citation-key&quot;:&quot;barab_using_2002&quot;,&quot;container-title&quot;:&quot;Mind, Culture, and Activity&quot;,&quot;type&quot;:&quot;article-journal&quot;,&quot;DOI&quot;:&quot;10.1207/S15327884MCA0902_02&quot;,&quot;accessed&quot;:{&quot;date-parts&quot;:[[&quot;2022&quot;,9,12]]}},&quot;id&quot;:8563,&quot;uris&quot;:[&quot;http://zotero.org/users/1913249/items/WQXATS8V&quot;],&quot;suffix&quot;:&quot;&quot;,&quot;prefix&quot;:&quot;&quot;,&quot;uri&quot;:[&quot;http://zotero.org/users/1913249/items/WQXATS8V&quot;]}],&quot;schema&quot;:&quot;https://github.com/citation-style-language/schema/raw/master/csl-citation.json&quot;,&quot;citationID&quot;:&quot;yyshtqjr&quot;,&quot;properties&quot;:{&quot;noteIndex&quot;:0,&quot;formattedCitation&quot;:&quot;[@barab_developing_2002; @barab_using_2002]&quot;}} RNDelwvifxjry"/></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citationItems&quot;:[{&quot;itemData&quot;:{&quot;id&quot;:&quot;karanasios_exploring_2017&quot;,&quot;type&quot;:&quot;paper-conference&quot;,&quot;event-place&quot;:&quot;Copenhagen&quot;,&quot;title&quot;:&quot;Exploring the use of contradictions and tensions in activity theory studies: an interdisciplinary review&quot;,&quot;author&quot;:[{&quot;given&quot;:&quot;Stan&quot;,&quot;family&quot;:&quot;Karanasios&quot;},{&quot;given&quot;:&quot;Katrin&quot;,&quot;family&quot;:&quot;Riisla&quot;},{&quot;given&quot;:&quot;Boyka&quot;,&quot;family&quot;:&quot;Simeonova&quot;}],&quot;publisher-place&quot;:&quot;Copenhagen&quot;,&quot;event-title&quot;:&quot;33rd EGOS Colloquium&quot;,&quot;language&quot;:&quot;en&quot;,&quot;issued&quot;:{&quot;date-parts&quot;:[[&quot;2017&quot;]]},&quot;source&quot;:&quot;Zotero&quot;,&quot;publisher&quot;:&quot;The Good Organization&quot;,&quot;citation-key&quot;:&quot;karanasios_exploring_2017&quot;},&quot;id&quot;:9301,&quot;uris&quot;:[&quot;http://zotero.org/users/1913249/items/W8CS3HXD&quot;],&quot;suffix&quot;:&quot;&quot;,&quot;prefix&quot;:&quot;&quot;,&quot;uri&quot;:[&quot;http://zotero.org/users/1913249/items/W8CS3HXD&quot;]}],&quot;schema&quot;:&quot;https://github.com/citation-style-language/schema/raw/master/csl-citation.json&quot;,&quot;citationID&quot;:&quot;prwlykvr&quot;,&quot;properties&quot;:{&quot;noteIndex&quot;:0,&quot;formattedCitation&quot;:&quot;[@karanasios_exploring_2017]&quot;}} RNDxmfyxdwqlq"/>&lt;Do Zotero Refresh: [@karanasios_exploring_2017]&gt;<text:reference-mark-end text:name="ZOTERO_ITEM CSL_CITATION {&quot;citationItems&quot;:[{&quot;itemData&quot;:{&quot;id&quot;:&quot;karanasios_exploring_2017&quot;,&quot;type&quot;:&quot;paper-conference&quot;,&quot;event-place&quot;:&quot;Copenhagen&quot;,&quot;title&quot;:&quot;Exploring the use of contradictions and tensions in activity theory studies: an interdisciplinary review&quot;,&quot;author&quot;:[{&quot;given&quot;:&quot;Stan&quot;,&quot;family&quot;:&quot;Karanasios&quot;},{&quot;given&quot;:&quot;Katrin&quot;,&quot;family&quot;:&quot;Riisla&quot;},{&quot;given&quot;:&quot;Boyka&quot;,&quot;family&quot;:&quot;Simeonova&quot;}],&quot;publisher-place&quot;:&quot;Copenhagen&quot;,&quot;event-title&quot;:&quot;33rd EGOS Colloquium&quot;,&quot;language&quot;:&quot;en&quot;,&quot;issued&quot;:{&quot;date-parts&quot;:[[&quot;2017&quot;]]},&quot;source&quot;:&quot;Zotero&quot;,&quot;publisher&quot;:&quot;The Good Organization&quot;,&quot;citation-key&quot;:&quot;karanasios_exploring_2017&quot;},&quot;id&quot;:9301,&quot;uris&quot;:[&quot;http://zotero.org/users/1913249/items/W8CS3HXD&quot;],&quot;suffix&quot;:&quot;&quot;,&quot;prefix&quot;:&quot;&quot;,&quot;uri&quot;:[&quot;http://zotero.org/users/1913249/items/W8CS3HXD&quot;]}],&quot;schema&quot;:&quot;https://github.com/citation-style-language/schema/raw/master/csl-citation.json&quot;,&quot;citationID&quot;:&quot;prwlykvr&quot;,&quot;properties&quot;:{&quot;noteIndex&quot;:0,&quot;formattedCitation&quot;:&quot;[@karanasios_exploring_2017]&quot;}} RNDxmfyxdwqlq"/>, this section outlines my interpretation based on the scope of this study.</text:p>
      <text:p text:style-name="Text_20_body">While guided by the concept of analysing manifestations of systemic contradictions, <text:reference-mark-start text:name="ZOTERO_ITEM CSL_CITATION {&quot;citationItems&quot;:[{&quot;itemData&quot;:{&quot;id&quot;:&quot;cakir_contradictions_2022&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issued&quot;:{&quot;date-parts&quot;:[[&quot;2022&quot;,8,1]]},&quot;source&quot;:&quot;ScienceDirect&quot;,&quot;container-title-short&quot;:&quot;Learning, Culture and Social Interaction&quot;,&quot;ISSN&quot;:&quot;2210-6561&quot;,&quot;title&quot;:&quot;Contradictions as an entry into inclusive systemic design: Addressing racial disparities in the discipline at an urban middle school&quot;,&quot;volume&quot;:&quot;35&quot;,&quot;type&quot;:&quot;article-journal&quot;,&quot;container-title&quot;:&quot;Learning, Culture and Social Interaction&quot;,&quot;language&quot;:&quot;en&quot;,&quot;citation-key&quot;:&quot;cakir_contradictions_2022&quot;,&quot;title-short&quot;:&quot;Contradictions as an entry into inclusive systemic design&quot;,&quot;DOI&quot;:&quot;10.1016/j.lcsi.2022.100641&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9231,&quot;uris&quot;:[&quot;http://zotero.org/users/1913249/items/X2U9WIBR&quot;],&quot;suffix&quot;:&quot;&quot;,&quot;prefix&quot;:&quot;&quot;,&quot;uri&quot;:[&quot;http://zotero.org/users/1913249/items/X2U9WIBR&quot;]},{&quot;itemData&quot;:{&quot;id&quot;:&quot;engestrom_discursive_2011&quot;,&quot;publisher&quot;:&quot;Emerald Group Publishing Limited&quot;,&quot;page&quot;:&quot;368-387&quot;,&quot;author&quot;:[{&quot;given&quot;:&quot;Yrjö&quot;,&quot;family&quot;:&quot;Engeström&quot;},{&quot;given&quot;:&quot;Annalisa&quot;,&quot;family&quot;:&quot;Sannino&quot;}],&quot;URL&quot;:&quot;https://doi.org/10.1108/09534811111132758&quot;,&quot;issued&quot;:{&quot;date-parts&quot;:[[&quot;2011&quot;,1,1]]},&quot;source&quot;:&quot;Emerald Insight&quot;,&quot;issue&quot;:&quot;3&quot;,&quot;ISSN&quot;:&quot;0953-4814&quot;,&quot;title&quot;:&quot;Discursive manifestations of contradictions in organizational change efforts: A methodological framework&quot;,&quot;volume&quot;:&quot;24&quot;,&quot;type&quot;:&quot;article-journal&quot;,&quot;container-title&quot;:&quot;Journal of Organizational Change Management&quot;,&quot;citation-key&quot;:&quot;engestrom_discursive_2011&quot;,&quot;title-short&quot;:&quot;Discursive manifestations of contradictions in organizational change efforts&quot;,&quot;accessed&quot;:{&quot;date-parts&quot;:[[&quot;2023&quot;,7,4]]},&quot;DOI&quot;:&quot;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9247,&quot;uris&quot;:[&quot;http://zotero.org/users/1913249/items/CDEN3SUK&quot;],&quot;suffix&quot;:&quot;&quot;,&quot;prefix&quot;:&quot;&quot;,&quot;uri&quot;:[&quot;http://zotero.org/users/1913249/items/CDEN3SUK&quot;]}],&quot;schema&quot;:&quot;https://github.com/citation-style-language/schema/raw/master/csl-citation.json&quot;,&quot;citationID&quot;:&quot;huhlfeho&quot;,&quot;properties&quot;:{&quot;noteIndex&quot;:0,&quot;formattedCitation&quot;:&quot;[@cakir_contradictions_2022; @engestrom_discursive_2011]&quot;}} RNDkexcdmtzyr"/>&lt;Do Zotero Refresh: [@cakir_contradictions_2022; @engestrom_discursive_2011]&gt;<text:reference-mark-end text:name="ZOTERO_ITEM CSL_CITATION {&quot;citationItems&quot;:[{&quot;itemData&quot;:{&quot;id&quot;:&quot;cakir_contradictions_2022&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issued&quot;:{&quot;date-parts&quot;:[[&quot;2022&quot;,8,1]]},&quot;source&quot;:&quot;ScienceDirect&quot;,&quot;container-title-short&quot;:&quot;Learning, Culture and Social Interaction&quot;,&quot;ISSN&quot;:&quot;2210-6561&quot;,&quot;title&quot;:&quot;Contradictions as an entry into inclusive systemic design: Addressing racial disparities in the discipline at an urban middle school&quot;,&quot;volume&quot;:&quot;35&quot;,&quot;type&quot;:&quot;article-journal&quot;,&quot;container-title&quot;:&quot;Learning, Culture and Social Interaction&quot;,&quot;language&quot;:&quot;en&quot;,&quot;citation-key&quot;:&quot;cakir_contradictions_2022&quot;,&quot;title-short&quot;:&quot;Contradictions as an entry into inclusive systemic design&quot;,&quot;DOI&quot;:&quot;10.1016/j.lcsi.2022.100641&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id&quot;:9231,&quot;uris&quot;:[&quot;http://zotero.org/users/1913249/items/X2U9WIBR&quot;],&quot;suffix&quot;:&quot;&quot;,&quot;prefix&quot;:&quot;&quot;,&quot;uri&quot;:[&quot;http://zotero.org/users/1913249/items/X2U9WIBR&quot;]},{&quot;itemData&quot;:{&quot;id&quot;:&quot;engestrom_discursive_2011&quot;,&quot;publisher&quot;:&quot;Emerald Group Publishing Limited&quot;,&quot;page&quot;:&quot;368-387&quot;,&quot;author&quot;:[{&quot;given&quot;:&quot;Yrjö&quot;,&quot;family&quot;:&quot;Engeström&quot;},{&quot;given&quot;:&quot;Annalisa&quot;,&quot;family&quot;:&quot;Sannino&quot;}],&quot;URL&quot;:&quot;https://doi.org/10.1108/09534811111132758&quot;,&quot;issued&quot;:{&quot;date-parts&quot;:[[&quot;2011&quot;,1,1]]},&quot;source&quot;:&quot;Emerald Insight&quot;,&quot;issue&quot;:&quot;3&quot;,&quot;ISSN&quot;:&quot;0953-4814&quot;,&quot;title&quot;:&quot;Discursive manifestations of contradictions in organizational change efforts: A methodological framework&quot;,&quot;volume&quot;:&quot;24&quot;,&quot;type&quot;:&quot;article-journal&quot;,&quot;container-title&quot;:&quot;Journal of Organizational Change Management&quot;,&quot;citation-key&quot;:&quot;engestrom_discursive_2011&quot;,&quot;title-short&quot;:&quot;Discursive manifestations of contradictions in organizational change efforts&quot;,&quot;accessed&quot;:{&quot;date-parts&quot;:[[&quot;2023&quot;,7,4]]},&quot;DOI&quot;:&quot;10.1108/09534811111132758&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id&quot;:9247,&quot;uris&quot;:[&quot;http://zotero.org/users/1913249/items/CDEN3SUK&quot;],&quot;suffix&quot;:&quot;&quot;,&quot;prefix&quot;:&quot;&quot;,&quot;uri&quot;:[&quot;http://zotero.org/users/1913249/items/CDEN3SUK&quot;]}],&quot;schema&quot;:&quot;https://github.com/citation-style-language/schema/raw/master/csl-citation.json&quot;,&quot;citationID&quot;:&quot;huhlfeho&quot;,&quot;properties&quot;:{&quot;noteIndex&quot;:0,&quot;formattedCitation&quot;:&quot;[@cakir_contradictions_2022; @engestrom_discursive_2011]&quot;}} RNDkexcdmtzy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citationItems&quot;:[{&quot;itemData&quot;:{&quot;id&quot;:&quot;kamanga_contradictions_2021&quot;,&quot;page&quot;:&quot;e12149&quot;,&quot;author&quot;:[{&quot;given&quot;:&quot;Raphael&quot;,&quot;family&quot;:&quot;Kamanga&quot;},{&quot;given&quot;:&quot;Patricia M.&quot;,&quot;family&quot;:&quot;Alexander&quot;}],&quot;URL&quot;:&quot;https://onlinelibrary.wiley.com/doi/abs/10.1002/isd2.12149&quot;,&quot;issued&quot;:{&quot;date-parts&quot;:[[&quot;2021&quot;]]},&quot;source&quot;:&quot;Wiley Online Library&quot;,&quot;issue&quot;:&quot;1&quot;,&quot;ISSN&quot;:&quot;1681-4835&quot;,&quot;title&quot;:&quot;Contradictions and strengths in activity systems: Enhancing insights into human activity in IS adoption research&quot;,&quot;volume&quot;:&quot;87&quot;,&quot;type&quot;:&quot;article-journal&quot;,&quot;container-title&quot;:&quot;THE ELECTRONIC JOURNAL OF INFORMATION SYSTEMS IN DEVELOPING COUNTRIES&quot;,&quot;language&quot;:&quot;en&quot;,&quot;citation-key&quot;:&quot;kamanga_contradictions_2021&quot;,&quot;title-short&quot;:&quot;Contradictions and strengths in activity systems&quot;,&quot;accessed&quot;:{&quot;date-parts&quot;:[[&quot;2023&quot;,9,18]]},&quot;DOI&quot;:&quot;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9302,&quot;uris&quot;:[&quot;http://zotero.org/users/1913249/items/6MWKF6VL&quot;],&quot;suffix&quot;:&quot;&quot;,&quot;prefix&quot;:&quot;&quot;,&quot;uri&quot;:[&quot;http://zotero.org/users/1913249/items/6MWKF6VL&quot;]}],&quot;schema&quot;:&quot;https://github.com/citation-style-language/schema/raw/master/csl-citation.json&quot;,&quot;citationID&quot;:&quot;jtjhgpgd&quot;,&quot;properties&quot;:{&quot;noteIndex&quot;:0,&quot;formattedCitation&quot;:&quot;[@kamanga_contradictions_2021]&quot;}} RNDtduetbybne"/>&lt;Do Zotero Refresh: [@kamanga_contradictions_2021]&gt;<text:reference-mark-end text:name="ZOTERO_ITEM CSL_CITATION {&quot;citationItems&quot;:[{&quot;itemData&quot;:{&quot;id&quot;:&quot;kamanga_contradictions_2021&quot;,&quot;page&quot;:&quot;e12149&quot;,&quot;author&quot;:[{&quot;given&quot;:&quot;Raphael&quot;,&quot;family&quot;:&quot;Kamanga&quot;},{&quot;given&quot;:&quot;Patricia M.&quot;,&quot;family&quot;:&quot;Alexander&quot;}],&quot;URL&quot;:&quot;https://onlinelibrary.wiley.com/doi/abs/10.1002/isd2.12149&quot;,&quot;issued&quot;:{&quot;date-parts&quot;:[[&quot;2021&quot;]]},&quot;source&quot;:&quot;Wiley Online Library&quot;,&quot;issue&quot;:&quot;1&quot;,&quot;ISSN&quot;:&quot;1681-4835&quot;,&quot;title&quot;:&quot;Contradictions and strengths in activity systems: Enhancing insights into human activity in IS adoption research&quot;,&quot;volume&quot;:&quot;87&quot;,&quot;type&quot;:&quot;article-journal&quot;,&quot;container-title&quot;:&quot;THE ELECTRONIC JOURNAL OF INFORMATION SYSTEMS IN DEVELOPING COUNTRIES&quot;,&quot;language&quot;:&quot;en&quot;,&quot;citation-key&quot;:&quot;kamanga_contradictions_2021&quot;,&quot;title-short&quot;:&quot;Contradictions and strengths in activity systems&quot;,&quot;accessed&quot;:{&quot;date-parts&quot;:[[&quot;2023&quot;,9,18]]},&quot;DOI&quot;:&quot;10.1002/isd2.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id&quot;:9302,&quot;uris&quot;:[&quot;http://zotero.org/users/1913249/items/6MWKF6VL&quot;],&quot;suffix&quot;:&quot;&quot;,&quot;prefix&quot;:&quot;&quot;,&quot;uri&quot;:[&quot;http://zotero.org/users/1913249/items/6MWKF6VL&quot;]}],&quot;schema&quot;:&quot;https://github.com/citation-style-language/schema/raw/master/csl-citation.json&quot;,&quot;citationID&quot;:&quot;jtjhgpgd&quot;,&quot;properties&quot;:{&quot;noteIndex&quot;:0,&quot;formattedCitation&quot;:&quot;[@kamanga_contradictions_2021]&quot;}} RNDtduetbybne"/>.</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citationItems&quot;:[{&quot;itemData&quot;:{&quot;id&quot;:&quot;sannino_cultural-historical_2018&quot;,&quot;page&quot;:&quot;43-56&quot;,&quot;author&quot;:[{&quot;given&quot;:&quot;A.&quot;,&quot;family&quot;:&quot;Sannino&quot;},{&quot;given&quot;:&quot;Y.&quot;,&quot;family&quot;:&quot;Engeström&quot;}],&quot;URL&quot;:&quot;http://psyjournals.ru/en/kip/2018/n3/Sannino_Engestrom.shtml&quot;,&quot;issued&quot;:{&quot;date-parts&quot;:[[&quot;2018&quot;]]},&quot;source&quot;:&quot;DOI.org (Crossref)&quot;,&quot;issue&quot;:&quot;3&quot;,&quot;ISSN&quot;:&quot;1816-5435, 2224-8935&quot;,&quot;title&quot;:&quot;Cultural-historical activity theory: founding insights and new challenges&quot;,&quot;volume&quot;:&quot;14&quot;,&quot;type&quot;:&quot;article-journal&quot;,&quot;container-title&quot;:&quot;Cultural-Historical Psychology&quot;,&quot;language&quot;:&quot;en&quot;,&quot;citation-key&quot;:&quot;sannino_cultural-historical_2018&quot;,&quot;title-short&quot;:&quot;Cultural-historical activity theory&quot;,&quot;accessed&quot;:{&quot;date-parts&quot;:[[&quot;2019&quot;,7,3]]},&quot;DOI&quot;:&quot;10.17759/chp.201814030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151,&quot;uris&quot;:[&quot;http://zotero.org/users/1913249/items/B64B4T44&quot;],&quot;suffix&quot;:&quot;&quot;,&quot;prefix&quot;:&quot;&quot;,&quot;uri&quot;:[&quot;http://zotero.org/users/1913249/items/B64B4T44&quot;]}],&quot;schema&quot;:&quot;https://github.com/citation-style-language/schema/raw/master/csl-citation.json&quot;,&quot;citationID&quot;:&quot;gutrzqtc&quot;,&quot;properties&quot;:{&quot;noteIndex&quot;:0,&quot;formattedCitation&quot;:&quot;[@sannino_cultural-historical_2018]&quot;}} RNDdncbflvotb"/>&lt;Do Zotero Refresh: [@sannino_cultural-historical_2018]&gt;<text:reference-mark-end text:name="ZOTERO_ITEM CSL_CITATION {&quot;citationItems&quot;:[{&quot;itemData&quot;:{&quot;id&quot;:&quot;sannino_cultural-historical_2018&quot;,&quot;page&quot;:&quot;43-56&quot;,&quot;author&quot;:[{&quot;given&quot;:&quot;A.&quot;,&quot;family&quot;:&quot;Sannino&quot;},{&quot;given&quot;:&quot;Y.&quot;,&quot;family&quot;:&quot;Engeström&quot;}],&quot;URL&quot;:&quot;http://psyjournals.ru/en/kip/2018/n3/Sannino_Engestrom.shtml&quot;,&quot;issued&quot;:{&quot;date-parts&quot;:[[&quot;2018&quot;]]},&quot;source&quot;:&quot;DOI.org (Crossref)&quot;,&quot;issue&quot;:&quot;3&quot;,&quot;ISSN&quot;:&quot;1816-5435, 2224-8935&quot;,&quot;title&quot;:&quot;Cultural-historical activity theory: founding insights and new challenges&quot;,&quot;volume&quot;:&quot;14&quot;,&quot;type&quot;:&quot;article-journal&quot;,&quot;container-title&quot;:&quot;Cultural-Historical Psychology&quot;,&quot;language&quot;:&quot;en&quot;,&quot;citation-key&quot;:&quot;sannino_cultural-historical_2018&quot;,&quot;title-short&quot;:&quot;Cultural-historical activity theory&quot;,&quot;accessed&quot;:{&quot;date-parts&quot;:[[&quot;2019&quot;,7,3]]},&quot;DOI&quot;:&quot;10.17759/chp.2018140305&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id&quot;:151,&quot;uris&quot;:[&quot;http://zotero.org/users/1913249/items/B64B4T44&quot;],&quot;suffix&quot;:&quot;&quot;,&quot;prefix&quot;:&quot;&quot;,&quot;uri&quot;:[&quot;http://zotero.org/users/1913249/items/B64B4T44&quot;]}],&quot;schema&quot;:&quot;https://github.com/citation-style-language/schema/raw/master/csl-citation.json&quot;,&quot;citationID&quot;:&quot;gutrzqtc&quot;,&quot;properties&quot;:{&quot;noteIndex&quot;:0,&quot;formattedCitation&quot;:&quot;[@sannino_cultural-historical_2018]&quot;}} RNDdncbflvotb"/>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learners to address and overcome tensions and conflicts in their own way.</text:p>
      <text:p text:style-name="Text_20_body">SUMMARY OF DISAMBIGUATION In following chapters, following Kuuti <text:reference-mark-start text:name="ZOTERO_ITEM CSL_CITATION {&quot;citationItems&quot;:[{&quot;uri&quot;:[&quot;http://zotero.org/users/1913249/items/GD5WYGD3&quot;],&quot;id&quot;:114,&quot;suffix&quot;:&quot;&quot;,&quot;suppress-author&quot;:true,&quot;uris&quot;:[&quot;http://zotero.org/users/1913249/items/GD5WYGD3&quot;],&quot;prefix&quot;:&quot;&quot;,&quot;itemData&quot;:{&quot;id&quot;:&quot;kuutti_activity_1995&quot;,&quot;type&quot;:&quot;article-journal&quot;,&quot;page&quot;:&quot;19&quot;,&quot;title&quot;:&quot;Activity Theory as a potential framework for human- computer interaction research&quot;,&quot;author&quot;:[{&quot;given&quot;:&quot;Kari&quot;,&quot;family&quot;:&quot;Kuutti&quot;}],&quot;language&quot;:&quot;en&quot;,&quot;citation-key&quot;:&quot;kuutti_activity_1995&quot;,&quot;source&quot;:&quot;Zotero&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citationID&quot;:&quot;ezfxdzbw&quot;,&quot;properties&quot;:{&quot;noteIndex&quot;:0,&quot;formattedCitation&quot;:&quot;[-@kuutti_activity_1995]&quot;}} RNDbaxpeekxvj"/>&lt;Do Zotero Refresh: [-@kuutti_activity_1995]&gt;<text:reference-mark-end text:name="ZOTERO_ITEM CSL_CITATION {&quot;citationItems&quot;:[{&quot;uri&quot;:[&quot;http://zotero.org/users/1913249/items/GD5WYGD3&quot;],&quot;id&quot;:114,&quot;suffix&quot;:&quot;&quot;,&quot;suppress-author&quot;:true,&quot;uris&quot;:[&quot;http://zotero.org/users/1913249/items/GD5WYGD3&quot;],&quot;prefix&quot;:&quot;&quot;,&quot;itemData&quot;:{&quot;id&quot;:&quot;kuutti_activity_1995&quot;,&quot;type&quot;:&quot;article-journal&quot;,&quot;page&quot;:&quot;19&quot;,&quot;title&quot;:&quot;Activity Theory as a potential framework for human- computer interaction research&quot;,&quot;author&quot;:[{&quot;given&quot;:&quot;Kari&quot;,&quot;family&quot;:&quot;Kuutti&quot;}],&quot;language&quot;:&quot;en&quot;,&quot;citation-key&quot;:&quot;kuutti_activity_1995&quot;,&quot;source&quot;:&quot;Zotero&quot;,&quot;issued&quot;:{&quot;date-parts&quot;:[[&quot;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schema&quot;:&quot;https://github.com/citation-style-language/schema/raw/master/csl-citation.json&quot;,&quot;citationID&quot;:&quot;ezfxdzbw&quot;,&quot;properties&quot;:{&quot;noteIndex&quot;:0,&quot;formattedCitation&quot;:&quot;[-@kuutti_activity_1995]&quot;}} RNDbaxpeekxvj"/>,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nalysis-of-chat-dbr-interventions-over-time"/>Analysis of CHAT / DBR interventions over time<text:bookmark-end text:name="analysis-of-chat-dbr-interventions-over-time"/></text:h>
      <text:p text:style-name="First_20_paragraph">This section addresses concepts common to DBR, and early inteventions of CHAT.</text:p>
      <text:p text:style-name="Text_20_body">While this is a contested topic, here I do not aim or a full analysis rather a working definition suitable for this study.</text:p>
      <text:p text:style-name="Text_20_body">However, to explore tensions in a nutshell ….</text:p>
      <text:p text:style-name="Text_20_body">Overall process DBR or CHAT or formative interventions - or expansive learning</text:p>
      <text:p text:style-name="Text_20_body">Returning to the varied form of DBR / CHAT / Formative , I need to pick a terminology name.</text:p>
      <text:p text:style-name="Text_20_body">Penuel <text:reference-mark-start text:name="ZOTERO_ITEM CSL_CITATION {&quot;citationItems&quot;:[{&quot;uri&quot;:[&quot;http://zotero.org/users/1913249/items/47G7M8HY&quot;],&quot;id&quot;:9238,&quot;suffix&quot;:&quot;&quot;,&quot;suppress-author&quot;:true,&quot;uris&quot;:[&quot;http://zotero.org/users/1913249/items/47G7M8HY&quot;],&quot;prefix&quot;:&quot;&quot;,&quot;itemData&quot;:{&quot;container-title&quot;:&quot;Mind, Culture, and Activity&quot;,&quot;publisher&quot;:&quot;Routledge&quot;,&quot;page&quot;:&quot;97-117&quot;,&quot;author&quot;:[{&quot;given&quot;:&quot;William R.&quot;,&quot;family&quot;:&quot;Penuel&quot;}],&quot;URL&quot;:&quot;https://doi.org/10.1080/10749039.2014.884137&quot;,&quot;issued&quot;:{&quot;date-parts&quot;:[[&quot;2014&quot;,4,3]]},&quot;source&quot;:&quot;Taylor and Francis+NEJM&quot;,&quot;issue&quot;:&quot;2&quot;,&quot;ISSN&quot;:&quot;1074-9039&quot;,&quot;title&quot;:&quot;Emerging Forms of Formative Intervention Research in Education&quot;,&quot;volume&quot;:&quot;21&quot;,&quot;id&quot;:&quot;penuel_emerging_2014&quot;,&quot;citation-key&quot;:&quot;penuel_emerging_2014&quot;,&quot;type&quot;:&quot;article-journal&quot;,&quot;accessed&quot;:{&quot;date-parts&quot;:[[&quot;2023&quot;,7,4]]},&quot;DOI&quot;:&quot;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chema&quot;:&quot;https://github.com/citation-style-language/schema/raw/master/csl-citation.json&quot;,&quot;citationID&quot;:&quot;oplrcnth&quot;,&quot;properties&quot;:{&quot;noteIndex&quot;:0,&quot;formattedCitation&quot;:&quot;[-@penuel_emerging_2014]&quot;}} RNDzpwtqatvyw"/>&lt;Do Zotero Refresh: [-@penuel_emerging_2014]&gt;<text:reference-mark-end text:name="ZOTERO_ITEM CSL_CITATION {&quot;citationItems&quot;:[{&quot;uri&quot;:[&quot;http://zotero.org/users/1913249/items/47G7M8HY&quot;],&quot;id&quot;:9238,&quot;suffix&quot;:&quot;&quot;,&quot;suppress-author&quot;:true,&quot;uris&quot;:[&quot;http://zotero.org/users/1913249/items/47G7M8HY&quot;],&quot;prefix&quot;:&quot;&quot;,&quot;itemData&quot;:{&quot;container-title&quot;:&quot;Mind, Culture, and Activity&quot;,&quot;publisher&quot;:&quot;Routledge&quot;,&quot;page&quot;:&quot;97-117&quot;,&quot;author&quot;:[{&quot;given&quot;:&quot;William R.&quot;,&quot;family&quot;:&quot;Penuel&quot;}],&quot;URL&quot;:&quot;https://doi.org/10.1080/10749039.2014.884137&quot;,&quot;issued&quot;:{&quot;date-parts&quot;:[[&quot;2014&quot;,4,3]]},&quot;source&quot;:&quot;Taylor and Francis+NEJM&quot;,&quot;issue&quot;:&quot;2&quot;,&quot;ISSN&quot;:&quot;1074-9039&quot;,&quot;title&quot;:&quot;Emerging Forms of Formative Intervention Research in Education&quot;,&quot;volume&quot;:&quot;21&quot;,&quot;id&quot;:&quot;penuel_emerging_2014&quot;,&quot;citation-key&quot;:&quot;penuel_emerging_2014&quot;,&quot;type&quot;:&quot;article-journal&quot;,&quot;accessed&quot;:{&quot;date-parts&quot;:[[&quot;2023&quot;,7,4]]},&quot;DOI&quot;:&quot;10.1080/10749039.2014.88413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schema&quot;:&quot;https://github.com/citation-style-language/schema/raw/master/csl-citation.json&quot;,&quot;citationID&quot;:&quot;oplrcnth&quot;,&quot;properties&quot;:{&quot;noteIndex&quot;:0,&quot;formattedCitation&quot;:&quot;[-@penuel_emerging_2014]&quot;}} RNDzpwtqatvyw"/> chooses formative interventions as a suitable term, which is valid within CHAT circles.</text:p>
      <text:h text:style-name="Heading_20_4" text:outline-level="4"><text:bookmark-start text:name="early-limits-of-dbr-addressed-by-expansive-learning---and-formative-interventions"/>Early limits of DBR addressed by expansive learning - and formative interventions<text:bookmark-end text:name="early-limits-of-dbr-addressed-by-expansive-learning---and-formative-interventions"/></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span text:style-name="T1">???</text:span>; <text:span text:style-name="T1">???</text:span>; <text:span text:style-name="T1">???</text:span>). However in application this varies not a key part of all definitions <text:reference-mark-start text:name="ZOTERO_ITEM CSL_CITATION {&quot;citationItems&quot;:[{&quot;itemData&quot;:{&quot;id&quot;:&quot;easterday_design-based_2014&quot;,&quot;publisher&quot;:&quot;Boulder, CO: International Society of the Learning Sciences&quot;,&quot;page&quot;:&quot;317-324&quot;,&quot;author&quot;:[{&quot;given&quot;:&quot;Matthew W.&quot;,&quot;family&quot;:&quot;Easterday&quot;},{&quot;given&quot;:&quot;Daniel Rees&quot;,&quot;family&quot;:&quot;Lewis&quot;},{&quot;given&quot;:&quot;Elizabeth M.&quot;,&quot;family&quot;:&quot;Gerber&quot;}],&quot;URL&quot;:&quot;https://repository.isls.org//handle/1/1130&quot;,&quot;issued&quot;:{&quot;date-parts&quot;:[[&quot;2014&quot;]]},&quot;source&quot;:&quot;repository.isls.org&quot;,&quot;issue&quot;:&quot;January&quot;,&quot;ISSN&quot;:&quot;1814-9316&quot;,&quot;title&quot;:&quot;Design-based research process: problems, phases, and applications&quot;,&quot;volume&quot;:&quot;1&quot;,&quot;language&quot;:&quot;en&quot;,&quot;citation-key&quot;:&quot;easterday_design-based_2014&quot;,&quot;title-short&quot;:&quot;Design-based research process&quot;,&quot;container-title&quot;:&quot;Proceedings of International Conference of the Learning Sciences, ICLS&quot;,&quot;type&quot;:&quot;article-journal&quot;,&quot;accessed&quot;:{&quot;date-parts&quot;:[[&quot;2022&quot;,2,5]]}},&quot;id&quot;:8400,&quot;uris&quot;:[&quot;http://zotero.org/users/1913249/items/Q4DDFYFG&quot;],&quot;suffix&quot;:&quot;&quot;,&quot;prefix&quot;:&quot;&quot;,&quot;uri&quot;:[&quot;http://zotero.org/users/1913249/items/Q4DDFYFG&quot;]}],&quot;schema&quot;:&quot;https://github.com/citation-style-language/schema/raw/master/csl-citation.json&quot;,&quot;citationID&quot;:&quot;vxcqgqfs&quot;,&quot;properties&quot;:{&quot;noteIndex&quot;:0,&quot;formattedCitation&quot;:&quot;[@easterday_design-based_2014]&quot;}} RNDiigbqfqnzh"/>&lt;Do Zotero Refresh: [@easterday_design-based_2014]&gt;<text:reference-mark-end text:name="ZOTERO_ITEM CSL_CITATION {&quot;citationItems&quot;:[{&quot;itemData&quot;:{&quot;id&quot;:&quot;easterday_design-based_2014&quot;,&quot;publisher&quot;:&quot;Boulder, CO: International Society of the Learning Sciences&quot;,&quot;page&quot;:&quot;317-324&quot;,&quot;author&quot;:[{&quot;given&quot;:&quot;Matthew W.&quot;,&quot;family&quot;:&quot;Easterday&quot;},{&quot;given&quot;:&quot;Daniel Rees&quot;,&quot;family&quot;:&quot;Lewis&quot;},{&quot;given&quot;:&quot;Elizabeth M.&quot;,&quot;family&quot;:&quot;Gerber&quot;}],&quot;URL&quot;:&quot;https://repository.isls.org//handle/1/1130&quot;,&quot;issued&quot;:{&quot;date-parts&quot;:[[&quot;2014&quot;]]},&quot;source&quot;:&quot;repository.isls.org&quot;,&quot;issue&quot;:&quot;January&quot;,&quot;ISSN&quot;:&quot;1814-9316&quot;,&quot;title&quot;:&quot;Design-based research process: problems, phases, and applications&quot;,&quot;volume&quot;:&quot;1&quot;,&quot;language&quot;:&quot;en&quot;,&quot;citation-key&quot;:&quot;easterday_design-based_2014&quot;,&quot;title-short&quot;:&quot;Design-based research process&quot;,&quot;container-title&quot;:&quot;Proceedings of International Conference of the Learning Sciences, ICLS&quot;,&quot;type&quot;:&quot;article-journal&quot;,&quot;accessed&quot;:{&quot;date-parts&quot;:[[&quot;2022&quot;,2,5]]}},&quot;id&quot;:8400,&quot;uris&quot;:[&quot;http://zotero.org/users/1913249/items/Q4DDFYFG&quot;],&quot;suffix&quot;:&quot;&quot;,&quot;prefix&quot;:&quot;&quot;,&quot;uri&quot;:[&quot;http://zotero.org/users/1913249/items/Q4DDFYFG&quot;]}],&quot;schema&quot;:&quot;https://github.com/citation-style-language/schema/raw/master/csl-citation.json&quot;,&quot;citationID&quot;:&quot;vxcqgqfs&quot;,&quot;properties&quot;:{&quot;noteIndex&quot;:0,&quot;formattedCitation&quot;:&quot;[@easterday_design-based_2014]&quot;}} RNDiigbqfqnzh"/>.</text:p>
      <text:p text:style-name="Text_20_body">For example, the context of experiments, particularly viewing the classroom as a controlled environment <text:reference-mark-start text:name="ZOTERO_ITEM CSL_CITATION {&quot;citationItems&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oscmpyli&quot;,&quot;properties&quot;:{&quot;noteIndex&quot;:0,&quot;formattedCitation&quot;:&quot;[@cole_design-based_2016]&quot;}} RNDwlaipvgrmm"/>&lt;Do Zotero Refresh: [@cole_design-based_2016]&gt;<text:reference-mark-end text:name="ZOTERO_ITEM CSL_CITATION {&quot;citationItems&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oscmpyli&quot;,&quot;properties&quot;:{&quot;noteIndex&quot;:0,&quot;formattedCitation&quot;:&quot;[@cole_design-based_2016]&quot;}} RNDwlaipvgrmm"/>. In addition, lack of adaptability and mutuality in terms of taking on board the suggested adaptations of learners.</text:p>
      <text:p text:style-name="Text_20_body">Engestrom <text:reference-mark-start text:name="ZOTERO_ITEM CSL_CITATION {&quot;citationItems&quot;:[{&quot;itemData&quot;:{&quot;id&quot;:&quot;engestrom_learning_2009&quot;,&quot;citation-key&quot;:&quot;engestrom_learning_2009&quot;,&quot;type&quot;:&quot;article-journal&quot;,&quot;issued&quot;:{&quot;date-parts&quot;:[[&quot;2009&quot;]]},&quot;title&quot;:&quot;From learning environments and implementation to activity systems and expansive learning&quot;,&quot;author&quot;:[{&quot;given&quot;:&quot;Yrjö&quot;,&quot;family&quot;:&quot;Engeström&quot;}]},&quot;id&quot;:3248,&quot;uris&quot;:[&quot;http://zotero.org/users/1913249/items/A65ZKZJV&quot;],&quot;suffix&quot;:&quot;&quot;,&quot;prefix&quot;:&quot;&quot;,&quot;uri&quot;:[&quot;http://zotero.org/users/1913249/items/A65ZKZJV&quot;]}],&quot;schema&quot;:&quot;https://github.com/citation-style-language/schema/raw/master/csl-citation.json&quot;,&quot;citationID&quot;:&quot;hseqbksr&quot;,&quot;properties&quot;:{&quot;noteIndex&quot;:0,&quot;formattedCitation&quot;:&quot;[@engestrom_learning_2009]&quot;}} RNDqjepqsitfx"/>&lt;Do Zotero Refresh: [@engestrom_learning_2009]&gt;<text:reference-mark-end text:name="ZOTERO_ITEM CSL_CITATION {&quot;citationItems&quot;:[{&quot;itemData&quot;:{&quot;id&quot;:&quot;engestrom_learning_2009&quot;,&quot;citation-key&quot;:&quot;engestrom_learning_2009&quot;,&quot;type&quot;:&quot;article-journal&quot;,&quot;issued&quot;:{&quot;date-parts&quot;:[[&quot;2009&quot;]]},&quot;title&quot;:&quot;From learning environments and implementation to activity systems and expansive learning&quot;,&quot;author&quot;:[{&quot;given&quot;:&quot;Yrjö&quot;,&quot;family&quot;:&quot;Engeström&quot;}]},&quot;id&quot;:3248,&quot;uris&quot;:[&quot;http://zotero.org/users/1913249/items/A65ZKZJV&quot;],&quot;suffix&quot;:&quot;&quot;,&quot;prefix&quot;:&quot;&quot;,&quot;uri&quot;:[&quot;http://zotero.org/users/1913249/items/A65ZKZJV&quot;]}],&quot;schema&quot;:&quot;https://github.com/citation-style-language/schema/raw/master/csl-citation.json&quot;,&quot;citationID&quot;:&quot;hseqbksr&quot;,&quot;properties&quot;:{&quot;noteIndex&quot;:0,&quot;formattedCitation&quot;:&quot;[@engestrom_learning_2009]&quot;}} RNDqjepqsitfx"/> proposes a more rigorous examination of the dynamic nature of context with CHAT conceptions of Activity.</text:p>
      <text:p text:style-name="Text_20_body">Adaptations including mutual appropriation from Cole’s work <text:reference-mark-start text:name="ZOTERO_ITEM CSL_CITATION {&quot;citationItems&quot;:[{&quot;itemData&quot;:{&quot;container-title&quot;:&quot;Theory &amp; Psychology&quot;,&quot;page&quot;:&quot;656-680&quot;,&quot;author&quot;:[{&quot;given&quot;:&quot;D.&quot;,&quot;family&quot;:&quot;Downing-Wilson&quot;},{&quot;given&quot;:&quot;R.&quot;,&quot;family&quot;:&quot;Lecusay&quot;},{&quot;given&quot;:&quot;M.&quot;,&quot;family&quot;:&quot;Cole&quot;}],&quot;URL&quot;:&quot;http://tap.sagepub.com/cgi/doi/10.1177/0959354311414456&quot;,&quot;issued&quot;:{&quot;date-parts&quot;:[[&quot;2011&quot;,10,1]]},&quot;source&quot;:&quot;CrossRef&quot;,&quot;issue&quot;:&quot;5&quot;,&quot;ISSN&quot;:&quot;0959-3543, 1461-7447&quot;,&quot;title&quot;:&quot;Design experimentation and mutual appropriation: Two strategies for university/community collaborative after-school interventions&quot;,&quot;volume&quot;:&quot;21&quot;,&quot;id&quot;:&quot;downing-wilson_design_2011&quot;,&quot;language&quot;:&quot;en&quot;,&quot;citation-key&quot;:&quot;downing-wilson_design_2011&quot;,&quot;type&quot;:&quot;article-journal&quot;,&quot;title-short&quot;:&quot;Design experimentation and mutual appropriation&quot;,&quot;DOI&quot;:&quot;10.1177/0959354311414456&quot;,&quot;accessed&quot;:{&quot;date-parts&quot;:[[&quot;2015&quot;,9,20]]}},&quot;id&quot;:1138,&quot;uris&quot;:[&quot;http://zotero.org/users/1913249/items/6RKC7CIP&quot;],&quot;suffix&quot;:&quot;&quot;,&quot;prefix&quot;:&quot;&quot;,&quot;uri&quot;:[&quot;http://zotero.org/users/1913249/items/6RKC7CIP&quot;]}],&quot;schema&quot;:&quot;https://github.com/citation-style-language/schema/raw/master/csl-citation.json&quot;,&quot;citationID&quot;:&quot;rqgncgwr&quot;,&quot;properties&quot;:{&quot;noteIndex&quot;:0,&quot;formattedCitation&quot;:&quot;[@downing-wilson_design_2011]&quot;}} RNDccjoprhuhi"/>&lt;Do Zotero Refresh: [@downing-wilson_design_2011]&gt;<text:reference-mark-end text:name="ZOTERO_ITEM CSL_CITATION {&quot;citationItems&quot;:[{&quot;itemData&quot;:{&quot;container-title&quot;:&quot;Theory &amp; Psychology&quot;,&quot;page&quot;:&quot;656-680&quot;,&quot;author&quot;:[{&quot;given&quot;:&quot;D.&quot;,&quot;family&quot;:&quot;Downing-Wilson&quot;},{&quot;given&quot;:&quot;R.&quot;,&quot;family&quot;:&quot;Lecusay&quot;},{&quot;given&quot;:&quot;M.&quot;,&quot;family&quot;:&quot;Cole&quot;}],&quot;URL&quot;:&quot;http://tap.sagepub.com/cgi/doi/10.1177/0959354311414456&quot;,&quot;issued&quot;:{&quot;date-parts&quot;:[[&quot;2011&quot;,10,1]]},&quot;source&quot;:&quot;CrossRef&quot;,&quot;issue&quot;:&quot;5&quot;,&quot;ISSN&quot;:&quot;0959-3543, 1461-7447&quot;,&quot;title&quot;:&quot;Design experimentation and mutual appropriation: Two strategies for university/community collaborative after-school interventions&quot;,&quot;volume&quot;:&quot;21&quot;,&quot;id&quot;:&quot;downing-wilson_design_2011&quot;,&quot;language&quot;:&quot;en&quot;,&quot;citation-key&quot;:&quot;downing-wilson_design_2011&quot;,&quot;type&quot;:&quot;article-journal&quot;,&quot;title-short&quot;:&quot;Design experimentation and mutual appropriation&quot;,&quot;DOI&quot;:&quot;10.1177/0959354311414456&quot;,&quot;accessed&quot;:{&quot;date-parts&quot;:[[&quot;2015&quot;,9,20]]}},&quot;id&quot;:1138,&quot;uris&quot;:[&quot;http://zotero.org/users/1913249/items/6RKC7CIP&quot;],&quot;suffix&quot;:&quot;&quot;,&quot;prefix&quot;:&quot;&quot;,&quot;uri&quot;:[&quot;http://zotero.org/users/1913249/items/6RKC7CIP&quot;]}],&quot;schema&quot;:&quot;https://github.com/citation-style-language/schema/raw/master/csl-citation.json&quot;,&quot;citationID&quot;:&quot;rqgncgwr&quot;,&quot;properties&quot;:{&quot;noteIndex&quot;:0,&quot;formattedCitation&quot;:&quot;[@downing-wilson_design_2011]&quot;}} RNDccjoprhuhi"/> and formative interventions from Engeström’s work <text:reference-mark-start text:name="ZOTERO_ITEM CSL_CITATION {&quot;citationItems&quot;:[{&quot;itemData&quot;:{&quot;volume&quot;:&quot;21&quot;,&quot;container-title&quot;:&quot;Theory &amp; Psychology&quot;,&quot;id&quot;:&quot;engestrom_design_2011&quot;,&quot;ISSN&quot;:&quot;0959-3543, 1461-7447&quot;,&quot;type&quot;:&quot;article-journal&quot;,&quot;page&quot;:&quot;598-628&quot;,&quot;title&quot;:&quot;From design experiments to formative interventions&quot;,&quot;author&quot;:[{&quot;given&quot;:&quot;Yrjö&quot;,&quot;family&quot;:&quot;Engeström&quot;}],&quot;URL&quot;:&quot;http://journals.sagepub.com/doi/10.1177/0959354311419252&quot;,&quot;issued&quot;:{&quot;date-parts&quot;:[[&quot;2011&quot;,10]]},&quot;language&quot;:&quot;en&quot;,&quot;citation-key&quot;:&quot;engestrom_design_2011&quot;,&quot;source&quot;:&quot;CrossRef&quot;,&quot;DOI&quot;:&quot;10.1177/0959354311419252&quot;,&quot;issue&quot;:&quot;5&quot;,&quot;accessed&quot;:{&quot;date-parts&quot;:[[&quot;2017&quot;,10,10]]}},&quot;id&quot;:1730,&quot;uris&quot;:[&quot;http://zotero.org/users/1913249/items/PGVCDTUB&quot;],&quot;suffix&quot;:&quot;&quot;,&quot;prefix&quot;:&quot;&quot;,&quot;uri&quot;:[&quot;http://zotero.org/users/1913249/items/PGVCDTUB&quot;]}],&quot;schema&quot;:&quot;https://github.com/citation-style-language/schema/raw/master/csl-citation.json&quot;,&quot;citationID&quot;:&quot;ezaviely&quot;,&quot;properties&quot;:{&quot;noteIndex&quot;:0,&quot;formattedCitation&quot;:&quot;[@engestrom_design_2011]&quot;}} RNDxtsdrjuyxw"/>&lt;Do Zotero Refresh: [@engestrom_design_2011]&gt;<text:reference-mark-end text:name="ZOTERO_ITEM CSL_CITATION {&quot;citationItems&quot;:[{&quot;itemData&quot;:{&quot;volume&quot;:&quot;21&quot;,&quot;container-title&quot;:&quot;Theory &amp; Psychology&quot;,&quot;id&quot;:&quot;engestrom_design_2011&quot;,&quot;ISSN&quot;:&quot;0959-3543, 1461-7447&quot;,&quot;type&quot;:&quot;article-journal&quot;,&quot;page&quot;:&quot;598-628&quot;,&quot;title&quot;:&quot;From design experiments to formative interventions&quot;,&quot;author&quot;:[{&quot;given&quot;:&quot;Yrjö&quot;,&quot;family&quot;:&quot;Engeström&quot;}],&quot;URL&quot;:&quot;http://journals.sagepub.com/doi/10.1177/0959354311419252&quot;,&quot;issued&quot;:{&quot;date-parts&quot;:[[&quot;2011&quot;,10]]},&quot;language&quot;:&quot;en&quot;,&quot;citation-key&quot;:&quot;engestrom_design_2011&quot;,&quot;source&quot;:&quot;CrossRef&quot;,&quot;DOI&quot;:&quot;10.1177/0959354311419252&quot;,&quot;issue&quot;:&quot;5&quot;,&quot;accessed&quot;:{&quot;date-parts&quot;:[[&quot;2017&quot;,10,10]]}},&quot;id&quot;:1730,&quot;uris&quot;:[&quot;http://zotero.org/users/1913249/items/PGVCDTUB&quot;],&quot;suffix&quot;:&quot;&quot;,&quot;prefix&quot;:&quot;&quot;,&quot;uri&quot;:[&quot;http://zotero.org/users/1913249/items/PGVCDTUB&quot;]}],&quot;schema&quot;:&quot;https://github.com/citation-style-language/schema/raw/master/csl-citation.json&quot;,&quot;citationID&quot;:&quot;ezaviely&quot;,&quot;properties&quot;:{&quot;noteIndex&quot;:0,&quot;formattedCitation&quot;:&quot;[@engestrom_design_2011]&quot;}} RNDxtsdrjuyxw"/></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methodology <text:reference-mark-start text:name="ZOTERO_ITEM CSL_CITATION {&quot;citationItems&quot;:[{&quot;itemData&quot;:{&quot;id&quot;:&quot;oneill_understanding_2016&quot;,&quot;publisher&quot;:&quot;Routledge&quot;,&quot;page&quot;:&quot;497-502&quot;,&quot;author&quot;:[{&quot;given&quot;:&quot;D. Kevin&quot;,&quot;family&quot;:&quot;O’Neill&quot;}],&quot;URL&quot;:&quot;https://doi.org/10.1080/10508406.2016.1226835&quot;,&quot;issued&quot;:{&quot;date-parts&quot;:[[&quot;2016&quot;,10,1]]},&quot;source&quot;:&quot;Taylor and Francis+NEJM&quot;,&quot;issue&quot;:&quot;4&quot;,&quot;ISSN&quot;:&quot;1050-8406&quot;,&quot;title&quot;:&quot;Understanding Design Research–Practice Partnerships in Context and Time: Why Learning Sciences Scholars Should Learn From Cultural-Historical Activity Theory Approaches to Design-Based Research&quot;,&quot;volume&quot;:&quot;25&quot;,&quot;type&quot;:&quot;article-journal&quot;,&quot;container-title&quot;:&quot;Journal of the Learning Sciences&quot;,&quot;citation-key&quot;:&quot;oneill_understanding_2016&quot;,&quot;title-short&quot;:&quot;Understanding Design Research–Practice Partnerships in Context and Time&quot;,&quot;accessed&quot;:{&quot;date-parts&quot;:[[&quot;2023&quot;,7,4]]},&quot;DOI&quot;:&quot;10.1080/10508406.2016.1226835&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9241,&quot;uris&quot;:[&quot;http://zotero.org/users/1913249/items/BI3KEAVE&quot;],&quot;suffix&quot;:&quot;&quot;,&quot;prefix&quot;:&quot;&quot;,&quot;uri&quot;:[&quot;http://zotero.org/users/1913249/items/BI3KEAVE&quot;]}],&quot;schema&quot;:&quot;https://github.com/citation-style-language/schema/raw/master/csl-citation.json&quot;,&quot;citationID&quot;:&quot;fuohxxwm&quot;,&quot;properties&quot;:{&quot;noteIndex&quot;:0,&quot;formattedCitation&quot;:&quot;[@oneill_understanding_2016]&quot;}} RNDoehwmmwmhe"/>&lt;Do Zotero Refresh: [@oneill_understanding_2016]&gt;<text:reference-mark-end text:name="ZOTERO_ITEM CSL_CITATION {&quot;citationItems&quot;:[{&quot;itemData&quot;:{&quot;id&quot;:&quot;oneill_understanding_2016&quot;,&quot;publisher&quot;:&quot;Routledge&quot;,&quot;page&quot;:&quot;497-502&quot;,&quot;author&quot;:[{&quot;given&quot;:&quot;D. Kevin&quot;,&quot;family&quot;:&quot;O’Neill&quot;}],&quot;URL&quot;:&quot;https://doi.org/10.1080/10508406.2016.1226835&quot;,&quot;issued&quot;:{&quot;date-parts&quot;:[[&quot;2016&quot;,10,1]]},&quot;source&quot;:&quot;Taylor and Francis+NEJM&quot;,&quot;issue&quot;:&quot;4&quot;,&quot;ISSN&quot;:&quot;1050-8406&quot;,&quot;title&quot;:&quot;Understanding Design Research–Practice Partnerships in Context and Time: Why Learning Sciences Scholars Should Learn From Cultural-Historical Activity Theory Approaches to Design-Based Research&quot;,&quot;volume&quot;:&quot;25&quot;,&quot;type&quot;:&quot;article-journal&quot;,&quot;container-title&quot;:&quot;Journal of the Learning Sciences&quot;,&quot;citation-key&quot;:&quot;oneill_understanding_2016&quot;,&quot;title-short&quot;:&quot;Understanding Design Research–Practice Partnerships in Context and Time&quot;,&quot;accessed&quot;:{&quot;date-parts&quot;:[[&quot;2023&quot;,7,4]]},&quot;DOI&quot;:&quot;10.1080/10508406.2016.1226835&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id&quot;:9241,&quot;uris&quot;:[&quot;http://zotero.org/users/1913249/items/BI3KEAVE&quot;],&quot;suffix&quot;:&quot;&quot;,&quot;prefix&quot;:&quot;&quot;,&quot;uri&quot;:[&quot;http://zotero.org/users/1913249/items/BI3KEAVE&quot;]}],&quot;schema&quot;:&quot;https://github.com/citation-style-language/schema/raw/master/csl-citation.json&quot;,&quot;citationID&quot;:&quot;fuohxxwm&quot;,&quot;properties&quot;:{&quot;noteIndex&quot;:0,&quot;formattedCitation&quot;:&quot;[@oneill_understanding_2016]&quot;}} RNDoehwmmwmhe"/>.</text:p>
      <text:p text:style-name="Text_20_body">Cakir and colleagues <text:reference-mark-start text:name="ZOTERO_ITEM CSL_CITATION {&quot;citationItems&quot;:[{&quot;uri&quot;:[&quot;http://zotero.org/users/1913249/items/X2U9WIBR&quot;],&quot;id&quot;:9231,&quot;suffix&quot;:&quot;&quot;,&quot;suppress-author&quot;:true,&quot;uris&quot;:[&quot;http://zotero.org/users/1913249/items/X2U9WIBR&quot;],&quot;prefix&quot;:&quot;&quot;,&quot;itemData&quot;:{&quot;id&quot;:&quot;cakir_contradictions_2022&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issued&quot;:{&quot;date-parts&quot;:[[&quot;2022&quot;,8,1]]},&quot;source&quot;:&quot;ScienceDirect&quot;,&quot;container-title-short&quot;:&quot;Learning, Culture and Social Interaction&quot;,&quot;ISSN&quot;:&quot;2210-6561&quot;,&quot;title&quot;:&quot;Contradictions as an entry into inclusive systemic design: Addressing racial disparities in the discipline at an urban middle school&quot;,&quot;volume&quot;:&quot;35&quot;,&quot;type&quot;:&quot;article-journal&quot;,&quot;container-title&quot;:&quot;Learning, Culture and Social Interaction&quot;,&quot;language&quot;:&quot;en&quot;,&quot;citation-key&quot;:&quot;cakir_contradictions_2022&quot;,&quot;title-short&quot;:&quot;Contradictions as an entry into inclusive systemic design&quot;,&quot;DOI&quot;:&quot;10.1016/j.lcsi.2022.100641&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chema&quot;:&quot;https://github.com/citation-style-language/schema/raw/master/csl-citation.json&quot;,&quot;citationID&quot;:&quot;rsdpmvse&quot;,&quot;properties&quot;:{&quot;noteIndex&quot;:0,&quot;formattedCitation&quot;:&quot;[-@cakir_contradictions_2022]&quot;}} RNDfmddjiyxqv"/>&lt;Do Zotero Refresh: [-@cakir_contradictions_2022]&gt;<text:reference-mark-end text:name="ZOTERO_ITEM CSL_CITATION {&quot;citationItems&quot;:[{&quot;uri&quot;:[&quot;http://zotero.org/users/1913249/items/X2U9WIBR&quot;],&quot;id&quot;:9231,&quot;suffix&quot;:&quot;&quot;,&quot;suppress-author&quot;:true,&quot;uris&quot;:[&quot;http://zotero.org/users/1913249/items/X2U9WIBR&quot;],&quot;prefix&quot;:&quot;&quot;,&quot;itemData&quot;:{&quot;id&quot;:&quot;cakir_contradictions_2022&quot;,&quot;page&quot;:&quot;100641&quot;,&quot;author&quot;:[{&quot;given&quot;:&quot;Halil Ibrahim&quot;,&quot;family&quot;:&quot;Cakir&quot;},{&quot;given&quot;:&quot;Aydin&quot;,&quot;family&quot;:&quot;Bal&quot;},{&quot;given&quot;:&quot;Yrjö&quot;,&quot;family&quot;:&quot;Engeström&quot;},{&quot;given&quot;:&quot;Annalisa&quot;,&quot;family&quot;:&quot;Sannino&quot;}],&quot;URL&quot;:&quot;https://www.sciencedirect.com/science/article/pii/S2210656122000423&quot;,&quot;issued&quot;:{&quot;date-parts&quot;:[[&quot;2022&quot;,8,1]]},&quot;source&quot;:&quot;ScienceDirect&quot;,&quot;container-title-short&quot;:&quot;Learning, Culture and Social Interaction&quot;,&quot;ISSN&quot;:&quot;2210-6561&quot;,&quot;title&quot;:&quot;Contradictions as an entry into inclusive systemic design: Addressing racial disparities in the discipline at an urban middle school&quot;,&quot;volume&quot;:&quot;35&quot;,&quot;type&quot;:&quot;article-journal&quot;,&quot;container-title&quot;:&quot;Learning, Culture and Social Interaction&quot;,&quot;language&quot;:&quot;en&quot;,&quot;citation-key&quot;:&quot;cakir_contradictions_2022&quot;,&quot;title-short&quot;:&quot;Contradictions as an entry into inclusive systemic design&quot;,&quot;DOI&quot;:&quot;10.1016/j.lcsi.2022.100641&quot;,&quot;accessed&quot;:{&quot;date-parts&quot;:[[&quot;2023&quot;,7,6]]},&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schema&quot;:&quot;https://github.com/citation-style-language/schema/raw/master/csl-citation.json&quot;,&quot;citationID&quot;:&quot;rsdpmvse&quot;,&quot;properties&quot;:{&quot;noteIndex&quot;:0,&quot;formattedCitation&quot;:&quot;[-@cakir_contradictions_2022]&quot;}} RNDfmddjiyxqv"/> draw on DBR but also include the wider constellations of activity systems working together on shared project.</text:p>
      <text:p text:style-name="Text_20_body">Rajala and Cole echo limits <text:reference-mark-start text:name="ZOTERO_ITEM CSL_CITATION {&quot;citationItems&quot;:[{&quot;itemData&quot;:{&quot;id&quot;:&quot;rajala_utopian_2023&quot;,&quot;page&quot;:&quot;110-136&quot;,&quot;author&quot;:[{&quot;given&quot;:&quot;Antti&quot;,&quot;family&quot;:&quot;Rajala&quot;},{&quot;given&quot;:&quot;Michael&quot;,&quot;family&quot;:&quot;Cole&quot;},{&quot;given&quot;:&quot;Moises&quot;,&quot;family&quot;:&quot;Esteban-Guitart&quot;}],&quot;URL&quot;:&quot;https://www.tandfonline.com/doi/full/10.1080/10508406.2022.2144736&quot;,&quot;issued&quot;:{&quot;date-parts&quot;:[[&quot;2023&quot;,1,1]]},&quot;source&quot;:&quot;DOI.org (Crossref)&quot;,&quot;issue&quot;:&quot;1&quot;,&quot;container-title-short&quot;:&quot;Journal of the Learning Sciences&quot;,&quot;ISSN&quot;:&quot;1050-8406, 1532-7809&quot;,&quot;title&quot;:&quot;Utopian methodology: Researching educational interventions to promote equity over multiple timescales&quot;,&quot;volume&quot;:&quot;32&quot;,&quot;type&quot;:&quot;article-journal&quot;,&quot;title-short&quot;:&quot;Utopian methodology&quot;,&quot;language&quot;:&quot;en&quot;,&quot;citation-key&quot;:&quot;rajala_utopian_2023&quot;,&quot;container-title&quot;:&quot;Journal of the Learning Sciences&quot;,&quot;DOI&quot;:&quot;10.1080/10508406.2022.2144736&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9229,&quot;uris&quot;:[&quot;http://zotero.org/users/1913249/items/ZHZADF6X&quot;],&quot;suffix&quot;:&quot;&quot;,&quot;prefix&quot;:&quot;&quot;,&quot;uri&quot;:[&quot;http://zotero.org/users/1913249/items/ZHZADF6X&quot;]}],&quot;schema&quot;:&quot;https://github.com/citation-style-language/schema/raw/master/csl-citation.json&quot;,&quot;citationID&quot;:&quot;vmikrpgd&quot;,&quot;properties&quot;:{&quot;noteIndex&quot;:0,&quot;formattedCitation&quot;:&quot;[@rajala_utopian_2023]&quot;}} RNDbcqjhiclyp"/>&lt;Do Zotero Refresh: [@rajala_utopian_2023]&gt;<text:reference-mark-end text:name="ZOTERO_ITEM CSL_CITATION {&quot;citationItems&quot;:[{&quot;itemData&quot;:{&quot;id&quot;:&quot;rajala_utopian_2023&quot;,&quot;page&quot;:&quot;110-136&quot;,&quot;author&quot;:[{&quot;given&quot;:&quot;Antti&quot;,&quot;family&quot;:&quot;Rajala&quot;},{&quot;given&quot;:&quot;Michael&quot;,&quot;family&quot;:&quot;Cole&quot;},{&quot;given&quot;:&quot;Moises&quot;,&quot;family&quot;:&quot;Esteban-Guitart&quot;}],&quot;URL&quot;:&quot;https://www.tandfonline.com/doi/full/10.1080/10508406.2022.2144736&quot;,&quot;issued&quot;:{&quot;date-parts&quot;:[[&quot;2023&quot;,1,1]]},&quot;source&quot;:&quot;DOI.org (Crossref)&quot;,&quot;issue&quot;:&quot;1&quot;,&quot;container-title-short&quot;:&quot;Journal of the Learning Sciences&quot;,&quot;ISSN&quot;:&quot;1050-8406, 1532-7809&quot;,&quot;title&quot;:&quot;Utopian methodology: Researching educational interventions to promote equity over multiple timescales&quot;,&quot;volume&quot;:&quot;32&quot;,&quot;type&quot;:&quot;article-journal&quot;,&quot;title-short&quot;:&quot;Utopian methodology&quot;,&quot;language&quot;:&quot;en&quot;,&quot;citation-key&quot;:&quot;rajala_utopian_2023&quot;,&quot;container-title&quot;:&quot;Journal of the Learning Sciences&quot;,&quot;DOI&quot;:&quot;10.1080/10508406.2022.2144736&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9229,&quot;uris&quot;:[&quot;http://zotero.org/users/1913249/items/ZHZADF6X&quot;],&quot;suffix&quot;:&quot;&quot;,&quot;prefix&quot;:&quot;&quot;,&quot;uri&quot;:[&quot;http://zotero.org/users/1913249/items/ZHZADF6X&quot;]}],&quot;schema&quot;:&quot;https://github.com/citation-style-language/schema/raw/master/csl-citation.json&quot;,&quot;citationID&quot;:&quot;vmikrpgd&quot;,&quot;properties&quot;:{&quot;noteIndex&quot;:0,&quot;formattedCitation&quot;:&quot;[@rajala_utopian_2023]&quot;}} RNDbcqjhiclyp"/>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Text_20_body">The role of the germ cell in rising to the concrete and thus expanding learning <text:reference-mark-start text:name="ZOTERO_ITEM CSL_CITATION {&quot;citationItems&quot;:[{&quot;itemData&quot;:{&quot;id&quot;:&quot;sannino_formative_2016&quot;,&quot;page&quot;:&quot;599-633&quot;,&quot;author&quot;:[{&quot;given&quot;:&quot;Annalisa&quot;,&quot;family&quot;:&quot;Sannino&quot;},{&quot;given&quot;:&quot;Yrjö&quot;,&quot;family&quot;:&quot;Engeström&quot;},{&quot;given&quot;:&quot;Monica&quot;,&quot;family&quot;:&quot;Lemos&quot;}],&quot;URL&quot;:&quot;https://www.tandfonline.com/doi/full/10.1080/10508406.2016.1204547&quot;,&quot;issued&quot;:{&quot;date-parts&quot;:[[&quot;2016&quot;,10]]},&quot;source&quot;:&quot;Crossref&quot;,&quot;issue&quot;:&quot;4&quot;,&quot;ISSN&quot;:&quot;1050-8406, 1532-7809&quot;,&quot;title&quot;:&quot;Formative Interventions for Expansive Learning and Transformative Agency&quot;,&quot;volume&quot;:&quot;25&quot;,&quot;accessed&quot;:{&quot;date-parts&quot;:[[&quot;2019&quot;,3,21]]},&quot;language&quot;:&quot;en&quot;,&quot;citation-key&quot;:&quot;sannino_formative_2016&quot;,&quot;container-title&quot;:&quot;Journal of the Learning Sciences&quot;,&quot;type&quot;:&quot;article-journal&quot;,&quot;DOI&quot;:&quot;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3362,&quot;uris&quot;:[&quot;http://zotero.org/users/1913249/items/TB35W5A6&quot;],&quot;suffix&quot;:&quot;&quot;,&quot;prefix&quot;:&quot;&quot;,&quot;uri&quot;:[&quot;http://zotero.org/users/1913249/items/TB35W5A6&quot;]},{&quot;itemData&quot;:{&quot;volume&quot;:&quot;21&quot;,&quot;container-title&quot;:&quot;Mind, Culture, and Activity&quot;,&quot;id&quot;:&quot;engestrom_methodological_2014&quot;,&quot;ISSN&quot;:&quot;1074-9039, 1532-7884&quot;,&quot;type&quot;:&quot;article-journal&quot;,&quot;page&quot;:&quot;118-128&quot;,&quot;title&quot;:&quot;On the Methodological Demands of Formative Interventions&quot;,&quot;author&quot;:[{&quot;given&quot;:&quot;Yrjö&quot;,&quot;family&quot;:&quot;Engeström&quot;},{&quot;given&quot;:&quot;Annalisa&quot;,&quot;family&quot;:&quot;Sannino&quot;},{&quot;given&quot;:&quot;Jaakko&quot;,&quot;family&quot;:&quot;Virkkunen&quot;}],&quot;URL&quot;:&quot;http://www.tandfonline.com/doi/abs/10.1080/10749039.2014.891868&quot;,&quot;issued&quot;:{&quot;date-parts&quot;:[[&quot;2014&quot;,4,3]]},&quot;language&quot;:&quot;en&quot;,&quot;citation-key&quot;:&quot;engestrom_methodological_2014&quot;,&quot;source&quot;:&quot;CrossRef&quot;,&quot;DOI&quot;:&quot;10.1080/10749039.2014.891868&quot;,&quot;issue&quot;:&quot;2&quot;,&quot;accessed&quot;:{&quot;date-parts&quot;:[[&quot;2017&quot;,10,10]]}},&quot;id&quot;:1732,&quot;uris&quot;:[&quot;http://zotero.org/users/1913249/items/T7XFNIFT&quot;],&quot;suffix&quot;:&quot;&quot;,&quot;prefix&quot;:&quot;&quot;,&quot;uri&quot;:[&quot;http://zotero.org/users/1913249/items/T7XFNIFT&quot;]}],&quot;schema&quot;:&quot;https://github.com/citation-style-language/schema/raw/master/csl-citation.json&quot;,&quot;citationID&quot;:&quot;grtmewqn&quot;,&quot;properties&quot;:{&quot;noteIndex&quot;:0,&quot;formattedCitation&quot;:&quot;[@sannino_formative_2016; @engestrom_methodological_2014]&quot;}} RNDfolvkgisqz"/>&lt;Do Zotero Refresh: [@sannino_formative_2016; @engestrom_methodological_2014]&gt;<text:reference-mark-end text:name="ZOTERO_ITEM CSL_CITATION {&quot;citationItems&quot;:[{&quot;itemData&quot;:{&quot;id&quot;:&quot;sannino_formative_2016&quot;,&quot;page&quot;:&quot;599-633&quot;,&quot;author&quot;:[{&quot;given&quot;:&quot;Annalisa&quot;,&quot;family&quot;:&quot;Sannino&quot;},{&quot;given&quot;:&quot;Yrjö&quot;,&quot;family&quot;:&quot;Engeström&quot;},{&quot;given&quot;:&quot;Monica&quot;,&quot;family&quot;:&quot;Lemos&quot;}],&quot;URL&quot;:&quot;https://www.tandfonline.com/doi/full/10.1080/10508406.2016.1204547&quot;,&quot;issued&quot;:{&quot;date-parts&quot;:[[&quot;2016&quot;,10]]},&quot;source&quot;:&quot;Crossref&quot;,&quot;issue&quot;:&quot;4&quot;,&quot;ISSN&quot;:&quot;1050-8406, 1532-7809&quot;,&quot;title&quot;:&quot;Formative Interventions for Expansive Learning and Transformative Agency&quot;,&quot;volume&quot;:&quot;25&quot;,&quot;accessed&quot;:{&quot;date-parts&quot;:[[&quot;2019&quot;,3,21]]},&quot;language&quot;:&quot;en&quot;,&quot;citation-key&quot;:&quot;sannino_formative_2016&quot;,&quot;container-title&quot;:&quot;Journal of the Learning Sciences&quot;,&quot;type&quot;:&quot;article-journal&quot;,&quot;DOI&quot;:&quot;10.1080/10508406.2016.1204547&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id&quot;:3362,&quot;uris&quot;:[&quot;http://zotero.org/users/1913249/items/TB35W5A6&quot;],&quot;suffix&quot;:&quot;&quot;,&quot;prefix&quot;:&quot;&quot;,&quot;uri&quot;:[&quot;http://zotero.org/users/1913249/items/TB35W5A6&quot;]},{&quot;itemData&quot;:{&quot;volume&quot;:&quot;21&quot;,&quot;container-title&quot;:&quot;Mind, Culture, and Activity&quot;,&quot;id&quot;:&quot;engestrom_methodological_2014&quot;,&quot;ISSN&quot;:&quot;1074-9039, 1532-7884&quot;,&quot;type&quot;:&quot;article-journal&quot;,&quot;page&quot;:&quot;118-128&quot;,&quot;title&quot;:&quot;On the Methodological Demands of Formative Interventions&quot;,&quot;author&quot;:[{&quot;given&quot;:&quot;Yrjö&quot;,&quot;family&quot;:&quot;Engeström&quot;},{&quot;given&quot;:&quot;Annalisa&quot;,&quot;family&quot;:&quot;Sannino&quot;},{&quot;given&quot;:&quot;Jaakko&quot;,&quot;family&quot;:&quot;Virkkunen&quot;}],&quot;URL&quot;:&quot;http://www.tandfonline.com/doi/abs/10.1080/10749039.2014.891868&quot;,&quot;issued&quot;:{&quot;date-parts&quot;:[[&quot;2014&quot;,4,3]]},&quot;language&quot;:&quot;en&quot;,&quot;citation-key&quot;:&quot;engestrom_methodological_2014&quot;,&quot;source&quot;:&quot;CrossRef&quot;,&quot;DOI&quot;:&quot;10.1080/10749039.2014.891868&quot;,&quot;issue&quot;:&quot;2&quot;,&quot;accessed&quot;:{&quot;date-parts&quot;:[[&quot;2017&quot;,10,10]]}},&quot;id&quot;:1732,&quot;uris&quot;:[&quot;http://zotero.org/users/1913249/items/T7XFNIFT&quot;],&quot;suffix&quot;:&quot;&quot;,&quot;prefix&quot;:&quot;&quot;,&quot;uri&quot;:[&quot;http://zotero.org/users/1913249/items/T7XFNIFT&quot;]}],&quot;schema&quot;:&quot;https://github.com/citation-style-language/schema/raw/master/csl-citation.json&quot;,&quot;citationID&quot;:&quot;grtmewqn&quot;,&quot;properties&quot;:{&quot;noteIndex&quot;:0,&quot;formattedCitation&quot;:&quot;[@sannino_formative_2016; @engestrom_methodological_2014]&quot;}} RNDfolvkgisqz"/></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From <text:reference-mark-start text:name="ZOTERO_ITEM CSL_CITATION {&quot;citationItems&quot;:[{&quot;itemData&quot;:{&quot;volume&quot;:&quot;21&quot;,&quot;container-title&quot;:&quot;Theory &amp; Psychology&quot;,&quot;id&quot;:&quot;engestrom_design_2011&quot;,&quot;ISSN&quot;:&quot;0959-3543, 1461-7447&quot;,&quot;type&quot;:&quot;article-journal&quot;,&quot;page&quot;:&quot;598-628&quot;,&quot;title&quot;:&quot;From design experiments to formative interventions&quot;,&quot;author&quot;:[{&quot;given&quot;:&quot;Yrjö&quot;,&quot;family&quot;:&quot;Engeström&quot;}],&quot;URL&quot;:&quot;http://journals.sagepub.com/doi/10.1177/0959354311419252&quot;,&quot;issued&quot;:{&quot;date-parts&quot;:[[&quot;2011&quot;,10]]},&quot;language&quot;:&quot;en&quot;,&quot;citation-key&quot;:&quot;engestrom_design_2011&quot;,&quot;source&quot;:&quot;CrossRef&quot;,&quot;DOI&quot;:&quot;10.1177/0959354311419252&quot;,&quot;issue&quot;:&quot;5&quot;,&quot;accessed&quot;:{&quot;date-parts&quot;:[[&quot;2017&quot;,10,10]]}},&quot;id&quot;:1730,&quot;uris&quot;:[&quot;http://zotero.org/users/1913249/items/PGVCDTUB&quot;],&quot;suffix&quot;:&quot;&quot;,&quot;prefix&quot;:&quot;&quot;,&quot;uri&quot;:[&quot;http://zotero.org/users/1913249/items/PGVCDTUB&quot;]}],&quot;schema&quot;:&quot;https://github.com/citation-style-language/schema/raw/master/csl-citation.json&quot;,&quot;citationID&quot;:&quot;ixdkauuh&quot;,&quot;properties&quot;:{&quot;noteIndex&quot;:0,&quot;formattedCitation&quot;:&quot;[@engestrom_design_2011]&quot;}} RNDcwsblzsfmw"/>&lt;Do Zotero Refresh: [@engestrom_design_2011]&gt;<text:reference-mark-end text:name="ZOTERO_ITEM CSL_CITATION {&quot;citationItems&quot;:[{&quot;itemData&quot;:{&quot;volume&quot;:&quot;21&quot;,&quot;container-title&quot;:&quot;Theory &amp; Psychology&quot;,&quot;id&quot;:&quot;engestrom_design_2011&quot;,&quot;ISSN&quot;:&quot;0959-3543, 1461-7447&quot;,&quot;type&quot;:&quot;article-journal&quot;,&quot;page&quot;:&quot;598-628&quot;,&quot;title&quot;:&quot;From design experiments to formative interventions&quot;,&quot;author&quot;:[{&quot;given&quot;:&quot;Yrjö&quot;,&quot;family&quot;:&quot;Engeström&quot;}],&quot;URL&quot;:&quot;http://journals.sagepub.com/doi/10.1177/0959354311419252&quot;,&quot;issued&quot;:{&quot;date-parts&quot;:[[&quot;2011&quot;,10]]},&quot;language&quot;:&quot;en&quot;,&quot;citation-key&quot;:&quot;engestrom_design_2011&quot;,&quot;source&quot;:&quot;CrossRef&quot;,&quot;DOI&quot;:&quot;10.1177/0959354311419252&quot;,&quot;issue&quot;:&quot;5&quot;,&quot;accessed&quot;:{&quot;date-parts&quot;:[[&quot;2017&quot;,10,10]]}},&quot;id&quot;:1730,&quot;uris&quot;:[&quot;http://zotero.org/users/1913249/items/PGVCDTUB&quot;],&quot;suffix&quot;:&quot;&quot;,&quot;prefix&quot;:&quot;&quot;,&quot;uri&quot;:[&quot;http://zotero.org/users/1913249/items/PGVCDTUB&quot;]}],&quot;schema&quot;:&quot;https://github.com/citation-style-language/schema/raw/master/csl-citation.json&quot;,&quot;citationID&quot;:&quot;ixdkauuh&quot;,&quot;properties&quot;:{&quot;noteIndex&quot;:0,&quot;formattedCitation&quot;:&quot;[@engestrom_design_2011]&quot;}} RNDcwsblzsfmw"/></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pan text:style-name="T1">Designed systems:</text:span> Learning environments are designed systems; be they existing systems like that of the classroom, or newly designed systems <text:reference-mark-start text:name="ZOTERO_ITEM CSL_CITATION {&quot;citationItems&quot;:[{&quot;itemData&quot;:{&quot;container-title&quot;:&quot;Ecologies for Learning and Practice&quot;,&quot;publisher&quot;:&quot;Routledge&quot;,&quot;page&quot;:&quot;129-145&quot;,&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issued&quot;:{&quot;date-parts&quot;:[[&quot;2019&quot;,11,6]]},&quot;source&quot;:&quot;DOI.org (Crossref)&quot;,&quot;edition&quot;:&quot;1&quot;,&quot;editor&quot;:[{&quot;given&quot;:&quot;Ronald&quot;,&quot;family&quot;:&quot;Barnett&quot;},{&quot;given&quot;:&quot;Norman&quot;,&quot;family&quot;:&quot;Jackson&quot;}],&quot;type&quot;:&quot;chapter&quot;,&quot;event-place&quot;:&quot;Abingdon, Oxon ; New York, NY : Routledge, 2020.&quot;,&quot;title&quot;:&quot;Ecosystem Empowerment&quot;,&quot;URL&quot;:&quot;https://www.taylorfrancis.com/books/9781351020251/chapters/10.4324/9781351020268-9&quot;,&quot;language&quot;:&quot;en&quot;,&quot;citation-key&quot;:&quot;barnett_ecosystem_2019&quot;,&quot;id&quot;:&quot;barnett_ecosystem_2019&quot;,&quot;ISBN&quot;:&quot;978-1-351-02026-8&quot;,&quot;DOI&quot;:&quot;10.4324/9781351020268-9&quot;,&quot;accessed&quot;:{&quot;date-parts&quot;:[[&quot;2023&quot;,7,5]]}},&quot;id&quot;:9233,&quot;uris&quot;:[&quot;http://zotero.org/users/1913249/items/BU69FYN2&quot;],&quot;suffix&quot;:&quot;&quot;,&quot;prefix&quot;:&quot;&quot;,&quot;uri&quot;:[&quot;http://zotero.org/users/1913249/items/BU69FYN2&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ccjhrvdb&quot;,&quot;properties&quot;:{&quot;noteIndex&quot;:0,&quot;formattedCitation&quot;:&quot;[@barnett_ecosystem_2019; @cole_design-based_2016]&quot;}} RNDblurldppnp"/>&lt;Do Zotero Refresh: [@barnett_ecosystem_2019; @cole_design-based_2016]&gt;<text:reference-mark-end text:name="ZOTERO_ITEM CSL_CITATION {&quot;citationItems&quot;:[{&quot;itemData&quot;:{&quot;container-title&quot;:&quot;Ecologies for Learning and Practice&quot;,&quot;publisher&quot;:&quot;Routledge&quot;,&quot;page&quot;:&quot;129-145&quot;,&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issued&quot;:{&quot;date-parts&quot;:[[&quot;2019&quot;,11,6]]},&quot;source&quot;:&quot;DOI.org (Crossref)&quot;,&quot;edition&quot;:&quot;1&quot;,&quot;editor&quot;:[{&quot;given&quot;:&quot;Ronald&quot;,&quot;family&quot;:&quot;Barnett&quot;},{&quot;given&quot;:&quot;Norman&quot;,&quot;family&quot;:&quot;Jackson&quot;}],&quot;type&quot;:&quot;chapter&quot;,&quot;event-place&quot;:&quot;Abingdon, Oxon ; New York, NY : Routledge, 2020.&quot;,&quot;title&quot;:&quot;Ecosystem Empowerment&quot;,&quot;URL&quot;:&quot;https://www.taylorfrancis.com/books/9781351020251/chapters/10.4324/9781351020268-9&quot;,&quot;language&quot;:&quot;en&quot;,&quot;citation-key&quot;:&quot;barnett_ecosystem_2019&quot;,&quot;id&quot;:&quot;barnett_ecosystem_2019&quot;,&quot;ISBN&quot;:&quot;978-1-351-02026-8&quot;,&quot;DOI&quot;:&quot;10.4324/9781351020268-9&quot;,&quot;accessed&quot;:{&quot;date-parts&quot;:[[&quot;2023&quot;,7,5]]}},&quot;id&quot;:9233,&quot;uris&quot;:[&quot;http://zotero.org/users/1913249/items/BU69FYN2&quot;],&quot;suffix&quot;:&quot;&quot;,&quot;prefix&quot;:&quot;&quot;,&quot;uri&quot;:[&quot;http://zotero.org/users/1913249/items/BU69FYN2&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ccjhrvdb&quot;,&quot;properties&quot;:{&quot;noteIndex&quot;:0,&quot;formattedCitation&quot;:&quot;[@barnett_ecosystem_2019; @cole_design-based_2016]&quot;}} RNDblurldppnp"/>.</text:p>
      <text:p text:style-name="Text_20_body">This section has identified broad alignments in direction for CHAT perspective on DBR.</text:p>
      <text:h text:style-name="Heading_20_3" text:outline-level="3"><text:bookmark-start text:name="exploring-specific-techniques-of-formative-interventions---make-more-targeted--"/>Exploring specific techniques of formative interventions - MAKE MORE TARGETED -<text:bookmark-end text:name="exploring-specific-techniques-of-formative-interventions---make-more-targeted--"/></text:h>
      <text:p text:style-name="First_20_paragraph">DROP FOR A MORE PERSONAL TAKE / SO COMPARATIVE TO THIS INTERVENTION? FIND MORE DIRECT PARALLELS? 5D FOR EXAMPLE</text:p>
      <text:p text:style-name="Text_20_body">One of the most striking set of practical techniques are those used in Engeström’s take on Expansive Learning, specifically set of processes applied in a workplace setting called Change Laboratory (CL) <text:reference-mark-start text:name="ZOTERO_ITEM CSL_CITATION {&quot;citationItems&quot;:[{&quot;itemData&quot;:{&quot;type&quot;:&quot;chapter&quot;,&quot;id&quot;:&quot;engestrom_putting_2007&quot;,&quot;container-title&quot;:&quot;The cambridge companion to Vygotsky&quot;,&quot;citation-key&quot;:&quot;engestrom_putting_2007&quot;,&quot;publisher&quot;:&quot;Cambridge University Press&quot;,&quot;issued&quot;:{&quot;date-parts&quot;:[[&quot;2007&quot;]]},&quot;title&quot;:&quot;Putting Vygotsky to work: The change laboratory as an application of double stimulation&quot;,&quot;author&quot;:[{&quot;given&quot;:&quot;Yrjö&quot;,&quot;family&quot;:&quot;Engeström&quot;}]},&quot;id&quot;:66,&quot;uris&quot;:[&quot;http://zotero.org/users/1913249/items/9CLM2KQP&quot;],&quot;suffix&quot;:&quot;&quot;,&quot;prefix&quot;:&quot;&quot;,&quot;uri&quot;:[&quot;http://zotero.org/users/1913249/items/9CLM2KQP&quot;]}],&quot;schema&quot;:&quot;https://github.com/citation-style-language/schema/raw/master/csl-citation.json&quot;,&quot;citationID&quot;:&quot;jhxmepnq&quot;,&quot;properties&quot;:{&quot;noteIndex&quot;:0,&quot;formattedCitation&quot;:&quot;[@engestrom_putting_2007]&quot;}} RNDpgvbcyemfv"/>&lt;Do Zotero Refresh: [@engestrom_putting_2007]&gt;<text:reference-mark-end text:name="ZOTERO_ITEM CSL_CITATION {&quot;citationItems&quot;:[{&quot;itemData&quot;:{&quot;type&quot;:&quot;chapter&quot;,&quot;id&quot;:&quot;engestrom_putting_2007&quot;,&quot;container-title&quot;:&quot;The cambridge companion to Vygotsky&quot;,&quot;citation-key&quot;:&quot;engestrom_putting_2007&quot;,&quot;publisher&quot;:&quot;Cambridge University Press&quot;,&quot;issued&quot;:{&quot;date-parts&quot;:[[&quot;2007&quot;]]},&quot;title&quot;:&quot;Putting Vygotsky to work: The change laboratory as an application of double stimulation&quot;,&quot;author&quot;:[{&quot;given&quot;:&quot;Yrjö&quot;,&quot;family&quot;:&quot;Engeström&quot;}]},&quot;id&quot;:66,&quot;uris&quot;:[&quot;http://zotero.org/users/1913249/items/9CLM2KQP&quot;],&quot;suffix&quot;:&quot;&quot;,&quot;prefix&quot;:&quot;&quot;,&quot;uri&quot;:[&quot;http://zotero.org/users/1913249/items/9CLM2KQP&quot;]}],&quot;schema&quot;:&quot;https://github.com/citation-style-language/schema/raw/master/csl-citation.json&quot;,&quot;citationID&quot;:&quot;jhxmepnq&quot;,&quot;properties&quot;:{&quot;noteIndex&quot;:0,&quot;formattedCitation&quot;:&quot;[@engestrom_putting_2007]&quot;}} RNDpgvbcyemfv"/>.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citationItems&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hjwivrag&quot;,&quot;properties&quot;:{&quot;noteIndex&quot;:0,&quot;formattedCitation&quot;:&quot;[@cole_design-based_2016]&quot;}} RNDuqviffpcru"/>&lt;Do Zotero Refresh: [@cole_design-based_2016]&gt;<text:reference-mark-end text:name="ZOTERO_ITEM CSL_CITATION {&quot;citationItems&quot;:[{&quot;itemData&quot;:{&quot;container-title&quot;:&quot;Journal of the Learning Sciences&quot;,&quot;publisher&quot;:&quot;Routledge&quot;,&quot;page&quot;:&quot;503-530&quot;,&quot;author&quot;:[{&quot;given&quot;:&quot;Michael&quot;,&quot;family&quot;:&quot;Cole&quot;},{&quot;given&quot;:&quot;Martin&quot;,&quot;family&quot;:&quot;Packer&quot;}],&quot;URL&quot;:&quot;https://doi.org/10.1080/10508406.2016.1187148&quot;,&quot;issued&quot;:{&quot;date-parts&quot;:[[&quot;2016&quot;,10,1]]},&quot;source&quot;:&quot;Taylor and Francis+NEJM&quot;,&quot;issue&quot;:&quot;4&quot;,&quot;ISSN&quot;:&quot;1050-8406&quot;,&quot;title&quot;:&quot;Design-Based Intervention Research as the Science of the Doubly Artificial&quot;,&quot;volume&quot;:&quot;25&quot;,&quot;id&quot;:&quot;cole_design-based_2016&quot;,&quot;citation-key&quot;:&quot;cole_design-based_2016&quot;,&quot;type&quot;:&quot;article-journal&quot;,&quot;accessed&quot;:{&quot;date-parts&quot;:[[&quot;2023&quot;,7,4]]},&quot;DOI&quot;:&quot;10.1080/10508406.2016.1187148&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id&quot;:9237,&quot;uris&quot;:[&quot;http://zotero.org/users/1913249/items/FYCLWKSL&quot;],&quot;suffix&quot;:&quot;&quot;,&quot;prefix&quot;:&quot;&quot;,&quot;uri&quot;:[&quot;http://zotero.org/users/1913249/items/FYCLWKSL&quot;]}],&quot;schema&quot;:&quot;https://github.com/citation-style-language/schema/raw/master/csl-citation.json&quot;,&quot;citationID&quot;:&quot;hjwivrag&quot;,&quot;properties&quot;:{&quot;noteIndex&quot;:0,&quot;formattedCitation&quot;:&quot;[@cole_design-based_2016]&quot;}} RNDuqviffpcr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itemData&quot;:{&quot;container-title&quot;:&quot;Learning for Life in the 21st Century: Sociocultural Perspectives on the Future of Education&quot;,&quot;id&quot;:&quot;brown_cultural_2008&quot;,&quot;type&quot;:&quot;chapter&quot;,&quot;publisher&quot;:&quot;Blackwell Publishing Ltd&quot;,&quot;page&quot;:&quot;225-238&quot;,&quot;title&quot;:&quot;Cultural Historical Activity Theory and the Expansion of Opportunities for Learning After School&quot;,&quot;author&quot;:[{&quot;given&quot;:&quot;Katherine&quot;,&quot;family&quot;:&quot;Brown&quot;},{&quot;given&quot;:&quot;Michael&quot;,&quot;family&quot;:&quot;Cole&quot;}],&quot;URL&quot;:&quot;http://onlinelibrary.wiley.com/doi/10.1002/9780470753545.ch17/summary&quot;,&quot;issued&quot;:{&quot;date-parts&quot;:[[&quot;2008&quot;,1,14]]},&quot;language&quot;:&quot;en&quot;,&quot;citation-key&quot;:&quot;brown_cultural_2008&quot;,&quot;source&quot;:&quot;onlinelibrary.wiley.com&quot;,&quot;ISBN&quot;:&quot;978-0-470-75354-5&quot;,&quot;DOI&quot;:&quot;10.1002/9780470753545.ch17&quot;,&quot;accessed&quot;:{&quot;date-parts&quot;:[[&quot;2017&quot;,7,28]]}},&quot;id&quot;:1604,&quot;uris&quot;:[&quot;http://zotero.org/users/1913249/items/8QZDB9FX&quot;],&quot;suffix&quot;:&quot;&quot;,&quot;prefix&quot;:&quot;&quot;,&quot;uri&quot;:[&quot;http://zotero.org/users/1913249/items/8QZDB9FX&quot;]}],&quot;schema&quot;:&quot;https://github.com/citation-style-language/schema/raw/master/csl-citation.json&quot;,&quot;citationID&quot;:&quot;sfkilgkn&quot;,&quot;properties&quot;:{&quot;noteIndex&quot;:0,&quot;formattedCitation&quot;:&quot;[@brown_cultural_2008]&quot;}} RNDeoajjhtgqo"/>&lt;Do Zotero Refresh: [@brown_cultural_2008]&gt;<text:reference-mark-end text:name="ZOTERO_ITEM CSL_CITATION {&quot;citationItems&quot;:[{&quot;itemData&quot;:{&quot;container-title&quot;:&quot;Learning for Life in the 21st Century: Sociocultural Perspectives on the Future of Education&quot;,&quot;id&quot;:&quot;brown_cultural_2008&quot;,&quot;type&quot;:&quot;chapter&quot;,&quot;publisher&quot;:&quot;Blackwell Publishing Ltd&quot;,&quot;page&quot;:&quot;225-238&quot;,&quot;title&quot;:&quot;Cultural Historical Activity Theory and the Expansion of Opportunities for Learning After School&quot;,&quot;author&quot;:[{&quot;given&quot;:&quot;Katherine&quot;,&quot;family&quot;:&quot;Brown&quot;},{&quot;given&quot;:&quot;Michael&quot;,&quot;family&quot;:&quot;Cole&quot;}],&quot;URL&quot;:&quot;http://onlinelibrary.wiley.com/doi/10.1002/9780470753545.ch17/summary&quot;,&quot;issued&quot;:{&quot;date-parts&quot;:[[&quot;2008&quot;,1,14]]},&quot;language&quot;:&quot;en&quot;,&quot;citation-key&quot;:&quot;brown_cultural_2008&quot;,&quot;source&quot;:&quot;onlinelibrary.wiley.com&quot;,&quot;ISBN&quot;:&quot;978-0-470-75354-5&quot;,&quot;DOI&quot;:&quot;10.1002/9780470753545.ch17&quot;,&quot;accessed&quot;:{&quot;date-parts&quot;:[[&quot;2017&quot;,7,28]]}},&quot;id&quot;:1604,&quot;uris&quot;:[&quot;http://zotero.org/users/1913249/items/8QZDB9FX&quot;],&quot;suffix&quot;:&quot;&quot;,&quot;prefix&quot;:&quot;&quot;,&quot;uri&quot;:[&quot;http://zotero.org/users/1913249/items/8QZDB9FX&quot;]}],&quot;schema&quot;:&quot;https://github.com/citation-style-language/schema/raw/master/csl-citation.json&quot;,&quot;citationID&quot;:&quot;sfkilgkn&quot;,&quot;properties&quot;:{&quot;noteIndex&quot;:0,&quot;formattedCitation&quot;:&quot;[@brown_cultural_2008]&quot;}} RNDeoajjhtgqo"/>.</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he fictional device of the 5D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Text_20_body">In addition the concept of diversion from the primary task are relevant to the more playful approaches of participants and facilitators to make the learning process attractive <text:reference-mark-start text:name="ZOTERO_ITEM CSL_CITATION {&quot;citationItems&quot;:[{&quot;itemData&quot;:{&quot;id&quot;:&quot;engestrom_expansive_2013&quot;,&quot;page&quot;:&quot;81-106&quot;,&quot;author&quot;:[{&quot;given&quot;:&quot;Yrjö&quot;,&quot;family&quot;:&quot;Engeström&quot;},{&quot;given&quot;:&quot;Juhana&quot;,&quot;family&quot;:&quot;Rantavuori&quot;},{&quot;given&quot;:&quot;Hannele&quot;,&quot;family&quot;:&quot;Kerosuo&quot;}],&quot;URL&quot;:&quot;https://doi.org/10.1007/s12186-012-9089-6&quot;,&quot;issued&quot;:{&quot;date-parts&quot;:[[&quot;2013&quot;,4,1]]},&quot;source&quot;:&quot;Springer Link&quot;,&quot;issue&quot;:&quot;1&quot;,&quot;container-title-short&quot;:&quot;Vocations and Learning&quot;,&quot;ISSN&quot;:&quot;1874-7868&quot;,&quot;title&quot;:&quot;Expansive Learning in a Library: Actions, Cycles and Deviations from Instructional Intentions&quot;,&quot;volume&quot;:&quot;6&quot;,&quot;type&quot;:&quot;article-journal&quot;,&quot;title-short&quot;:&quot;Expansive Learning in a Library&quot;,&quot;language&quot;:&quot;en&quot;,&quot;citation-key&quot;:&quot;engestrom_expansive_2013&quot;,&quot;container-title&quot;:&quot;Vocations and Learning&quot;,&quot;DOI&quot;:&quot;10.1007/s12186-012-9089-6&quot;,&quot;accessed&quot;:{&quot;date-parts&quot;:[[&quot;2023&quot;,10,2]]},&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id&quot;:9349,&quot;uris&quot;:[&quot;http://zotero.org/users/1913249/items/P4UYGDCR&quot;],&quot;suffix&quot;:&quot;&quot;,&quot;prefix&quot;:&quot;&quot;,&quot;uri&quot;:[&quot;http://zotero.org/users/1913249/items/P4UYGDCR&quot;]}],&quot;schema&quot;:&quot;https://github.com/citation-style-language/schema/raw/master/csl-citation.json&quot;,&quot;citationID&quot;:&quot;xrvsiqan&quot;,&quot;properties&quot;:{&quot;noteIndex&quot;:0,&quot;formattedCitation&quot;:&quot;[@engestrom_expansive_2013]&quot;}} RNDvqqnkjsurd"/>&lt;Do Zotero Refresh: [@engestrom_expansive_2013]&gt;<text:reference-mark-end text:name="ZOTERO_ITEM CSL_CITATION {&quot;citationItems&quot;:[{&quot;itemData&quot;:{&quot;id&quot;:&quot;engestrom_expansive_2013&quot;,&quot;page&quot;:&quot;81-106&quot;,&quot;author&quot;:[{&quot;given&quot;:&quot;Yrjö&quot;,&quot;family&quot;:&quot;Engeström&quot;},{&quot;given&quot;:&quot;Juhana&quot;,&quot;family&quot;:&quot;Rantavuori&quot;},{&quot;given&quot;:&quot;Hannele&quot;,&quot;family&quot;:&quot;Kerosuo&quot;}],&quot;URL&quot;:&quot;https://doi.org/10.1007/s12186-012-9089-6&quot;,&quot;issued&quot;:{&quot;date-parts&quot;:[[&quot;2013&quot;,4,1]]},&quot;source&quot;:&quot;Springer Link&quot;,&quot;issue&quot;:&quot;1&quot;,&quot;container-title-short&quot;:&quot;Vocations and Learning&quot;,&quot;ISSN&quot;:&quot;1874-7868&quot;,&quot;title&quot;:&quot;Expansive Learning in a Library: Actions, Cycles and Deviations from Instructional Intentions&quot;,&quot;volume&quot;:&quot;6&quot;,&quot;type&quot;:&quot;article-journal&quot;,&quot;title-short&quot;:&quot;Expansive Learning in a Library&quot;,&quot;language&quot;:&quot;en&quot;,&quot;citation-key&quot;:&quot;engestrom_expansive_2013&quot;,&quot;container-title&quot;:&quot;Vocations and Learning&quot;,&quot;DOI&quot;:&quot;10.1007/s12186-012-9089-6&quot;,&quot;accessed&quot;:{&quot;date-parts&quot;:[[&quot;2023&quot;,10,2]]},&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id&quot;:9349,&quot;uris&quot;:[&quot;http://zotero.org/users/1913249/items/P4UYGDCR&quot;],&quot;suffix&quot;:&quot;&quot;,&quot;prefix&quot;:&quot;&quot;,&quot;uri&quot;:[&quot;http://zotero.org/users/1913249/items/P4UYGDCR&quot;]}],&quot;schema&quot;:&quot;https://github.com/citation-style-language/schema/raw/master/csl-citation.json&quot;,&quot;citationID&quot;:&quot;xrvsiqan&quot;,&quot;properties&quot;:{&quot;noteIndex&quot;:0,&quot;formattedCitation&quot;:&quot;[@engestrom_expansive_2013]&quot;}} RNDvqqnkjsurd"/>.</text:p>
      <text:p text:style-name="Text_20_body">REWRITE - EXPLAIN AND EXPLORE SECONDARY STIMULI</text:p>
      <text:h text:style-name="Heading_20_3" text:outline-level="3"><text:bookmark-start text:name="creating-ideocultures-as-designed-systems"/>Creating ideocultures as designed systems<text:bookmark-end text:name="creating-ideocultures-as-designed-systems"/></text:h>
      <text:p text:style-name="First_20_paragraph">From Cole.</text:p>
      <text:p text:style-name="Text_20_body">The concept of ideocultures is useful when compared to expansive learning and presumption of existing objects.</text:p>
      <text:h text:style-name="Heading_20_3" text:outline-level="3"><text:bookmark-start text:name="rogoffs-three-planes-of-analysis-of-learning-communities"/>Rogoff’s three planes of analysis of learning communities<text:bookmark-end text:name="rogoffs-three-planes-of-analysis-of-learning-communities"/></text:h>
      <text:h text:style-name="Heading_20_4" text:outline-level="4"><text:bookmark-start text:name="communities-of-practice-and-communities-of-learners"/>Communities of practice and communities of learners<text:bookmark-end text:name="communities-of-practice-and-communities-of-learners"/></text:h>
      <text:p text:style-name="First_20_paragraph">Communities of practice - legitimate peripheral participation boundaries and barriers to participation</text:p>
      <text:p text:style-name="Text_20_body">(Continue to) refute or problematise dichotomy of learner led, teacher led approaches <text:reference-mark-start text:name="ZOTERO_ITEM CSL_CITATION {&quot;citationItems&quot;:[{&quot;itemData&quot;:{&quot;container-title&quot;:&quot;Pedagogy and the Human Sciences&quot;,&quot;type&quot;:&quot;article-journal&quot;,&quot;page&quot;:&quot;3-27&quot;,&quot;title&quot;:&quot;Beyond Student-Centered and Teacher-Centered Pedagogy: Teaching and Learning as Guided Participation&quot;,&quot;author&quot;:[{&quot;given&quot;:&quot;Michael&quot;,&quot;family&quot;:&quot;Mascolo&quot;}],&quot;URL&quot;:&quot;https://scholarworks.merrimack.edu/phs/vol1/iss1/6&quot;,&quot;title-short&quot;:&quot;Beyond Student-Centered and Teacher-Centered Pedagogy&quot;,&quot;issued&quot;:{&quot;date-parts&quot;:[[&quot;2009&quot;,1,1]]},&quot;volume&quot;:&quot;1&quot;,&quot;id&quot;:&quot;mascolo_beyond_2009&quot;,&quot;issue&quot;:&quot;1&quot;,&quot;citation-key&quot;:&quot;mascolo_beyond_2009&quot;},&quot;id&quot;:8530,&quot;uris&quot;:[&quot;http://zotero.org/users/1913249/items/ZJ7IPS8P&quot;],&quot;suffix&quot;:&quot;&quot;,&quot;prefix&quot;:&quot;&quot;,&quot;uri&quot;:[&quot;http://zotero.org/users/1913249/items/ZJ7IPS8P&quot;]}],&quot;schema&quot;:&quot;https://github.com/citation-style-language/schema/raw/master/csl-citation.json&quot;,&quot;citationID&quot;:&quot;abreqsoa&quot;,&quot;properties&quot;:{&quot;noteIndex&quot;:0,&quot;formattedCitation&quot;:&quot;[@mascolo_beyond_2009]&quot;}} RNDahgrweirwq"/>&lt;Do Zotero Refresh: [@mascolo_beyond_2009]&gt;<text:reference-mark-end text:name="ZOTERO_ITEM CSL_CITATION {&quot;citationItems&quot;:[{&quot;itemData&quot;:{&quot;container-title&quot;:&quot;Pedagogy and the Human Sciences&quot;,&quot;type&quot;:&quot;article-journal&quot;,&quot;page&quot;:&quot;3-27&quot;,&quot;title&quot;:&quot;Beyond Student-Centered and Teacher-Centered Pedagogy: Teaching and Learning as Guided Participation&quot;,&quot;author&quot;:[{&quot;given&quot;:&quot;Michael&quot;,&quot;family&quot;:&quot;Mascolo&quot;}],&quot;URL&quot;:&quot;https://scholarworks.merrimack.edu/phs/vol1/iss1/6&quot;,&quot;title-short&quot;:&quot;Beyond Student-Centered and Teacher-Centered Pedagogy&quot;,&quot;issued&quot;:{&quot;date-parts&quot;:[[&quot;2009&quot;,1,1]]},&quot;volume&quot;:&quot;1&quot;,&quot;id&quot;:&quot;mascolo_beyond_2009&quot;,&quot;issue&quot;:&quot;1&quot;,&quot;citation-key&quot;:&quot;mascolo_beyond_2009&quot;},&quot;id&quot;:8530,&quot;uris&quot;:[&quot;http://zotero.org/users/1913249/items/ZJ7IPS8P&quot;],&quot;suffix&quot;:&quot;&quot;,&quot;prefix&quot;:&quot;&quot;,&quot;uri&quot;:[&quot;http://zotero.org/users/1913249/items/ZJ7IPS8P&quot;]}],&quot;schema&quot;:&quot;https://github.com/citation-style-language/schema/raw/master/csl-citation.json&quot;,&quot;citationID&quot;:&quot;abreqsoa&quot;,&quot;properties&quot;:{&quot;noteIndex&quot;:0,&quot;formattedCitation&quot;:&quot;[@mascolo_beyond_2009]&quot;}} RNDahgrweirwq"/>.</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itemData&quot;:{&quot;id&quot;:&quot;moll_funds_1992&quot;,&quot;type&quot;:&quot;article-journal&quot;,&quot;page&quot;:&quot;132-14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URL&quot;:&quot;http://www.jstor.org/stable/1476399&quot;,&quot;volume&quot;:&quot;31&quot;,&quot;language&quot;:&quot;en&quot;,&quot;issued&quot;:{&quot;date-parts&quot;:[[&quot;1992&quot;]]},&quot;source&quot;:&quot;Zotero&quot;,&quot;container-title&quot;:&quot;Theory into Practice&quot;,&quot;issue&quot;:&quot;2,&quot;,&quot;citation-key&quot;:&quot;moll_funds_1992&quot;},&quot;id&quot;:3383,&quot;uris&quot;:[&quot;http://zotero.org/users/1913249/items/EXBRQZWW&quot;],&quot;suffix&quot;:&quot;&quot;,&quot;prefix&quot;:&quot;&quot;,&quot;uri&quot;:[&quot;http://zotero.org/users/1913249/items/EXBRQZWW&quot;]}],&quot;schema&quot;:&quot;https://github.com/citation-style-language/schema/raw/master/csl-citation.json&quot;,&quot;citationID&quot;:&quot;ixeenvrx&quot;,&quot;properties&quot;:{&quot;noteIndex&quot;:0,&quot;formattedCitation&quot;:&quot;[@moll_funds_1992]&quot;}} RNDekswotygyo"/>&lt;Do Zotero Refresh: [@moll_funds_1992]&gt;<text:reference-mark-end text:name="ZOTERO_ITEM CSL_CITATION {&quot;citationItems&quot;:[{&quot;itemData&quot;:{&quot;id&quot;:&quot;moll_funds_1992&quot;,&quot;type&quot;:&quot;article-journal&quot;,&quot;page&quot;:&quot;132-141&quot;,&quot;title&quot;:&quot;Funds of knowledge for teaching: using a qualitative approach to connect homes and classrooms&quot;,&quot;author&quot;:[{&quot;given&quot;:&quot;Luis C.&quot;,&quot;family&quot;:&quot;Moll&quot;},{&quot;given&quot;:&quot;Cathy&quot;,&quot;family&quot;:&quot;Amanti&quot;},{&quot;given&quot;:&quot;Deborah&quot;,&quot;family&quot;:&quot;Neff&quot;},{&quot;given&quot;:&quot;Norma&quot;,&quot;family&quot;:&quot;Gonzalez&quot;}],&quot;URL&quot;:&quot;http://www.jstor.org/stable/1476399&quot;,&quot;volume&quot;:&quot;31&quot;,&quot;language&quot;:&quot;en&quot;,&quot;issued&quot;:{&quot;date-parts&quot;:[[&quot;1992&quot;]]},&quot;source&quot;:&quot;Zotero&quot;,&quot;container-title&quot;:&quot;Theory into Practice&quot;,&quot;issue&quot;:&quot;2,&quot;,&quot;citation-key&quot;:&quot;moll_funds_1992&quot;},&quot;id&quot;:3383,&quot;uris&quot;:[&quot;http://zotero.org/users/1913249/items/EXBRQZWW&quot;],&quot;suffix&quot;:&quot;&quot;,&quot;prefix&quot;:&quot;&quot;,&quot;uri&quot;:[&quot;http://zotero.org/users/1913249/items/EXBRQZWW&quot;]}],&quot;schema&quot;:&quot;https://github.com/citation-style-language/schema/raw/master/csl-citation.json&quot;,&quot;citationID&quot;:&quot;ixeenvrx&quot;,&quot;properties&quot;:{&quot;noteIndex&quot;:0,&quot;formattedCitation&quot;:&quot;[@moll_funds_1992]&quot;}} RNDekswotygyo"/>. Research by the UK National Literacy Trust <text:reference-mark-start text:name="ZOTERO_ITEM CSL_CITATION {&quot;citationItems&quot;:[{&quot;uri&quot;:[&quot;http://zotero.org/users/1913249/items/T96LXVV8&quot;],&quot;id&quot;:8142,&quot;suffix&quot;:&quot;&quot;,&quot;suppress-author&quot;:true,&quot;uris&quot;:[&quot;http://zotero.org/users/1913249/items/T96LXVV8&quot;],&quot;prefix&quot;:&quot;&quot;,&quot;itemData&quot;:{&quot;id&quot;:&quot;picton_video_2020&quot;,&quot;type&quot;:&quot;report&quot;,&quot;publisher&quot;:&quot;National Literacy Trust&quot;,&quot;page&quot;:&quot;31&quot;,&quot;title&quot;:&quot;Video game playing and literacy: a survey of young people aged 11 to 16&quot;,&quot;author&quot;:[{&quot;given&quot;:&quot;Irene&quot;,&quot;family&quot;:&quot;Picton&quot;},{&quot;given&quot;:&quot;Christina&quot;,&quot;family&quot;:&quot;Clark&quot;},{&quot;given&quot;:&quot;Tim&quot;,&quot;family&quot;:&quot;Judge&quot;}],&quot;URL&quot;:&quot;https://cdn.literacytrust.org.uk/media/documents/Video_game_playing_and_literacy_report_final_updated.pdf&quot;,&quot;language&quot;:&quot;en&quot;,&quot;issued&quot;:{&quot;date-parts&quot;:[[&quot;2020&quot;]]},&quot;source&quot;:&quot;Zotero&quot;,&quot;citation-key&quot;:&quot;picton_video_2020&quot;}}],&quot;schema&quot;:&quot;https://github.com/citation-style-language/schema/raw/master/csl-citation.json&quot;,&quot;citationID&quot;:&quot;ymoyuvpr&quot;,&quot;properties&quot;:{&quot;noteIndex&quot;:0,&quot;formattedCitation&quot;:&quot;[-@picton_video_2020]&quot;}} RNDzyiwpqtuug"/>&lt;Do Zotero Refresh: [-@picton_video_2020]&gt;<text:reference-mark-end text:name="ZOTERO_ITEM CSL_CITATION {&quot;citationItems&quot;:[{&quot;uri&quot;:[&quot;http://zotero.org/users/1913249/items/T96LXVV8&quot;],&quot;id&quot;:8142,&quot;suffix&quot;:&quot;&quot;,&quot;suppress-author&quot;:true,&quot;uris&quot;:[&quot;http://zotero.org/users/1913249/items/T96LXVV8&quot;],&quot;prefix&quot;:&quot;&quot;,&quot;itemData&quot;:{&quot;id&quot;:&quot;picton_video_2020&quot;,&quot;type&quot;:&quot;report&quot;,&quot;publisher&quot;:&quot;National Literacy Trust&quot;,&quot;page&quot;:&quot;31&quot;,&quot;title&quot;:&quot;Video game playing and literacy: a survey of young people aged 11 to 16&quot;,&quot;author&quot;:[{&quot;given&quot;:&quot;Irene&quot;,&quot;family&quot;:&quot;Picton&quot;},{&quot;given&quot;:&quot;Christina&quot;,&quot;family&quot;:&quot;Clark&quot;},{&quot;given&quot;:&quot;Tim&quot;,&quot;family&quot;:&quot;Judge&quot;}],&quot;URL&quot;:&quot;https://cdn.literacytrust.org.uk/media/documents/Video_game_playing_and_literacy_report_final_updated.pdf&quot;,&quot;language&quot;:&quot;en&quot;,&quot;issued&quot;:{&quot;date-parts&quot;:[[&quot;2020&quot;]]},&quot;source&quot;:&quot;Zotero&quot;,&quot;citation-key&quot;:&quot;picton_video_2020&quot;}}],&quot;schema&quot;:&quot;https://github.com/citation-style-language/schema/raw/master/csl-citation.json&quot;,&quot;citationID&quot;:&quot;ymoyuvpr&quot;,&quot;properties&quot;:{&quot;noteIndex&quot;:0,&quot;formattedCitation&quot;:&quot;[-@picton_video_2020]&quot;}} RNDzyiwpqtuu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uri&quot;:[&quot;http://zotero.org/users/1913249/items/RUWZA8Q7&quot;],&quot;id&quot;:2409,&quot;suffix&quot;:&quot;&quot;,&quot;suppress-author&quot;:true,&quot;uris&quot;:[&quot;http://zotero.org/users/1913249/items/RUWZA8Q7&quot;],&quot;prefix&quot;:&quot;&quot;,&quot;itemData&quot;:{&quot;id&quot;:&quot;denner_using_2014&quot;,&quot;page&quot;:&quot;13-22&quot;,&quot;author&quot;:[{&quot;given&quot;:&quot;Jill&quot;,&quot;family&quot;:&quot;Denner&quot;},{&quot;given&quot;:&quot;Linda&quot;,&quot;family&quot;:&quot;Werner&quot;},{&quot;given&quot;:&quot;Shannon&quot;,&quot;family&quot;:&quot;Campe&quot;},{&quot;given&quot;:&quot;Eloy&quot;,&quot;family&quot;:&quot;Ortiz&quot;}],&quot;URL&quot;:&quot;https://www.igi-global.com/article/using-game-mechanics-to-measure-what-students-learn-from-programming-games/117696&quot;,&quot;issued&quot;:{&quot;date-parts&quot;:[[&quot;2014&quot;,7,1]]},&quot;source&quot;:&quot;www.igi-global.com&quot;,&quot;issue&quot;:&quot;3&quot;,&quot;container-title-short&quot;:&quot;IJGBL&quot;,&quot;ISSN&quot;:&quot;2155-6849 DOI: 10.4018/ijgbl.2014070102&quot;,&quot;title&quot;:&quot;Using game mechanics to measure what students learn from programming games&quot;,&quot;volume&quot;:&quot;4&quot;,&quot;type&quot;:&quot;article-journal&quot;,&quot;DOI&quot;:&quot;10.4018/ijgbl.2014070102&quot;,&quot;language&quot;:&quot;en&quot;,&quot;citation-key&quot;:&quot;denner_using_2014&quot;,&quot;container-title&quot;:&quot;International Journal of Game-Based Learning (IJGBL)&quot;,&quot;license&quot;:&quot;Access limited to members&quot;,&quot;accessed&quot;:{&quot;date-parts&quot;:[[&quot;2018&quot;,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schema&quot;:&quot;https://github.com/citation-style-language/schema/raw/master/csl-citation.json&quot;,&quot;citationID&quot;:&quot;pmeuwwrk&quot;,&quot;properties&quot;:{&quot;noteIndex&quot;:0,&quot;formattedCitation&quot;:&quot;[-@denner_using_2014]&quot;}} RNDppqodpasnv"/>&lt;Do Zotero Refresh: [-@denner_using_2014]&gt;<text:reference-mark-end text:name="ZOTERO_ITEM CSL_CITATION {&quot;citationItems&quot;:[{&quot;uri&quot;:[&quot;http://zotero.org/users/1913249/items/RUWZA8Q7&quot;],&quot;id&quot;:2409,&quot;suffix&quot;:&quot;&quot;,&quot;suppress-author&quot;:true,&quot;uris&quot;:[&quot;http://zotero.org/users/1913249/items/RUWZA8Q7&quot;],&quot;prefix&quot;:&quot;&quot;,&quot;itemData&quot;:{&quot;id&quot;:&quot;denner_using_2014&quot;,&quot;page&quot;:&quot;13-22&quot;,&quot;author&quot;:[{&quot;given&quot;:&quot;Jill&quot;,&quot;family&quot;:&quot;Denner&quot;},{&quot;given&quot;:&quot;Linda&quot;,&quot;family&quot;:&quot;Werner&quot;},{&quot;given&quot;:&quot;Shannon&quot;,&quot;family&quot;:&quot;Campe&quot;},{&quot;given&quot;:&quot;Eloy&quot;,&quot;family&quot;:&quot;Ortiz&quot;}],&quot;URL&quot;:&quot;https://www.igi-global.com/article/using-game-mechanics-to-measure-what-students-learn-from-programming-games/117696&quot;,&quot;issued&quot;:{&quot;date-parts&quot;:[[&quot;2014&quot;,7,1]]},&quot;source&quot;:&quot;www.igi-global.com&quot;,&quot;issue&quot;:&quot;3&quot;,&quot;container-title-short&quot;:&quot;IJGBL&quot;,&quot;ISSN&quot;:&quot;2155-6849 DOI: 10.4018/ijgbl.2014070102&quot;,&quot;title&quot;:&quot;Using game mechanics to measure what students learn from programming games&quot;,&quot;volume&quot;:&quot;4&quot;,&quot;type&quot;:&quot;article-journal&quot;,&quot;DOI&quot;:&quot;10.4018/ijgbl.2014070102&quot;,&quot;language&quot;:&quot;en&quot;,&quot;citation-key&quot;:&quot;denner_using_2014&quot;,&quot;container-title&quot;:&quot;International Journal of Game-Based Learning (IJGBL)&quot;,&quot;license&quot;:&quot;Access limited to members&quot;,&quot;accessed&quot;:{&quot;date-parts&quot;:[[&quot;2018&quot;,4,21]]},&quot;abstract&quot;:&quot;Using Game Mechanics to Measure What Students Learn from Programming Games: 10.4018/ijgbl.2014070102: Despite the growing popularity of teaching children to program games, little is known about the benefits for learning. In this article, the authors propose&quot;}}],&quot;schema&quot;:&quot;https://github.com/citation-style-language/schema/raw/master/csl-citation.json&quot;,&quot;citationID&quot;:&quot;pmeuwwrk&quot;,&quot;properties&quot;:{&quot;noteIndex&quot;:0,&quot;formattedCitation&quot;:&quot;[-@denner_using_2014]&quot;}} RNDppqodpasnv"/>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citationItems&quot;:[{&quot;itemData&quot;:{&quot;id&quot;:&quot;rajala_utopian_2023&quot;,&quot;page&quot;:&quot;110-136&quot;,&quot;author&quot;:[{&quot;given&quot;:&quot;Antti&quot;,&quot;family&quot;:&quot;Rajala&quot;},{&quot;given&quot;:&quot;Michael&quot;,&quot;family&quot;:&quot;Cole&quot;},{&quot;given&quot;:&quot;Moises&quot;,&quot;family&quot;:&quot;Esteban-Guitart&quot;}],&quot;URL&quot;:&quot;https://www.tandfonline.com/doi/full/10.1080/10508406.2022.2144736&quot;,&quot;issued&quot;:{&quot;date-parts&quot;:[[&quot;2023&quot;,1,1]]},&quot;source&quot;:&quot;DOI.org (Crossref)&quot;,&quot;issue&quot;:&quot;1&quot;,&quot;container-title-short&quot;:&quot;Journal of the Learning Sciences&quot;,&quot;ISSN&quot;:&quot;1050-8406, 1532-7809&quot;,&quot;title&quot;:&quot;Utopian methodology: Researching educational interventions to promote equity over multiple timescales&quot;,&quot;volume&quot;:&quot;32&quot;,&quot;type&quot;:&quot;article-journal&quot;,&quot;title-short&quot;:&quot;Utopian methodology&quot;,&quot;language&quot;:&quot;en&quot;,&quot;citation-key&quot;:&quot;rajala_utopian_2023&quot;,&quot;container-title&quot;:&quot;Journal of the Learning Sciences&quot;,&quot;DOI&quot;:&quot;10.1080/10508406.2022.2144736&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9229,&quot;uris&quot;:[&quot;http://zotero.org/users/1913249/items/ZHZADF6X&quot;],&quot;suffix&quot;:&quot;&quot;,&quot;prefix&quot;:&quot;&quot;,&quot;uri&quot;:[&quot;http://zotero.org/users/1913249/items/ZHZADF6X&quot;]}],&quot;schema&quot;:&quot;https://github.com/citation-style-language/schema/raw/master/csl-citation.json&quot;,&quot;citationID&quot;:&quot;ncmnbvkq&quot;,&quot;properties&quot;:{&quot;noteIndex&quot;:0,&quot;formattedCitation&quot;:&quot;[@rajala_utopian_2023]&quot;}} RNDldkgkasovp"/>&lt;Do Zotero Refresh: [@rajala_utopian_2023]&gt;<text:reference-mark-end text:name="ZOTERO_ITEM CSL_CITATION {&quot;citationItems&quot;:[{&quot;itemData&quot;:{&quot;id&quot;:&quot;rajala_utopian_2023&quot;,&quot;page&quot;:&quot;110-136&quot;,&quot;author&quot;:[{&quot;given&quot;:&quot;Antti&quot;,&quot;family&quot;:&quot;Rajala&quot;},{&quot;given&quot;:&quot;Michael&quot;,&quot;family&quot;:&quot;Cole&quot;},{&quot;given&quot;:&quot;Moises&quot;,&quot;family&quot;:&quot;Esteban-Guitart&quot;}],&quot;URL&quot;:&quot;https://www.tandfonline.com/doi/full/10.1080/10508406.2022.2144736&quot;,&quot;issued&quot;:{&quot;date-parts&quot;:[[&quot;2023&quot;,1,1]]},&quot;source&quot;:&quot;DOI.org (Crossref)&quot;,&quot;issue&quot;:&quot;1&quot;,&quot;container-title-short&quot;:&quot;Journal of the Learning Sciences&quot;,&quot;ISSN&quot;:&quot;1050-8406, 1532-7809&quot;,&quot;title&quot;:&quot;Utopian methodology: Researching educational interventions to promote equity over multiple timescales&quot;,&quot;volume&quot;:&quot;32&quot;,&quot;type&quot;:&quot;article-journal&quot;,&quot;title-short&quot;:&quot;Utopian methodology&quot;,&quot;language&quot;:&quot;en&quot;,&quot;citation-key&quot;:&quot;rajala_utopian_2023&quot;,&quot;container-title&quot;:&quot;Journal of the Learning Sciences&quot;,&quot;DOI&quot;:&quot;10.1080/10508406.2022.2144736&quot;,&quot;accessed&quot;:{&quot;date-parts&quot;:[[&quot;2023&quot;,7,6]]},&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id&quot;:9229,&quot;uris&quot;:[&quot;http://zotero.org/users/1913249/items/ZHZADF6X&quot;],&quot;suffix&quot;:&quot;&quot;,&quot;prefix&quot;:&quot;&quot;,&quot;uri&quot;:[&quot;http://zotero.org/users/1913249/items/ZHZADF6X&quot;]}],&quot;schema&quot;:&quot;https://github.com/citation-style-language/schema/raw/master/csl-citation.json&quot;,&quot;citationID&quot;:&quot;ncmnbvkq&quot;,&quot;properties&quot;:{&quot;noteIndex&quot;:0,&quot;formattedCitation&quot;:&quot;[@rajala_utopian_2023]&quot;}} RNDldkgkasovp"/></text:p>
      <text:h text:style-name="Heading_20_4" text:outline-level="4"><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h text:style-name="Heading_20_2" text:outline-level="2"><text:bookmark-start text:name="conceptual-tools-associated-with-agency"/>Conceptual tools associated with agency<text:bookmark-end text:name="conceptual-tools-associated-with-agency"/></text:h>
      <text:list text:style-name="L28">
        <text:list-item>
          <text:p text:style-name="P28">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tads---on-double-stimulation-and-agency"/>TADS - On double stimulation and agency<text:bookmark-end text:name="tads---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itemData&quot;:{&quot;id&quot;:&quot;sannino_principle_2015&quot;,&quot;page&quot;:&quot;1-15&quot;,&quot;author&quot;:[{&quot;given&quot;:&quot;Annalisa&quot;,&quot;family&quot;:&quot;Sannino&quot;}],&quot;URL&quot;:&quot;http://www.sciencedirect.com/science/article/pii/S2210656115000045&quot;,&quot;issued&quot;:{&quot;date-parts&quot;:[[&quot;2015&quot;,9,1]]},&quot;source&quot;:&quot;ScienceDirect&quot;,&quot;container-title-short&quot;:&quot;Learning, Culture and Social Interaction&quot;,&quot;ISSN&quot;:&quot;2210-6561&quot;,&quot;title&quot;:&quot;The principle of double stimulation: A path to volitional action&quot;,&quot;volume&quot;:&quot;6&quot;,&quot;type&quot;:&quot;article-journal&quot;,&quot;container-title&quot;:&quot;Learning, Culture and Social Interaction&quot;,&quot;language&quot;:&quot;en&quot;,&quot;citation-key&quot;:&quot;sannino_principle_2015&quot;,&quot;title-short&quot;:&quot;The principle of double stimulation&quot;,&quot;DOI&quot;:&quot;10.1016/j.lcsi.2015.01.001&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2948,&quot;uris&quot;:[&quot;http://zotero.org/users/1913249/items/7I43RJQP&quot;],&quot;suffix&quot;:&quot;&quot;,&quot;prefix&quot;:&quot;&quot;,&quot;uri&quot;:[&quot;http://zotero.org/users/1913249/items/7I43RJQP&quot;]}],&quot;schema&quot;:&quot;https://github.com/citation-style-language/schema/raw/master/csl-citation.json&quot;,&quot;citationID&quot;:&quot;lmzbbqpf&quot;,&quot;properties&quot;:{&quot;noteIndex&quot;:0,&quot;formattedCitation&quot;:&quot;[@sannino_principle_2015]&quot;}} RNDfqytmlwyyx"/>&lt;Do Zotero Refresh: [@sannino_principle_2015]&gt;<text:reference-mark-end text:name="ZOTERO_ITEM CSL_CITATION {&quot;citationItems&quot;:[{&quot;itemData&quot;:{&quot;id&quot;:&quot;sannino_principle_2015&quot;,&quot;page&quot;:&quot;1-15&quot;,&quot;author&quot;:[{&quot;given&quot;:&quot;Annalisa&quot;,&quot;family&quot;:&quot;Sannino&quot;}],&quot;URL&quot;:&quot;http://www.sciencedirect.com/science/article/pii/S2210656115000045&quot;,&quot;issued&quot;:{&quot;date-parts&quot;:[[&quot;2015&quot;,9,1]]},&quot;source&quot;:&quot;ScienceDirect&quot;,&quot;container-title-short&quot;:&quot;Learning, Culture and Social Interaction&quot;,&quot;ISSN&quot;:&quot;2210-6561&quot;,&quot;title&quot;:&quot;The principle of double stimulation: A path to volitional action&quot;,&quot;volume&quot;:&quot;6&quot;,&quot;type&quot;:&quot;article-journal&quot;,&quot;container-title&quot;:&quot;Learning, Culture and Social Interaction&quot;,&quot;language&quot;:&quot;en&quot;,&quot;citation-key&quot;:&quot;sannino_principle_2015&quot;,&quot;title-short&quot;:&quot;The principle of double stimulation&quot;,&quot;DOI&quot;:&quot;10.1016/j.lcsi.2015.01.001&quot;,&quot;accessed&quot;:{&quot;date-parts&quot;:[[&quot;2020&quot;,3,1]]},&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id&quot;:2948,&quot;uris&quot;:[&quot;http://zotero.org/users/1913249/items/7I43RJQP&quot;],&quot;suffix&quot;:&quot;&quot;,&quot;prefix&quot;:&quot;&quot;,&quot;uri&quot;:[&quot;http://zotero.org/users/1913249/items/7I43RJQP&quot;]}],&quot;schema&quot;:&quot;https://github.com/citation-style-language/schema/raw/master/csl-citation.json&quot;,&quot;citationID&quot;:&quot;lmzbbqpf&quot;,&quot;properties&quot;:{&quot;noteIndex&quot;:0,&quot;formattedCitation&quot;:&quot;[@sannino_principle_2015]&quot;}} RNDfqytmlwyyx"/>. While many studies have examined the process in professional settings there is a paucity of study in the area of “student-centered contexts of learning” <text:reference-mark-start text:name="ZOTERO_ITEM CSL_CITATION {&quot;citationItems&quot;:[{&quot;itemData&quot;:{&quot;id&quot;:&quot;isaac_cultural_2021&quot;,&quot;publisher&quot;:&quot;Centre de recherche et d’intervention sur la réussite scolaire&quot;,&quot;page&quot;:&quot;86-94&quot;,&quot;author&quot;:[{&quot;given&quot;:&quot;Guillaume&quot;,&quot;family&quot;:&quot;Isaac&quot;},{&quot;given&quot;:&quot;Sylvie&quot;,&quot;family&quot;:&quot;Barma&quot;},{&quot;given&quot;:&quot;Margarida&quot;,&quot;family&quot;:&quot;Romero&quot;}],&quot;URL&quot;:&quot;https://www.erudit.org/en/journals/ric/1900-v1-n1-ric06727/1085784ar/abstract/&quot;,&quot;issued&quot;:{&quot;date-parts&quot;:[[&quot;2021&quot;]]},&quot;source&quot;:&quot;www.erudit.org&quot;,&quot;issue&quot;:&quot;2&quot;,&quot;container-title-short&quot;:&quot;ric&quot;,&quot;ISSN&quot;:&quot;2291-6717&quot;,&quot;title&quot;:&quot;Cultural historical activity theory, double stimulation, and conflicts of motives in education science: Where have we been? (2012-2021)&quot;,&quot;volume&quot;:&quot;5&quot;,&quot;type&quot;:&quot;article-journal&quot;,&quot;title-short&quot;:&quot;Cultural historical activity theory, double stimulation, and conflicts of motives in education science&quot;,&quot;language&quot;:&quot;en&quot;,&quot;citation-key&quot;:&quot;isaac_cultural_2021&quot;,&quot;DOI&quot;:&quot;10.51657/ric.v5i2.51287&quot;,&quot;container-title&quot;:&quot;Revue internationale du CRIRES : innover dans la tradition de Vygotsky / CRI_SAS international Journal: Vygotsky's Heritage: Innovation in Education&quot;,&quot;accessed&quot;:{&quot;date-parts&quot;:[[&quot;2023&quot;,5,15]]},&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9031,&quot;uris&quot;:[&quot;http://zotero.org/users/1913249/items/FLMUGFUH&quot;],&quot;prefix&quot;:&quot;&quot;,&quot;uri&quot;:[&quot;http://zotero.org/users/1913249/items/FLMUGFUH&quot;],&quot;locator&quot;:&quot; 93&quot;}],&quot;schema&quot;:&quot;https://github.com/citation-style-language/schema/raw/master/csl-citation.json&quot;,&quot;citationID&quot;:&quot;tinfmymw&quot;,&quot;properties&quot;:{&quot;noteIndex&quot;:0,&quot;formattedCitation&quot;:&quot;[@isaac_cultural_2021, p. 93]&quot;}} RNDzelutxgtzi"/>&lt;Do Zotero Refresh: [@isaac_cultural_2021, p. 93]&gt;<text:reference-mark-end text:name="ZOTERO_ITEM CSL_CITATION {&quot;citationItems&quot;:[{&quot;itemData&quot;:{&quot;id&quot;:&quot;isaac_cultural_2021&quot;,&quot;publisher&quot;:&quot;Centre de recherche et d’intervention sur la réussite scolaire&quot;,&quot;page&quot;:&quot;86-94&quot;,&quot;author&quot;:[{&quot;given&quot;:&quot;Guillaume&quot;,&quot;family&quot;:&quot;Isaac&quot;},{&quot;given&quot;:&quot;Sylvie&quot;,&quot;family&quot;:&quot;Barma&quot;},{&quot;given&quot;:&quot;Margarida&quot;,&quot;family&quot;:&quot;Romero&quot;}],&quot;URL&quot;:&quot;https://www.erudit.org/en/journals/ric/1900-v1-n1-ric06727/1085784ar/abstract/&quot;,&quot;issued&quot;:{&quot;date-parts&quot;:[[&quot;2021&quot;]]},&quot;source&quot;:&quot;www.erudit.org&quot;,&quot;issue&quot;:&quot;2&quot;,&quot;container-title-short&quot;:&quot;ric&quot;,&quot;ISSN&quot;:&quot;2291-6717&quot;,&quot;title&quot;:&quot;Cultural historical activity theory, double stimulation, and conflicts of motives in education science: Where have we been? (2012-2021)&quot;,&quot;volume&quot;:&quot;5&quot;,&quot;type&quot;:&quot;article-journal&quot;,&quot;title-short&quot;:&quot;Cultural historical activity theory, double stimulation, and conflicts of motives in education science&quot;,&quot;language&quot;:&quot;en&quot;,&quot;citation-key&quot;:&quot;isaac_cultural_2021&quot;,&quot;DOI&quot;:&quot;10.51657/ric.v5i2.51287&quot;,&quot;container-title&quot;:&quot;Revue internationale du CRIRES : innover dans la tradition de Vygotsky / CRI_SAS international Journal: Vygotsky's Heritage: Innovation in Education&quot;,&quot;accessed&quot;:{&quot;date-parts&quot;:[[&quot;2023&quot;,5,15]]},&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id&quot;:9031,&quot;uris&quot;:[&quot;http://zotero.org/users/1913249/items/FLMUGFUH&quot;],&quot;prefix&quot;:&quot;&quot;,&quot;uri&quot;:[&quot;http://zotero.org/users/1913249/items/FLMUGFUH&quot;],&quot;locator&quot;:&quot; 93&quot;}],&quot;schema&quot;:&quot;https://github.com/citation-style-language/schema/raw/master/csl-citation.json&quot;,&quot;citationID&quot;:&quot;tinfmymw&quot;,&quot;properties&quot;:{&quot;noteIndex&quot;:0,&quot;formattedCitation&quot;:&quot;[@isaac_cultural_2021, p. 93]&quot;}} RNDzelutxgtzi"/>.</text:p>
      <text:p text:style-name="Text_20_body">Blockages caused by contradictions are also analysed the fields of design and HCI with an aim of revising designs to remove them <text:reference-mark-start text:name="ZOTERO_ITEM CSL_CITATION {&quot;citationItems&quot;:[{&quot;itemData&quot;:{&quot;container-title&quot;:&quot;Mind Culture and Activity&quot;,&quot;type&quot;:&quot;article-journal&quot;,&quot;title&quot;:&quot;Moving Forward with Activity Theory in a Digital World&quot;,&quot;author&quot;:[{&quot;given&quot;:&quot;Stan&quot;,&quot;family&quot;:&quot;Karanasios&quot;},{&quot;given&quot;:&quot;Bonnie&quot;,&quot;family&quot;:&quot;Nardi&quot;},{&quot;given&quot;:&quot;Clay&quot;,&quot;family&quot;:&quot;Spinuzzi&quot;},{&quot;given&quot;:&quot;Julien&quot;,&quot;family&quot;:&quot;Malaurent&quot;}],&quot;volume&quot;:&quot;28&quot;,&quot;id&quot;:&quot;karanasios_moving_2021&quot;,&quot;issued&quot;:{&quot;date-parts&quot;:[[&quot;2021&quot;,4,7]]},&quot;citation-key&quot;:&quot;karanasios_moving_2021&quot;,&quot;source&quot;:&quot;ResearchGate&quot;,&quot;DOI&quot;:&quot;10.1080/10749039.2021.1914662&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9035,&quot;uris&quot;:[&quot;http://zotero.org/users/1913249/items/CEMD5GSA&quot;],&quot;suffix&quot;:&quot;&quot;,&quot;prefix&quot;:&quot;&quot;,&quot;uri&quot;:[&quot;http://zotero.org/users/1913249/items/CEMD5GSA&quot;]}],&quot;schema&quot;:&quot;https://github.com/citation-style-language/schema/raw/master/csl-citation.json&quot;,&quot;citationID&quot;:&quot;kooqemjr&quot;,&quot;properties&quot;:{&quot;noteIndex&quot;:0,&quot;formattedCitation&quot;:&quot;[@karanasios_moving_2021]&quot;}} RNDxfpwcjfqpr"/>&lt;Do Zotero Refresh: [@karanasios_moving_2021]&gt;<text:reference-mark-end text:name="ZOTERO_ITEM CSL_CITATION {&quot;citationItems&quot;:[{&quot;itemData&quot;:{&quot;container-title&quot;:&quot;Mind Culture and Activity&quot;,&quot;type&quot;:&quot;article-journal&quot;,&quot;title&quot;:&quot;Moving Forward with Activity Theory in a Digital World&quot;,&quot;author&quot;:[{&quot;given&quot;:&quot;Stan&quot;,&quot;family&quot;:&quot;Karanasios&quot;},{&quot;given&quot;:&quot;Bonnie&quot;,&quot;family&quot;:&quot;Nardi&quot;},{&quot;given&quot;:&quot;Clay&quot;,&quot;family&quot;:&quot;Spinuzzi&quot;},{&quot;given&quot;:&quot;Julien&quot;,&quot;family&quot;:&quot;Malaurent&quot;}],&quot;volume&quot;:&quot;28&quot;,&quot;id&quot;:&quot;karanasios_moving_2021&quot;,&quot;issued&quot;:{&quot;date-parts&quot;:[[&quot;2021&quot;,4,7]]},&quot;citation-key&quot;:&quot;karanasios_moving_2021&quot;,&quot;source&quot;:&quot;ResearchGate&quot;,&quot;DOI&quot;:&quot;10.1080/10749039.2021.1914662&quot;,&quot;container-title-short&quot;:&quot;Mind Culture and Activity&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id&quot;:9035,&quot;uris&quot;:[&quot;http://zotero.org/users/1913249/items/CEMD5GSA&quot;],&quot;suffix&quot;:&quot;&quot;,&quot;prefix&quot;:&quot;&quot;,&quot;uri&quot;:[&quot;http://zotero.org/users/1913249/items/CEMD5GSA&quot;]}],&quot;schema&quot;:&quot;https://github.com/citation-style-language/schema/raw/master/csl-citation.json&quot;,&quot;citationID&quot;:&quot;kooqemjr&quot;,&quot;properties&quot;:{&quot;noteIndex&quot;:0,&quot;formattedCitation&quot;:&quot;[@karanasios_moving_2021]&quot;}} RNDxfpwcjfqpr"/>.</text:p>
      <text:h text:style-name="Heading_20_4" text:outline-level="4"><text:bookmark-start text:name="on-affordances"/>On affordances<text:bookmark-end text:name="on-affordances"/></text:h>
      <text:p text:style-name="First_20_paragraph">AT’s relationship with affordances are explored here <text:reference-mark-start text:name="ZOTERO_ITEM CSL_CITATION {&quot;citationItems&quot;:[{&quot;itemData&quot;:{&quot;id&quot;:&quot;ba_erentsen_activity_2002&quot;,&quot;publisher&quot;:&quot;ACM&quot;,&quot;page&quot;:&quot;51–60&quot;,&quot;author&quot;:[{&quot;given&quot;:&quot;Klaus B.&quot;,&quot;family&quot;:&quot;B\\a erentsen&quot;},{&quot;given&quot;:&quot;Johan&quot;,&quot;family&quot;:&quot;Trettvik&quot;}],&quot;publisher-place&quot;:&quot;New York, NY, USA&quot;,&quot;issued&quot;:{&quot;date-parts&quot;:[[&quot;2002&quot;]]},&quot;source&quot;:&quot;ACM Digital Library&quot;,&quot;ISBN&quot;:&quot;978-1-58113-616-6&quot;,&quot;collection-title&quot;:&quot;NordiCHI '02&quot;,&quot;event-place&quot;:&quot;Aarhus, Denmark&quot;,&quot;title&quot;:&quot;An Activity Theory Approach to Affordance&quot;,&quot;URL&quot;:&quot;http://doi.acm.org/10.1145/572020.572028&quot;,&quot;type&quot;:&quot;paper-conference&quot;,&quot;citation-key&quot;:&quot;ba_erentsen_activity_2002&quot;,&quot;container-title&quot;:&quot;Proceedings of the Second Nordic Conference on Human-computer Interaction&quot;,&quot;DOI&quot;:&quot;10.1145/572020.572028&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3142,&quot;uris&quot;:[&quot;http://zotero.org/users/1913249/items/3ZY45LTV&quot;],&quot;suffix&quot;:&quot;&quot;,&quot;prefix&quot;:&quot;&quot;,&quot;uri&quot;:[&quot;http://zotero.org/users/1913249/items/3ZY45LTV&quot;]}],&quot;schema&quot;:&quot;https://github.com/citation-style-language/schema/raw/master/csl-citation.json&quot;,&quot;citationID&quot;:&quot;pboogaia&quot;,&quot;properties&quot;:{&quot;noteIndex&quot;:0,&quot;formattedCitation&quot;:&quot;[@ba_erentsen_activity_2002]&quot;}} RNDypuxyelmuq"/>&lt;Do Zotero Refresh: [@ba_erentsen_activity_2002]&gt;<text:reference-mark-end text:name="ZOTERO_ITEM CSL_CITATION {&quot;citationItems&quot;:[{&quot;itemData&quot;:{&quot;id&quot;:&quot;ba_erentsen_activity_2002&quot;,&quot;publisher&quot;:&quot;ACM&quot;,&quot;page&quot;:&quot;51–60&quot;,&quot;author&quot;:[{&quot;given&quot;:&quot;Klaus B.&quot;,&quot;family&quot;:&quot;B\\a erentsen&quot;},{&quot;given&quot;:&quot;Johan&quot;,&quot;family&quot;:&quot;Trettvik&quot;}],&quot;publisher-place&quot;:&quot;New York, NY, USA&quot;,&quot;issued&quot;:{&quot;date-parts&quot;:[[&quot;2002&quot;]]},&quot;source&quot;:&quot;ACM Digital Library&quot;,&quot;ISBN&quot;:&quot;978-1-58113-616-6&quot;,&quot;collection-title&quot;:&quot;NordiCHI '02&quot;,&quot;event-place&quot;:&quot;Aarhus, Denmark&quot;,&quot;title&quot;:&quot;An Activity Theory Approach to Affordance&quot;,&quot;URL&quot;:&quot;http://doi.acm.org/10.1145/572020.572028&quot;,&quot;type&quot;:&quot;paper-conference&quot;,&quot;citation-key&quot;:&quot;ba_erentsen_activity_2002&quot;,&quot;container-title&quot;:&quot;Proceedings of the Second Nordic Conference on Human-computer Interaction&quot;,&quot;DOI&quot;:&quot;10.1145/572020.572028&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3142,&quot;uris&quot;:[&quot;http://zotero.org/users/1913249/items/3ZY45LTV&quot;],&quot;suffix&quot;:&quot;&quot;,&quot;prefix&quot;:&quot;&quot;,&quot;uri&quot;:[&quot;http://zotero.org/users/1913249/items/3ZY45LTV&quot;]}],&quot;schema&quot;:&quot;https://github.com/citation-style-language/schema/raw/master/csl-citation.json&quot;,&quot;citationID&quot;:&quot;pboogaia&quot;,&quot;properties&quot;:{&quot;noteIndex&quot;:0,&quot;formattedCitation&quot;:&quot;[@ba_erentsen_activity_2002]&quot;}} RNDypuxyelmuq"/></text:p>
      <text:p text:style-name="Text_20_body">Other researchers have found the the scope and focus of affordances important to clarify (<text:span text:style-name="T1">???</text:span>).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tems&quot;:[{&quot;itemData&quot;:{&quot;id&quot;:&quot;kaptelinin_affordances_2012&quot;,&quot;publisher&quot;:&quot;Association for Computing Machinery&quot;,&quot;page&quot;:&quot;967–976&quot;,&quot;author&quot;:[{&quot;given&quot;:&quot;Victor&quot;,&quot;family&quot;:&quot;Kaptelinin&quot;},{&quot;given&quot;:&quot;Bonnie&quot;,&quot;family&quot;:&quot;Nardi&quot;}],&quot;publisher-place&quot;:&quot;New York, NY, USA&quot;,&quot;issued&quot;:{&quot;date-parts&quot;:[[&quot;2012&quot;,5,5]]},&quot;source&quot;:&quot;ACM Digital Library&quot;,&quot;ISBN&quot;:&quot;978-1-4503-1015-4&quot;,&quot;collection-title&quot;:&quot;CHI '12&quot;,&quot;event-place&quot;:&quot;New York, NY, USA&quot;,&quot;title&quot;:&quot;Affordances in HCI: toward a mediated action perspective&quot;,&quot;URL&quot;:&quot;https://doi.org/10.1145/2207676.2208541&quot;,&quot;type&quot;:&quot;paper-conference&quot;,&quot;title-short&quot;:&quot;Affordances in HCI&quot;,&quot;citation-key&quot;:&quot;kaptelinin_affordances_2012&quot;,&quot;container-title&quot;:&quot;Proceedings of the SIGCHI Conference on Human Factors in Computing Systems&quot;,&quot;DOI&quot;:&quot;10.1145/2207676.2208541&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9027,&quot;uris&quot;:[&quot;http://zotero.org/users/1913249/items/HZLL87FQ&quot;],&quot;suffix&quot;:&quot;&quot;,&quot;prefix&quot;:&quot;&quot;,&quot;uri&quot;:[&quot;http://zotero.org/users/1913249/items/HZLL87FQ&quot;]}],&quot;schema&quot;:&quot;https://github.com/citation-style-language/schema/raw/master/csl-citation.json&quot;,&quot;citationID&quot;:&quot;hydwqsye&quot;,&quot;properties&quot;:{&quot;noteIndex&quot;:0,&quot;formattedCitation&quot;:&quot;[@kaptelinin_affordances_2012]&quot;}} RNDhefqedfyae"/>&lt;Do Zotero Refresh: [@kaptelinin_affordances_2012]&gt;<text:reference-mark-end text:name="ZOTERO_ITEM CSL_CITATION {&quot;citationItems&quot;:[{&quot;itemData&quot;:{&quot;id&quot;:&quot;kaptelinin_affordances_2012&quot;,&quot;publisher&quot;:&quot;Association for Computing Machinery&quot;,&quot;page&quot;:&quot;967–976&quot;,&quot;author&quot;:[{&quot;given&quot;:&quot;Victor&quot;,&quot;family&quot;:&quot;Kaptelinin&quot;},{&quot;given&quot;:&quot;Bonnie&quot;,&quot;family&quot;:&quot;Nardi&quot;}],&quot;publisher-place&quot;:&quot;New York, NY, USA&quot;,&quot;issued&quot;:{&quot;date-parts&quot;:[[&quot;2012&quot;,5,5]]},&quot;source&quot;:&quot;ACM Digital Library&quot;,&quot;ISBN&quot;:&quot;978-1-4503-1015-4&quot;,&quot;collection-title&quot;:&quot;CHI '12&quot;,&quot;event-place&quot;:&quot;New York, NY, USA&quot;,&quot;title&quot;:&quot;Affordances in HCI: toward a mediated action perspective&quot;,&quot;URL&quot;:&quot;https://doi.org/10.1145/2207676.2208541&quot;,&quot;type&quot;:&quot;paper-conference&quot;,&quot;title-short&quot;:&quot;Affordances in HCI&quot;,&quot;citation-key&quot;:&quot;kaptelinin_affordances_2012&quot;,&quot;container-title&quot;:&quot;Proceedings of the SIGCHI Conference on Human Factors in Computing Systems&quot;,&quot;DOI&quot;:&quot;10.1145/2207676.2208541&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9027,&quot;uris&quot;:[&quot;http://zotero.org/users/1913249/items/HZLL87FQ&quot;],&quot;suffix&quot;:&quot;&quot;,&quot;prefix&quot;:&quot;&quot;,&quot;uri&quot;:[&quot;http://zotero.org/users/1913249/items/HZLL87FQ&quot;]}],&quot;schema&quot;:&quot;https://github.com/citation-style-language/schema/raw/master/csl-citation.json&quot;,&quot;citationID&quot;:&quot;hydwqsye&quot;,&quot;properties&quot;:{&quot;noteIndex&quot;:0,&quot;formattedCitation&quot;:&quot;[@kaptelinin_affordances_2012]&quot;}} RNDhefqedfyae"/>.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tems&quot;:[{&quot;itemData&quot;:{&quot;id&quot;:&quot;kaptelinin_affordances_2012&quot;,&quot;publisher&quot;:&quot;Association for Computing Machinery&quot;,&quot;page&quot;:&quot;967–976&quot;,&quot;author&quot;:[{&quot;given&quot;:&quot;Victor&quot;,&quot;family&quot;:&quot;Kaptelinin&quot;},{&quot;given&quot;:&quot;Bonnie&quot;,&quot;family&quot;:&quot;Nardi&quot;}],&quot;publisher-place&quot;:&quot;New York, NY, USA&quot;,&quot;issued&quot;:{&quot;date-parts&quot;:[[&quot;2012&quot;,5,5]]},&quot;source&quot;:&quot;ACM Digital Library&quot;,&quot;ISBN&quot;:&quot;978-1-4503-1015-4&quot;,&quot;collection-title&quot;:&quot;CHI '12&quot;,&quot;event-place&quot;:&quot;New York, NY, USA&quot;,&quot;title&quot;:&quot;Affordances in HCI: toward a mediated action perspective&quot;,&quot;URL&quot;:&quot;https://doi.org/10.1145/2207676.2208541&quot;,&quot;type&quot;:&quot;paper-conference&quot;,&quot;title-short&quot;:&quot;Affordances in HCI&quot;,&quot;citation-key&quot;:&quot;kaptelinin_affordances_2012&quot;,&quot;container-title&quot;:&quot;Proceedings of the SIGCHI Conference on Human Factors in Computing Systems&quot;,&quot;DOI&quot;:&quot;10.1145/2207676.2208541&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9027,&quot;uris&quot;:[&quot;http://zotero.org/users/1913249/items/HZLL87FQ&quot;],&quot;suffix&quot;:&quot;&quot;,&quot;prefix&quot;:&quot;&quot;,&quot;uri&quot;:[&quot;http://zotero.org/users/1913249/items/HZLL87FQ&quot;]}],&quot;schema&quot;:&quot;https://github.com/citation-style-language/schema/raw/master/csl-citation.json&quot;,&quot;citationID&quot;:&quot;dmqxcpbk&quot;,&quot;properties&quot;:{&quot;noteIndex&quot;:0,&quot;formattedCitation&quot;:&quot;[@kaptelinin_affordances_2012]&quot;}} RNDmlhgxoealv"/>&lt;Do Zotero Refresh: [@kaptelinin_affordances_2012]&gt;<text:reference-mark-end text:name="ZOTERO_ITEM CSL_CITATION {&quot;citationItems&quot;:[{&quot;itemData&quot;:{&quot;id&quot;:&quot;kaptelinin_affordances_2012&quot;,&quot;publisher&quot;:&quot;Association for Computing Machinery&quot;,&quot;page&quot;:&quot;967–976&quot;,&quot;author&quot;:[{&quot;given&quot;:&quot;Victor&quot;,&quot;family&quot;:&quot;Kaptelinin&quot;},{&quot;given&quot;:&quot;Bonnie&quot;,&quot;family&quot;:&quot;Nardi&quot;}],&quot;publisher-place&quot;:&quot;New York, NY, USA&quot;,&quot;issued&quot;:{&quot;date-parts&quot;:[[&quot;2012&quot;,5,5]]},&quot;source&quot;:&quot;ACM Digital Library&quot;,&quot;ISBN&quot;:&quot;978-1-4503-1015-4&quot;,&quot;collection-title&quot;:&quot;CHI '12&quot;,&quot;event-place&quot;:&quot;New York, NY, USA&quot;,&quot;title&quot;:&quot;Affordances in HCI: toward a mediated action perspective&quot;,&quot;URL&quot;:&quot;https://doi.org/10.1145/2207676.2208541&quot;,&quot;type&quot;:&quot;paper-conference&quot;,&quot;title-short&quot;:&quot;Affordances in HCI&quot;,&quot;citation-key&quot;:&quot;kaptelinin_affordances_2012&quot;,&quot;container-title&quot;:&quot;Proceedings of the SIGCHI Conference on Human Factors in Computing Systems&quot;,&quot;DOI&quot;:&quot;10.1145/2207676.2208541&quot;,&quot;accessed&quot;:{&quot;date-parts&quot;:[[&quot;2023&quot;,5,15]]},&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id&quot;:9027,&quot;uris&quot;:[&quot;http://zotero.org/users/1913249/items/HZLL87FQ&quot;],&quot;suffix&quot;:&quot;&quot;,&quot;prefix&quot;:&quot;&quot;,&quot;uri&quot;:[&quot;http://zotero.org/users/1913249/items/HZLL87FQ&quot;]}],&quot;schema&quot;:&quot;https://github.com/citation-style-language/schema/raw/master/csl-citation.json&quot;,&quot;citationID&quot;:&quot;dmqxcpbk&quot;,&quot;properties&quot;:{&quot;noteIndex&quot;:0,&quot;formattedCitation&quot;:&quot;[@kaptelinin_affordances_2012]&quot;}} RNDmlhgxoealv"/>.</text:p>
      <text:p text:style-name="Text_20_body">However, affordances are originally conceived of as part of activity, not separated from it <text:reference-mark-start text:name="ZOTERO_ITEM CSL_CITATION {&quot;citationItems&quot;:[{&quot;itemData&quot;:{&quot;id&quot;:&quot;ba_erentsen_activity_2002&quot;,&quot;publisher&quot;:&quot;ACM&quot;,&quot;page&quot;:&quot;51–60&quot;,&quot;author&quot;:[{&quot;given&quot;:&quot;Klaus B.&quot;,&quot;family&quot;:&quot;B\\a erentsen&quot;},{&quot;given&quot;:&quot;Johan&quot;,&quot;family&quot;:&quot;Trettvik&quot;}],&quot;publisher-place&quot;:&quot;New York, NY, USA&quot;,&quot;issued&quot;:{&quot;date-parts&quot;:[[&quot;2002&quot;]]},&quot;source&quot;:&quot;ACM Digital Library&quot;,&quot;ISBN&quot;:&quot;978-1-58113-616-6&quot;,&quot;collection-title&quot;:&quot;NordiCHI '02&quot;,&quot;event-place&quot;:&quot;Aarhus, Denmark&quot;,&quot;title&quot;:&quot;An Activity Theory Approach to Affordance&quot;,&quot;URL&quot;:&quot;http://doi.acm.org/10.1145/572020.572028&quot;,&quot;type&quot;:&quot;paper-conference&quot;,&quot;citation-key&quot;:&quot;ba_erentsen_activity_2002&quot;,&quot;container-title&quot;:&quot;Proceedings of the Second Nordic Conference on Human-computer Interaction&quot;,&quot;DOI&quot;:&quot;10.1145/572020.572028&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3142,&quot;uris&quot;:[&quot;http://zotero.org/users/1913249/items/3ZY45LTV&quot;],&quot;suffix&quot;:&quot;&quot;,&quot;prefix&quot;:&quot;&quot;,&quot;uri&quot;:[&quot;http://zotero.org/users/1913249/items/3ZY45LTV&quot;]}],&quot;schema&quot;:&quot;https://github.com/citation-style-language/schema/raw/master/csl-citation.json&quot;,&quot;citationID&quot;:&quot;tjzanfrs&quot;,&quot;properties&quot;:{&quot;noteIndex&quot;:0,&quot;formattedCitation&quot;:&quot;[@ba_erentsen_activity_2002]&quot;}} RNDixqibtusrx"/>&lt;Do Zotero Refresh: [@ba_erentsen_activity_2002]&gt;<text:reference-mark-end text:name="ZOTERO_ITEM CSL_CITATION {&quot;citationItems&quot;:[{&quot;itemData&quot;:{&quot;id&quot;:&quot;ba_erentsen_activity_2002&quot;,&quot;publisher&quot;:&quot;ACM&quot;,&quot;page&quot;:&quot;51–60&quot;,&quot;author&quot;:[{&quot;given&quot;:&quot;Klaus B.&quot;,&quot;family&quot;:&quot;B\\a erentsen&quot;},{&quot;given&quot;:&quot;Johan&quot;,&quot;family&quot;:&quot;Trettvik&quot;}],&quot;publisher-place&quot;:&quot;New York, NY, USA&quot;,&quot;issued&quot;:{&quot;date-parts&quot;:[[&quot;2002&quot;]]},&quot;source&quot;:&quot;ACM Digital Library&quot;,&quot;ISBN&quot;:&quot;978-1-58113-616-6&quot;,&quot;collection-title&quot;:&quot;NordiCHI '02&quot;,&quot;event-place&quot;:&quot;Aarhus, Denmark&quot;,&quot;title&quot;:&quot;An Activity Theory Approach to Affordance&quot;,&quot;URL&quot;:&quot;http://doi.acm.org/10.1145/572020.572028&quot;,&quot;type&quot;:&quot;paper-conference&quot;,&quot;citation-key&quot;:&quot;ba_erentsen_activity_2002&quot;,&quot;container-title&quot;:&quot;Proceedings of the Second Nordic Conference on Human-computer Interaction&quot;,&quot;DOI&quot;:&quot;10.1145/572020.572028&quot;,&quot;accessed&quot;:{&quot;date-parts&quot;:[[&quot;2019&quot;,5,10]]},&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id&quot;:3142,&quot;uris&quot;:[&quot;http://zotero.org/users/1913249/items/3ZY45LTV&quot;],&quot;suffix&quot;:&quot;&quot;,&quot;prefix&quot;:&quot;&quot;,&quot;uri&quot;:[&quot;http://zotero.org/users/1913249/items/3ZY45LTV&quot;]}],&quot;schema&quot;:&quot;https://github.com/citation-style-language/schema/raw/master/csl-citation.json&quot;,&quot;citationID&quot;:&quot;tjzanfrs&quot;,&quot;properties&quot;:{&quot;noteIndex&quot;:0,&quot;formattedCitation&quot;:&quot;[@ba_erentsen_activity_2002]&quot;}} RNDixqibtusrx"/>.</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collection"/>Data Collection<text:bookmark-end text:name="data-collection"/></text:h>
      <text:h text:style-name="Heading_20_3" text:outline-level="3"><text:bookmark-start text:name="summary-table-of-data-collection"/>Summary Table of Data Collection<text:bookmark-end text:name="summary-table-of-data-collection"/></text:h>
      <text:p text:style-name="First_20_paragraph">Online version here https://docs.google.com/document/d/1jSE4UCEC7IleHi-tNfPwmVNTLUpzY5H5-do3bkHcLvo/edit</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Name</text:p>
            </table:table-cell>
            <table:table-cell table:style-name="TableHeaderRowCell" office:value-type="string">
              <text:p text:style-name="Table_20_Heading">Details</text:p>
            </table:table-cell>
            <table:table-cell table:style-name="TableHeaderRowCell" office:value-type="string">
              <text:p text:style-name="Table_20_Heading">Description</text:p>
            </table:table-cell>
            <table:table-cell table:style-name="TableHeaderRowCell" office:value-type="string">
              <text:p text:style-name="Table_20_Heading">Processing before analysis</text:p>
            </table:table-cell>
          </table:table-row>
        </table:table-header-rows>
        <table:table-row>
          <table:table-cell table:style-name="TableRowCell" office:value-type="string">
            <text:p text:style-name="Table_20_Contents">Screen capture data</text:p>
          </table:table-cell>
          <table:table-cell table:style-name="TableRowCell" office:value-type="string">
            <text:p text:style-name="Table_20_Contents">72 recordings from 12 sessions</text:p>
          </table:table-cell>
          <table:table-cell table:style-name="TableRowCell" office:value-type="string">
            <text:p text:style-name="Table_20_Contents">Captured in Flashback pro and stored as fbr</text:p>
          </table:table-cell>
          <table:table-cell table:style-name="TableRowCell" office:value-type="string">
            <text:p text:style-name="Table_20_Contents">Transcoded to mp4 (involving loss of keystroke and mouse click data)</text:p>
          </table:table-cell>
        </table:table-row>
        <table:table-row>
          <table:table-cell table:style-name="TableRowCell" office:value-type="string">
            <text:p text:style-name="Table_20_Contents">360 Video Data</text:p>
          </table:table-cell>
          <table:table-cell table:style-name="TableRowCell" office:value-type="string">
            <text:p text:style-name="Table_20_Contents">9 recordings from 9 sessions in P2 and P3</text:p>
          </table:table-cell>
          <table:table-cell table:style-name="TableRowCell" office:value-type="string">
            <text:p text:style-name="Table_20_Contents">Captured in 360 Gear camera on mini SD card</text:p>
          </table:table-cell>
          <table:table-cell table:style-name="TableRowCell" office:value-type="string">
            <text:p text:style-name="Table_20_Contents">Transcoded via Samsung app &amp; command line tool ffmpeg - see appendix 3.x</text:p>
          </table:table-cell>
        </table:table-row>
        <table:table-row>
          <table:table-cell table:style-name="TableRowCell" office:value-type="string">
            <text:p text:style-name="Table_20_Contents">Journal entries</text:p>
          </table:table-cell>
          <table:table-cell table:style-name="TableRowCell" office:value-type="string">
            <text:p text:style-name="Table_20_Contents">3 journals in  book form and 50 pages of electronic notes</text:p>
          </table:table-cell>
          <table:table-cell table:style-name="TableRowCell" office:value-type="string">
            <text:p text:style-name="Table_20_Contents">Books journals contained planning, immediate reflections on sessions. Electronics documents focused more on evaluation of evolving sessions and problems encountered by participants</text:p>
          </table:table-cell>
          <table:table-cell table:style-name="TableRowCell" office:value-type="string">
            <text:p text:style-name="Table_20_Contents">n/a</text:p>
          </table:table-cell>
        </table:table-row>
        <table:table-row>
          <table:table-cell table:style-name="TableRowCell" office:value-type="string">
            <text:p text:style-name="Table_20_Contents">Programme resources created</text:p>
          </table:table-cell>
          <table:table-cell table:style-name="TableRowCell" office:value-type="string">
            <text:p text:style-name="Table_20_Contents">Diverse resources (see Ch. 4)</text:p>
          </table:table-cell>
          <table:table-cell table:style-name="TableRowCell" office:value-type="string">
            <text:p text:style-name="Table_20_Contents">Evolved during each phase - kept in online spaces</text:p>
          </table:table-cell>
          <table:table-cell table:style-name="TableRowCell" office:value-type="string">
            <text:p text:style-name="Table_20_Contents">These resources were altered for an external audience after the programme ended</text:p>
          </table:table-cell>
        </table:table-row>
        <table:table-row>
          <table:table-cell table:style-name="TableRowCell" office:value-type="string">
            <text:p text:style-name="Table_20_Contents">Practitioner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Video and audio data recorded via a zoom meeting. Data stored as mp4 video files.</text:p>
          </table:table-cell>
          <table:table-cell table:style-name="TableRowCell" office:value-type="string">
            <text:p text:style-name="Table_20_Contents">Transcribed using open source software, then speaker data added and split into time zones of 5 minutes</text:p>
          </table:table-cell>
        </table:table-row>
        <table:table-row>
          <table:table-cell table:style-name="TableRowCell" office:value-type="string">
            <text:p text:style-name="Table_20_Contents">Participant Interviews</text:p>
          </table:table-cell>
          <table:table-cell table:style-name="TableRowCell" office:value-type="string">
            <text:p text:style-name="Table_20_Contents">4 x 90 min (average)  interviews</text:p>
          </table:table-cell>
          <table:table-cell table:style-name="TableRowCell" office:value-type="string">
            <text:p text:style-name="Table_20_Contents">One collected via zoom meeting and stored as mp4 files. Three recorded via flashback pro with screen capture to capture exploration of games and assets created.</text:p>
          </table:table-cell>
          <table:table-cell table:style-name="TableRowCell" office:value-type="string">
            <text:p text:style-name="Table_20_Contents">Transcoded to mp3 audio files. Transcribed using open source software, then speaker data added and split into time zones of 5 minutes</text:p>
          </table:table-cell>
        </table:table-row>
      </table:table>
      <text:h text:style-name="Heading_20_3" text:outline-level="3"><text:bookmark-start text:name="justification-of-data-collection-and-selection"/>Justification of data collection and selection<text:bookmark-end text:name="justification-of-data-collection-and-selection"/></text:h>
      <text:h text:style-name="Heading_20_4" text:outline-level="4"><text:bookmark-start text:name="alignment-with-with-socio-cultural-approach"/>Alignment with with socio cultural approach<text:bookmark-end text:name="alignment-with-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challenges-of-data-collection-and-processing"/>Challenges of data collection and processing<text:bookmark-end text:name="challenges-of-data-collection-and-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text:style-name="L29">
        <text:list-item>
          <text:p text:style-name="P29">intrusive feel - having the webcam on and the resulting red light on the screen, I felt was less conducive to feeling comfortable than one 360 camera in the middle of the room.</text:p>
        </text:list-item>
        <text:list-item>
          <text:p text:style-name="P29">less resources - recording webcam on the laptop</text:p>
        </text:list-item>
        <text:list-item>
          <text:p text:style-name="P29">reduced video file size of final data file</text:p>
        </text:list-item>
        <text:list-item>
          <text:p text:style-name="P29">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on-processing"/>Learnings and recommendations on processing<text:bookmark-end text:name="learnings-and-recommendations-on-processing"/></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Data Analysis<text:bookmark-end text:name="data-analysis"/></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overall-table-and-rational-of-data-analysis"/>Overall table and rational of data analysis<text:bookmark-end text:name="overall-table-and-rational-of-data-analysis"/></text:h>
      <text:p text:style-name="First_20_paragraph">There is a table online here to summarise data analysis</text:p>
      <text:p text:style-name="Text_20_body">https://docs.google.com/document/d/1jSE4UCEC7IleHi-tNfPwmVNTLUpzY5H5-do3bkHcLvo/edit#heading=h.hpqiq8h52ef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Stage</text:p>
            </table:table-cell>
            <table:table-cell table:style-name="TableHeaderRowCell" office:value-type="string">
              <text:p text:style-name="Table_20_Heading">Technique</text:p>
            </table:table-cell>
            <table:table-cell table:style-name="TableHeaderRowCell" office:value-type="string">
              <text:p text:style-name="Table_20_Heading">Data analysed &amp; Tool used</text:p>
            </table:table-cell>
            <table:table-cell table:style-name="TableHeaderRowCell" office:value-type="string">
              <text:p text:style-name="Table_20_Heading">Commentary</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Making observations of activity based on 3 planes approach</text:p>
          </table:table-cell>
          <table:table-cell table:style-name="TableRowCell" office:value-type="string">
            <text:p text:style-name="Table_20_Contents">Simultaneous view of  screen capture and 360 footage in VLC player.Practitioner interviews in VLC player</text:p>
          </table:table-cell>
          <table:table-cell table:style-name="TableRowCell" office:value-type="string">
            <text:p text:style-name="Table_20_Contents">VLC was used over Nvivo for technical reasons (see appendix 3.x)Observations stored in an excel spreadsheet with options for personal, interpersonal and cultural planes, notes on use of game design patterns and commentary related to stage one thematic coding processThe process helped to surface tensions and barriers in activity which emerge in digital making in general and specifically in these sessions. And surface themes for thematic analysisThis was undertaken partially for 9 number in 5 sessions and helped inform the smaller selection of data for stage 2</text:p>
          </table:table-cell>
        </table:table-row>
        <table:table-row>
          <table:table-cell table:style-name="TableRowCell" office:value-type="string">
            <text:p text:style-name="Table_20_Contents">2 &amp; 3</text:p>
          </table:table-cell>
          <table:table-cell table:style-name="TableRowCell" office:value-type="string">
            <text:p text:style-name="Table_20_Contents">Transcription of activity and conversations</text:p>
          </table:table-cell>
          <table:table-cell table:style-name="TableRowCell" office:value-type="string">
            <text:p text:style-name="Table_20_Contents">Simultaneous view of  screen capture and 360 footage.Actions and extracts of conversations Recorded into a word document</text:p>
          </table:table-cell>
          <table:table-cell table:style-name="TableRowCell" office:value-type="string">
            <text:p text:style-name="Table_20_Contents">Activity split into 5 minutes sections and recorded as a grid format</text:p>
          </table:table-cell>
        </table:table-row>
        <table:table-row>
          <table:table-cell table:style-name="TableRowCell" office:value-type="string">
            <text:p text:style-name="Table_20_Contents">2</text:p>
          </table:table-cell>
          <table:table-cell table:style-name="TableRowCell" office:value-type="string">
            <text:p text:style-name="Table_20_Contents">Testing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Stage one coded based on design cycle stages, types of participant interactions and which game elements were being worked on by participantsThis was undertaken for x number of video files in x sessions</text:p>
          </table:table-cell>
        </table:table-row>
        <table:table-row>
          <table:table-cell table:style-name="TableRowCell" office:value-type="string">
            <text:p text:style-name="Table_20_Contents">3</text:p>
          </table:table-cell>
          <table:table-cell table:style-name="TableRowCell" office:value-type="string">
            <text:p text:style-name="Table_20_Contents">Revised Thematic Analysis</text:p>
          </table:table-cell>
          <table:table-cell table:style-name="TableRowCell" office:value-type="string">
            <text:p text:style-name="Table_20_Contents">Video capture data and 360 data in Nvivo</text:p>
          </table:table-cell>
          <table:table-cell table:style-name="TableRowCell" office:value-type="string">
            <text:p text:style-name="Table_20_Contents">This process was made complicated by the format of the data in video files and their extended length.Stage one coded based on design cycle stages, types of participant interactions and which game elements were being worked on by participants</text:p>
          </table:table-cell>
        </table:table-row>
      </table:table>
      <text:h text:style-name="Heading_20_3" text:outline-level="3"><text:bookmark-start text:name="notes-to-allocate-to-a-stage"/>Notes to allocate to a stage<text:bookmark-end text:name="notes-to-allocate-to-a-stage"/></text:h>
      <text:h text:style-name="Heading_20_4" text:outline-level="4"><text:bookmark-start text:name="rational-and-approach-of-data-analysis--"/>Rational and approach of data analysis -<text:bookmark-end text:name="rational-and-approach-of-data-analysis--"/></text:h>
      <text:p text:style-name="First_20_paragraph">Video data analysis involved description and transcription of video data and thematic analysis of the contents.</text:p>
      <text:p text:style-name="Text_20_body">Analysis was in different forms, and drew on additional forms of data gathering.</text:p>
      <text:list text:style-name="L30">
        <text:list-item>
          <text:p text:style-name="P30">Broad dipping into sessions via 360 video, advantages, focusing on community interactions, disadvantages of</text:p>
        </text:list-item>
        <text:list-item>
          <text:p text:style-name="P30">Transcription and annoation of video capture footage in parallel with 360 data</text:p>
        </text:list-item>
        <text:list-item>
          <text:p text:style-name="P30">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data-analysis-stage-one"/>Data Analysis Stage One<text:bookmark-end text:name="data-analysis-stage-one"/></text:h>
      <text:p text:style-name="First_20_paragraph">As outline in the table above, stage one involved initial broad analysis of td varied forms of data and recording observations in an excel sheet.</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WHY NOT GROUNDED? OR TO WHAT EXTENT WAS IT GROUNDED? IN THE AREA OF INTERPERSONAL ACTIVITY.</text:p>
      <text:h text:style-name="Heading_20_4" text:outline-level="4"><text:bookmark-start text:name="planes-approach---noting-tensions-and-behaviours"/>3 planes approach - noting tensions and behaviours<text:bookmark-end text:name="planes-approach---noting-tensions-and-behaviours"/></text:h>
      <text:p text:style-name="First_20_paragraph">RQx addresses the formation of a game-making community. This process is co-constituted by planners, facilitators, parents and children.</text:p>
      <text:p text:style-name="Text_20_body">Following the approach of Morcom <text:reference-mark-start text:name="ZOTERO_ITEM CSL_CITATION {&quot;citationItems&quot;:[{&quot;itemData&quot;:{&quot;container-title&quot;:&quot;International Journal of Educational Research&quot;,&quot;page&quot;:&quot;18-29&quot;,&quot;author&quot;:[{&quot;given&quot;:&quot;Veronica&quot;,&quot;family&quot;:&quot;Morcom&quot;}],&quot;URL&quot;:&quot;https://linkinghub.elsevier.com/retrieve/pii/S0883035514000494&quot;,&quot;issued&quot;:{&quot;date-parts&quot;:[[&quot;2014&quot;]]},&quot;source&quot;:&quot;DOI.org (Crossref)&quot;,&quot;container-title-short&quot;:&quot;International Journal of Educational Research&quot;,&quot;ISSN&quot;:&quot;08830355&quot;,&quot;title&quot;:&quot;Scaffolding social and emotional learning in an elementary classroom community: A sociocultural perspective&quot;,&quot;volume&quot;:&quot;67&quot;,&quot;id&quot;:&quot;morcom_scaffolding_2014&quot;,&quot;language&quot;:&quot;en&quot;,&quot;citation-key&quot;:&quot;morcom_scaffolding_2014&quot;,&quot;type&quot;:&quot;article-journal&quot;,&quot;title-short&quot;:&quot;Scaffolding social and emotional learning in an elementary classroom community&quot;,&quot;DOI&quot;:&quot;10.1016/j.ijer.2014.04.002&quot;,&quot;accessed&quot;:{&quot;date-parts&quot;:[[&quot;2022&quot;,8,1]]}},&quot;id&quot;:8486,&quot;uris&quot;:[&quot;http://zotero.org/users/1913249/items/BF4CE4NV&quot;],&quot;suffix&quot;:&quot;&quot;,&quot;prefix&quot;:&quot;&quot;,&quot;uri&quot;:[&quot;http://zotero.org/users/1913249/items/BF4CE4NV&quot;]}],&quot;schema&quot;:&quot;https://github.com/citation-style-language/schema/raw/master/csl-citation.json&quot;,&quot;citationID&quot;:&quot;ithvepbc&quot;,&quot;properties&quot;:{&quot;noteIndex&quot;:0,&quot;formattedCitation&quot;:&quot;[@morcom_scaffolding_2014]&quot;}} RNDegdpbxybym"/>&lt;Do Zotero Refresh: [@morcom_scaffolding_2014]&gt;<text:reference-mark-end text:name="ZOTERO_ITEM CSL_CITATION {&quot;citationItems&quot;:[{&quot;itemData&quot;:{&quot;container-title&quot;:&quot;International Journal of Educational Research&quot;,&quot;page&quot;:&quot;18-29&quot;,&quot;author&quot;:[{&quot;given&quot;:&quot;Veronica&quot;,&quot;family&quot;:&quot;Morcom&quot;}],&quot;URL&quot;:&quot;https://linkinghub.elsevier.com/retrieve/pii/S0883035514000494&quot;,&quot;issued&quot;:{&quot;date-parts&quot;:[[&quot;2014&quot;]]},&quot;source&quot;:&quot;DOI.org (Crossref)&quot;,&quot;container-title-short&quot;:&quot;International Journal of Educational Research&quot;,&quot;ISSN&quot;:&quot;08830355&quot;,&quot;title&quot;:&quot;Scaffolding social and emotional learning in an elementary classroom community: A sociocultural perspective&quot;,&quot;volume&quot;:&quot;67&quot;,&quot;id&quot;:&quot;morcom_scaffolding_2014&quot;,&quot;language&quot;:&quot;en&quot;,&quot;citation-key&quot;:&quot;morcom_scaffolding_2014&quot;,&quot;type&quot;:&quot;article-journal&quot;,&quot;title-short&quot;:&quot;Scaffolding social and emotional learning in an elementary classroom community&quot;,&quot;DOI&quot;:&quot;10.1016/j.ijer.2014.04.002&quot;,&quot;accessed&quot;:{&quot;date-parts&quot;:[[&quot;2022&quot;,8,1]]}},&quot;id&quot;:8486,&quot;uris&quot;:[&quot;http://zotero.org/users/1913249/items/BF4CE4NV&quot;],&quot;suffix&quot;:&quot;&quot;,&quot;prefix&quot;:&quot;&quot;,&quot;uri&quot;:[&quot;http://zotero.org/users/1913249/items/BF4CE4NV&quot;]}],&quot;schema&quot;:&quot;https://github.com/citation-style-language/schema/raw/master/csl-citation.json&quot;,&quot;citationID&quot;:&quot;ithvepbc&quot;,&quot;properties&quot;:{&quot;noteIndex&quot;:0,&quot;formattedCitation&quot;:&quot;[@morcom_scaffolding_2014]&quot;}} RNDegdpbxybym"/> I drew on Rogoff’s (<text:span text:style-name="T1">???</text:span>) three planes of sociocultural activity used to help understand activity in a Community of Learners.</text:p>
      <text:p text:style-name="Text_20_body">I created an excel spreadsheet and noted behaviour and tentions that emerged in transcription and coding.</text:p>
      <text:p text:style-name="Text_20_body">This helped to get closer to the data and to :</text:p>
      <text:list text:style-name="L31">
        <text:list-item>
          <text:p text:style-name="P31">start identify to thematic analysis of the stages of design with other learning models like PBL</text:p>
        </text:list-item>
        <text:list-item>
          <text:p text:style-name="P31">to identify roles through repeated patterns of interactions, and contrast to Barron’s work</text:p>
        </text:list-item>
        <text:list-item>
          <text:p text:style-name="P31">to reflect on the thesis questions</text:p>
        </text:list-item>
      </text:list>
      <text:p text:style-name="First_20_paragraph">While the three planes provided a higher level framework, specifics of the data gave greater granularity and formed sub categories of coding</text:p>
      <text:list text:style-name="L32">
        <text:list-item>
          <text:p text:style-name="P32">The advantages of drawing on funds of knowledge, and the activities that I used to do this, as well as connecting to wider communities are address well with the plane of culture, in the concept of Apprenticeship.</text:p>
        </text:list-item>
      </text:list>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n deciding on 8-10 video sessions warranting full coding of activity. This was based on the following factors, quality of recording, how much activity, richness of interactions, a range of diffent kinds of participant interactions.</text:p>
      <text:p text:style-name="Text_20_body">Criteria for inclusion included both practical and theoretical considerations.</text:p>
      <text:list text:style-name="L33">
        <text:list-item>
          <text:p text:style-name="P33">Good quality recording</text:p>
        </text:list-item>
        <text:list-item>
          <text:p text:style-name="P33">Diversity of kinds of participants, ages especially</text:p>
        </text:list-item>
        <text:list-item>
          <text:p text:style-name="P33">Diversity of participant actions in terms of tasks being worked on</text:p>
        </text:list-item>
        <text:list-item>
          <text:p text:style-name="P33">Diversity of kinds of pair and peer interactions</text:p>
        </text:list-item>
      </text:list>
      <text:p text:style-name="First_20_paragraph">A page of quick analysis of the files online here helped to shape that decision on what sections https://docs.google.com/document/d/1vpAIqHPg_Z0S5MWeS0rBTvxCL1N9NQButam4Ozq39Ek/edit#</text:p>
      <text:h text:style-name="Heading_20_3" text:outline-level="3"><text:bookmark-start text:name="data-analysis-stage-two"/>Data Analysis Stage Two<text:bookmark-end text:name="data-analysis-stage-two"/></text:h>
      <text:p text:style-name="First_20_paragraph">Schema for initial thematic analysis in stage two was informed by literature review, early analysis of journal entries and emerging observations of data in stage one</text:p>
      <text:h text:style-name="Heading_20_4" text:outline-level="4"><text:bookmark-start text:name="partial-transcriptiondescription-of-data"/>Partial transcription/description of data<text:bookmark-end text:name="partial-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nviv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partial-coding-of-video-at-stage-2"/>Partial coding of video at stage 2<text:bookmark-end text:name="partial-coding-of-video-at-stage-2"/></text:h>
      <text:p text:style-name="First_20_paragraph">Thematic analysis is commonly done in stages, each revision building on insights of the previous one.</text:p>
      <text:p text:style-name="Text_20_body">While sstage one surfaced themes, stage two created a coding structure in nvido</text:p>
      <text:p text:style-name="Text_20_body">Summary of thematic analysis - https://www.plymouth.ac.uk/uploads/production/document/path/18/18247/Kiger_and_Varpio__2020__Thematic_analysis_of_qualitative_data_AMEE_Guide_No_131.pdf</text:p>
      <text:p text:style-name="Text_20_body">Video coded in segments in Nivivo - Stage 2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Describing different grades and pass overs of the video data.</text:p>
      <text:list text:style-name="L34">
        <text:list-item>
          <text:p text:style-name="P34">quick analysis</text:p>
        </text:list-item>
        <text:list-item>
          <text:p text:style-name="P34">sections coded and described in 5 minute chunks</text:p>
        </text:list-item>
        <text:list-item>
          <text:p text:style-name="P34">themes of interest identified - in relation to evolving RQs as per DBR</text:p>
        </text:list-item>
        <text:list-item>
          <text:p text:style-name="P34">some sections transcribed in more details based in themes, more detail on gesture analysis also added</text:p>
        </text:list-item>
      </text:list>
      <text:h text:style-name="Heading_20_4" text:outline-level="4"><text:bookmark-start text:name="what-was-excluded-from-initial-coding-and-why"/>What was excluded from initial coding and why<text:bookmark-end text:name="what-was-excluded-from-initial-coding-and-why"/></text:h>
      <text:p text:style-name="First_20_paragraph">The following themes emerge as potential learning outcomes in the learning model, and were observed in interactions in stage one</text:p>
      <text:list text:style-name="L35">
        <text:list-item>
          <text:p text:style-name="P35">Elements of Computational Thinking</text:p>
        </text:list-item>
        <text:list-item>
          <text:p text:style-name="P35">Systems Thinking Concepts</text:p>
        </text:list-item>
      </text:list>
      <text:p text:style-name="First_20_paragraph">However, they were note included at stage 2 as there is other extensive or focused work in these fields (previously explored in the literature review) on CT which this study which this study does not need to replicate.</text:p>
      <text:h text:style-name="Heading_20_5" text:outline-level="5"><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tems&quot;:[{&quot;uri&quot;:[&quot;http://zotero.org/users/1913249/items/7GMWQYV6&quot;],&quot;id&quot;:2579,&quot;suffix&quot;:&quot;&quot;,&quot;suppress-author&quot;:true,&quot;uris&quot;:[&quot;http://zotero.org/users/1913249/items/7GMWQYV6&quot;],&quot;prefix&quot;:&quot;&quot;,&quot;itemData&quot;:{&quot;id&quot;:&quot;barron_parents_2009&quot;,&quot;page&quot;:&quot;55-77&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issued&quot;:{&quot;date-parts&quot;:[[&quot;2009&quot;,5]]},&quot;source&quot;:&quot;Crossref&quot;,&quot;issue&quot;:&quot;2&quot;,&quot;ISSN&quot;:&quot;19436068&quot;,&quot;title&quot;:&quot;Parents as Learning Partners in the Development of Technological Fluency&quot;,&quot;volume&quot;:&quot;1&quot;,&quot;accessed&quot;:{&quot;date-parts&quot;:[[&quot;2018&quot;,10,30]]},&quot;language&quot;:&quot;en&quot;,&quot;citation-key&quot;:&quot;barron_parents_2009&quot;,&quot;container-title&quot;:&quot;International Journal of Learning and Media&quot;,&quot;type&quot;:&quot;article-journal&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chema&quot;:&quot;https://github.com/citation-style-language/schema/raw/master/csl-citation.json&quot;,&quot;citationID&quot;:&quot;psfgqnay&quot;,&quot;properties&quot;:{&quot;noteIndex&quot;:0,&quot;formattedCitation&quot;:&quot;[-@barron_parents_2009]&quot;}} RNDjfnkhrqlgs"/>&lt;Do Zotero Refresh: [-@barron_parents_2009]&gt;<text:reference-mark-end text:name="ZOTERO_ITEM CSL_CITATION {&quot;citationItems&quot;:[{&quot;uri&quot;:[&quot;http://zotero.org/users/1913249/items/7GMWQYV6&quot;],&quot;id&quot;:2579,&quot;suffix&quot;:&quot;&quot;,&quot;suppress-author&quot;:true,&quot;uris&quot;:[&quot;http://zotero.org/users/1913249/items/7GMWQYV6&quot;],&quot;prefix&quot;:&quot;&quot;,&quot;itemData&quot;:{&quot;id&quot;:&quot;barron_parents_2009&quot;,&quot;page&quot;:&quot;55-77&quot;,&quot;author&quot;:[{&quot;given&quot;:&quot;Brigid&quot;,&quot;family&quot;:&quot;Barron&quot;},{&quot;given&quot;:&quot;Caitlin Kennedy&quot;,&quot;family&quot;:&quot;Martin&quot;},{&quot;given&quot;:&quot;Lori&quot;,&quot;family&quot;:&quot;Takeuchi&quot;},{&quot;given&quot;:&quot;Rachel&quot;,&quot;family&quot;:&quot;Fithian&quot;}],&quot;URL&quot;:&quot;http://www.portico.org/Portico/article?article=phx73mtv74z&quot;,&quot;issued&quot;:{&quot;date-parts&quot;:[[&quot;2009&quot;,5]]},&quot;source&quot;:&quot;Crossref&quot;,&quot;issue&quot;:&quot;2&quot;,&quot;ISSN&quot;:&quot;19436068&quot;,&quot;title&quot;:&quot;Parents as Learning Partners in the Development of Technological Fluency&quot;,&quot;volume&quot;:&quot;1&quot;,&quot;accessed&quot;:{&quot;date-parts&quot;:[[&quot;2018&quot;,10,30]]},&quot;language&quot;:&quot;en&quot;,&quot;citation-key&quot;:&quot;barron_parents_2009&quot;,&quot;container-title&quot;:&quot;International Journal of Learning and Media&quot;,&quot;type&quot;:&quot;article-journal&quot;,&quot;DOI&quot;:&quot;10.1162/ijlm.2009.0021&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schema&quot;:&quot;https://github.com/citation-style-language/schema/raw/master/csl-citation.json&quot;,&quot;citationID&quot;:&quot;psfgqnay&quot;,&quot;properties&quot;:{&quot;noteIndex&quot;:0,&quot;formattedCitation&quot;:&quot;[-@barron_parents_2009]&quot;}} RNDjfnkhrqlgs"/>. The roles are as follows: Teacher, Collaborator, Learning Broker, Resource Provider, Nontechnical Consultant, Employer, and Learner.</text:p>
      <text:p text:style-name="Text_20_body">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5" text:outline-level="5"><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Text_20_body">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tems&quot;:[{&quot;itemData&quot;:{&quot;container-title&quot;:&quot;Journal for the Education of Gifted Young Scientists&quot;,&quot;ISSN&quot;:&quot;2149-360X&quot;,&quot;type&quot;:&quot;article-journal&quot;,&quot;title&quot;:&quot;The Steps of the Engineering Design Process (EDP) in Science Education: A Meta-Analysis&quot;,&quot;author&quot;:[{&quot;given&quot;:&quot;Nanang&quot;,&quot;family&quot;:&quot;Wi̇Narno&quot;}],&quot;URL&quot;:&quot;https://dergipark.org.tr/en/doi/10.17478/jegys.766201&quot;,&quot;title-short&quot;:&quot;The Steps of the Engineering Design Process (EDP) in Science Education&quot;,&quot;issued&quot;:{&quot;date-parts&quot;:[[&quot;2020&quot;,10,4]]},&quot;citation-key&quot;:&quot;winarno_steps_2020&quot;,&quot;source&quot;:&quot;DOI.org (Crossref)&quot;,&quot;id&quot;:&quot;winarno_steps_2020&quot;,&quot;DOI&quot;:&quot;10.17478/jegys.766201&quot;,&quot;accessed&quot;:{&quot;date-parts&quot;:[[&quot;2022&quot;,11,8]]}},&quot;id&quot;:8573,&quot;uris&quot;:[&quot;http://zotero.org/users/1913249/items/A5IWVSK8&quot;],&quot;suffix&quot;:&quot;&quot;,&quot;prefix&quot;:&quot;&quot;,&quot;uri&quot;:[&quot;http://zotero.org/users/1913249/items/A5IWVSK8&quot;]}],&quot;schema&quot;:&quot;https://github.com/citation-style-language/schema/raw/master/csl-citation.json&quot;,&quot;citationID&quot;:&quot;iftgravw&quot;,&quot;properties&quot;:{&quot;noteIndex&quot;:0,&quot;formattedCitation&quot;:&quot;[@winarno_steps_2020]&quot;}} RNDpirnwggbnx"/>&lt;Do Zotero Refresh: [@winarno_steps_2020]&gt;<text:reference-mark-end text:name="ZOTERO_ITEM CSL_CITATION {&quot;citationItems&quot;:[{&quot;itemData&quot;:{&quot;container-title&quot;:&quot;Journal for the Education of Gifted Young Scientists&quot;,&quot;ISSN&quot;:&quot;2149-360X&quot;,&quot;type&quot;:&quot;article-journal&quot;,&quot;title&quot;:&quot;The Steps of the Engineering Design Process (EDP) in Science Education: A Meta-Analysis&quot;,&quot;author&quot;:[{&quot;given&quot;:&quot;Nanang&quot;,&quot;family&quot;:&quot;Wi̇Narno&quot;}],&quot;URL&quot;:&quot;https://dergipark.org.tr/en/doi/10.17478/jegys.766201&quot;,&quot;title-short&quot;:&quot;The Steps of the Engineering Design Process (EDP) in Science Education&quot;,&quot;issued&quot;:{&quot;date-parts&quot;:[[&quot;2020&quot;,10,4]]},&quot;citation-key&quot;:&quot;winarno_steps_2020&quot;,&quot;source&quot;:&quot;DOI.org (Crossref)&quot;,&quot;id&quot;:&quot;winarno_steps_2020&quot;,&quot;DOI&quot;:&quot;10.17478/jegys.766201&quot;,&quot;accessed&quot;:{&quot;date-parts&quot;:[[&quot;2022&quot;,11,8]]}},&quot;id&quot;:8573,&quot;uris&quot;:[&quot;http://zotero.org/users/1913249/items/A5IWVSK8&quot;],&quot;suffix&quot;:&quot;&quot;,&quot;prefix&quot;:&quot;&quot;,&quot;uri&quot;:[&quot;http://zotero.org/users/1913249/items/A5IWVSK8&quot;]}],&quot;schema&quot;:&quot;https://github.com/citation-style-language/schema/raw/master/csl-citation.json&quot;,&quot;citationID&quot;:&quot;iftgravw&quot;,&quot;properties&quot;:{&quot;noteIndex&quot;:0,&quot;formattedCitation&quot;:&quot;[@winarno_steps_2020]&quot;}} RNDpirnwggbnx"/>. Engineering is Elementary project adapted from the ABET (Accreditation Board for Engineering and Technology) guidelines <text:reference-mark-start text:name="ZOTERO_ITEM CSL_CITATION {&quot;citationItems&quot;:[{&quot;itemData&quot;:{&quot;id&quot;:&quot;syukri_impact_2018&quot;,&quot;page&quot;:&quot;66-75&quot;,&quot;author&quot;:[{&quot;given&quot;:&quot;M.&quot;,&quot;family&quot;:&quot;Syukri&quot;},{&quot;given&quot;:&quot;L.&quot;,&quot;family&quot;:&quot;Halim&quot;},{&quot;given&quot;:&quot;L. E.&quot;,&quot;family&quot;:&quot;Mohtar&quot;},{&quot;given&quot;:&quot;S.&quot;,&quot;family&quot;:&quot;Soewarno&quot;}],&quot;URL&quot;:&quot;https://journal.unnes.ac.id/nju/index.php/jpii/article/view/12297&quot;,&quot;issued&quot;:{&quot;date-parts&quot;:[[&quot;2018&quot;,4,3]]},&quot;source&quot;:&quot;journal.unnes.ac.id&quot;,&quot;issue&quot;:&quot;1&quot;,&quot;ISSN&quot;:&quot;2089-4392&quot;,&quot;volume&quot;:&quot;7&quot;,&quot;title&quot;:&quot;The Impact of Engineering Design Process in Teaching and Learning to Enhance Studentsâ€™ Science Problem-Solving Skills&quot;,&quot;type&quot;:&quot;article-journal&quot;,&quot;DOI&quot;:&quot;10.15294/jpii.v7i1.12297&quot;,&quot;container-title&quot;:&quot;Jurnal Pendidikan IPA Indonesia&quot;,&quot;language&quot;:&quot;en&quot;,&quot;citation-key&quot;:&quot;syukri_impact_2018&quot;,&quot;number&quot;:&quot;1&quot;,&quot;license&quot;:&quot;Copyright (c) 2018 Jurnal Pendidikan IPA Indonesia&quot;,&quot;accessed&quot;:{&quot;date-parts&quot;:[[&quot;2022&quot;,11,8]]},&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d&quot;:8575,&quot;uris&quot;:[&quot;http://zotero.org/users/1913249/items/9AY6KHVV&quot;],&quot;suffix&quot;:&quot;&quot;,&quot;prefix&quot;:&quot;&quot;,&quot;uri&quot;:[&quot;http://zotero.org/users/1913249/items/9AY6KHVV&quot;]}],&quot;schema&quot;:&quot;https://github.com/citation-style-language/schema/raw/master/csl-citation.json&quot;,&quot;citationID&quot;:&quot;pnvytijb&quot;,&quot;properties&quot;:{&quot;noteIndex&quot;:0,&quot;formattedCitation&quot;:&quot;[@syukri_impact_2018]&quot;}} RNDaamhsvnmce"/>&lt;Do Zotero Refresh: [@syukri_impact_2018]&gt;<text:reference-mark-end text:name="ZOTERO_ITEM CSL_CITATION {&quot;citationItems&quot;:[{&quot;itemData&quot;:{&quot;id&quot;:&quot;syukri_impact_2018&quot;,&quot;page&quot;:&quot;66-75&quot;,&quot;author&quot;:[{&quot;given&quot;:&quot;M.&quot;,&quot;family&quot;:&quot;Syukri&quot;},{&quot;given&quot;:&quot;L.&quot;,&quot;family&quot;:&quot;Halim&quot;},{&quot;given&quot;:&quot;L. E.&quot;,&quot;family&quot;:&quot;Mohtar&quot;},{&quot;given&quot;:&quot;S.&quot;,&quot;family&quot;:&quot;Soewarno&quot;}],&quot;URL&quot;:&quot;https://journal.unnes.ac.id/nju/index.php/jpii/article/view/12297&quot;,&quot;issued&quot;:{&quot;date-parts&quot;:[[&quot;2018&quot;,4,3]]},&quot;source&quot;:&quot;journal.unnes.ac.id&quot;,&quot;issue&quot;:&quot;1&quot;,&quot;ISSN&quot;:&quot;2089-4392&quot;,&quot;volume&quot;:&quot;7&quot;,&quot;title&quot;:&quot;The Impact of Engineering Design Process in Teaching and Learning to Enhance Studentsâ€™ Science Problem-Solving Skills&quot;,&quot;type&quot;:&quot;article-journal&quot;,&quot;DOI&quot;:&quot;10.15294/jpii.v7i1.12297&quot;,&quot;container-title&quot;:&quot;Jurnal Pendidikan IPA Indonesia&quot;,&quot;language&quot;:&quot;en&quot;,&quot;citation-key&quot;:&quot;syukri_impact_2018&quot;,&quot;number&quot;:&quot;1&quot;,&quot;license&quot;:&quot;Copyright (c) 2018 Jurnal Pendidikan IPA Indonesia&quot;,&quot;accessed&quot;:{&quot;date-parts&quot;:[[&quot;2022&quot;,11,8]]},&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id&quot;:8575,&quot;uris&quot;:[&quot;http://zotero.org/users/1913249/items/9AY6KHVV&quot;],&quot;suffix&quot;:&quot;&quot;,&quot;prefix&quot;:&quot;&quot;,&quot;uri&quot;:[&quot;http://zotero.org/users/1913249/items/9AY6KHVV&quot;]}],&quot;schema&quot;:&quot;https://github.com/citation-style-language/schema/raw/master/csl-citation.json&quot;,&quot;citationID&quot;:&quot;pnvytijb&quot;,&quot;properties&quot;:{&quot;noteIndex&quot;:0,&quot;formattedCitation&quot;:&quot;[@syukri_impact_2018]&quot;}} RNDaamhsvnmce"/> involves the following steps; Ask, Imagine, Plan, Create, Test, Improve, Share <text:reference-mark-start text:name="ZOTERO_ITEM CSL_CITATION {&quot;citationItems&quot;:[{&quot;itemData&quot;:{&quot;container-title&quot;:&quot;ASEE Annual Conference and Exposition, Conference Proceedings&quot;,&quot;type&quot;:&quot;article-journal&quot;,&quot;title&quot;:&quot;Engineering is elementary: An engineering and technology curriculum for children&quot;,&quot;author&quot;:[{&quot;given&quot;:&quot;Kate&quot;,&quot;family&quot;:&quot;Hester&quot;},{&quot;given&quot;:&quot;Christine&quot;,&quot;family&quot;:&quot;Cunningham&quot;}],&quot;title-short&quot;:&quot;Engineering is elementary&quot;,&quot;container-title-short&quot;:&quot;ASEE Annual Conference and Exposition, Conference Proceedings&quot;,&quot;citation-key&quot;:&quot;hester_engineering_2007&quot;,&quot;source&quot;:&quot;ResearchGate&quot;,&quot;id&quot;:&quot;hester_engineering_2007&quot;,&quot;issued&quot;:{&quot;date-parts&quot;:[[&quot;2007&quot;,1,1]]},&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d&quot;:8577,&quot;uris&quot;:[&quot;http://zotero.org/users/1913249/items/2CFTQGHS&quot;],&quot;suffix&quot;:&quot;&quot;,&quot;prefix&quot;:&quot;&quot;,&quot;uri&quot;:[&quot;http://zotero.org/users/1913249/items/2CFTQGHS&quot;]}],&quot;schema&quot;:&quot;https://github.com/citation-style-language/schema/raw/master/csl-citation.json&quot;,&quot;citationID&quot;:&quot;mybcgspc&quot;,&quot;properties&quot;:{&quot;noteIndex&quot;:0,&quot;formattedCitation&quot;:&quot;[@hester_engineering_2007]&quot;}} RNDzwemtuaptt"/>&lt;Do Zotero Refresh: [@hester_engineering_2007]&gt;<text:reference-mark-end text:name="ZOTERO_ITEM CSL_CITATION {&quot;citationItems&quot;:[{&quot;itemData&quot;:{&quot;container-title&quot;:&quot;ASEE Annual Conference and Exposition, Conference Proceedings&quot;,&quot;type&quot;:&quot;article-journal&quot;,&quot;title&quot;:&quot;Engineering is elementary: An engineering and technology curriculum for children&quot;,&quot;author&quot;:[{&quot;given&quot;:&quot;Kate&quot;,&quot;family&quot;:&quot;Hester&quot;},{&quot;given&quot;:&quot;Christine&quot;,&quot;family&quot;:&quot;Cunningham&quot;}],&quot;title-short&quot;:&quot;Engineering is elementary&quot;,&quot;container-title-short&quot;:&quot;ASEE Annual Conference and Exposition, Conference Proceedings&quot;,&quot;citation-key&quot;:&quot;hester_engineering_2007&quot;,&quot;source&quot;:&quot;ResearchGate&quot;,&quot;id&quot;:&quot;hester_engineering_2007&quot;,&quot;issued&quot;:{&quot;date-parts&quot;:[[&quot;2007&quot;,1,1]]},&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id&quot;:8577,&quot;uris&quot;:[&quot;http://zotero.org/users/1913249/items/2CFTQGHS&quot;],&quot;suffix&quot;:&quot;&quot;,&quot;prefix&quot;:&quot;&quot;,&quot;uri&quot;:[&quot;http://zotero.org/users/1913249/items/2CFTQGHS&quot;]}],&quot;schema&quot;:&quot;https://github.com/citation-style-language/schema/raw/master/csl-citation.json&quot;,&quot;citationID&quot;:&quot;mybcgspc&quot;,&quot;properties&quot;:{&quot;noteIndex&quot;:0,&quot;formattedCitation&quot;:&quot;[@hester_engineering_2007]&quot;}} RNDzwemtuaptt"/>.</text:p>
      <text:p text:style-name="Text_20_body">It has been adopted by the area of computing is one used in a recent book on coding by Bers <text:reference-mark-start text:name="ZOTERO_ITEM CSL_CITATION {&quot;citationItems&quot;:[{&quot;itemData&quot;:{&quot;id&quot;:&quot;bers_coding_2021&quot;,&quot;publisher&quot;:&quot;Routledge&quot;,&quot;author&quot;:[{&quot;given&quot;:&quot;Marina Umaschi&quot;,&quot;family&quot;:&quot;Bers&quot;}],&quot;publisher-place&quot;:&quot;New York, NY&quot;,&quot;issued&quot;:{&quot;date-parts&quot;:[[&quot;2021&quot;]]},&quot;source&quot;:&quot;Library of Congress ISBN&quot;,&quot;edition&quot;:&quot;Second edition&quot;,&quot;type&quot;:&quot;book&quot;,&quot;event-place&quot;:&quot;New York, NY&quot;,&quot;title&quot;:&quot;Coding as a playground: programming and computational thinking in the early childhood classroom&quot;,&quot;call-number&quot;:&quot;LB1139.35.C64&quot;,&quot;number-of-pages&quot;:&quot;1&quot;,&quot;language&quot;:&quot;en&quot;,&quot;citation-key&quot;:&quot;bers_coding_2021&quot;,&quot;title-short&quot;:&quot;Coding as a playground&quot;,&quot;ISBN&quot;:&quot;978-1-00-302260-2&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d&quot;:8572,&quot;uris&quot;:[&quot;http://zotero.org/users/1913249/items/4DXHZWQI&quot;],&quot;suffix&quot;:&quot;&quot;,&quot;prefix&quot;:&quot;&quot;,&quot;uri&quot;:[&quot;http://zotero.org/users/1913249/items/4DXHZWQI&quot;]}],&quot;schema&quot;:&quot;https://github.com/citation-style-language/schema/raw/master/csl-citation.json&quot;,&quot;citationID&quot;:&quot;xcuychgv&quot;,&quot;properties&quot;:{&quot;noteIndex&quot;:0,&quot;formattedCitation&quot;:&quot;[@bers_coding_2021]&quot;}} RNDctheytczvi"/>&lt;Do Zotero Refresh: [@bers_coding_2021]&gt;<text:reference-mark-end text:name="ZOTERO_ITEM CSL_CITATION {&quot;citationItems&quot;:[{&quot;itemData&quot;:{&quot;id&quot;:&quot;bers_coding_2021&quot;,&quot;publisher&quot;:&quot;Routledge&quot;,&quot;author&quot;:[{&quot;given&quot;:&quot;Marina Umaschi&quot;,&quot;family&quot;:&quot;Bers&quot;}],&quot;publisher-place&quot;:&quot;New York, NY&quot;,&quot;issued&quot;:{&quot;date-parts&quot;:[[&quot;2021&quot;]]},&quot;source&quot;:&quot;Library of Congress ISBN&quot;,&quot;edition&quot;:&quot;Second edition&quot;,&quot;type&quot;:&quot;book&quot;,&quot;event-place&quot;:&quot;New York, NY&quot;,&quot;title&quot;:&quot;Coding as a playground: programming and computational thinking in the early childhood classroom&quot;,&quot;call-number&quot;:&quot;LB1139.35.C64&quot;,&quot;number-of-pages&quot;:&quot;1&quot;,&quot;language&quot;:&quot;en&quot;,&quot;citation-key&quot;:&quot;bers_coding_2021&quot;,&quot;title-short&quot;:&quot;Coding as a playground&quot;,&quot;ISBN&quot;:&quot;978-1-00-302260-2&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id&quot;:8572,&quot;uris&quot;:[&quot;http://zotero.org/users/1913249/items/4DXHZWQI&quot;],&quot;suffix&quot;:&quot;&quot;,&quot;prefix&quot;:&quot;&quot;,&quot;uri&quot;:[&quot;http://zotero.org/users/1913249/items/4DXHZWQI&quot;]}],&quot;schema&quot;:&quot;https://github.com/citation-style-language/schema/raw/master/csl-citation.json&quot;,&quot;citationID&quot;:&quot;xcuychgv&quot;,&quot;properties&quot;:{&quot;noteIndex&quot;:0,&quot;formattedCitation&quot;:&quot;[@bers_coding_2021]&quot;}} RNDctheytczvi"/>.</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selection-of-vignettes-for-deeper-analysis"/>Selection of vignettes for deeper analysis<text:bookmark-end text:name="selection-of-vignettes-for-deeper-analysis"/></text:h>
      <text:list text:style-name="L36">
        <text:list-item>
          <text:p text:style-name="P36">Full transcription of key moments: and description of participant activity, activity on screen including simple gesture analysis</text:p>
        </text:list-item>
      </text:list>
      <text:p text:style-name="First_20_paragraph">Used in chapters to orient the reader</text:p>
      <text:p text:style-name="Text_20_body"><text:span text:style-name="T1">Incorporating gesture and wider movement in analysis of vignettes</text:span></text:p>
      <text:p text:style-name="Text_20_body">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analysis-of-the-evolution-of-the-programme-resources-created"/>Analysis of the evolution of the programme resources created<text:bookmark-end text:name="analysis-of-the-evolution-of-the-programme-resources-created"/></text:h>
      <text:p text:style-name="First_20_paragraph">There were two main types of resources created.</text:p>
      <text:list text:style-name="L37">
        <text:list-item>
          <text:p text:style-name="P37">supporting teaching / facilitation RESOURCES</text:p>
        </text:list-item>
        <text:list-item>
          <text:p text:style-name="P37">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p text:style-name="Text_20_body">Chapter four explores the evolutin of these resources using AT as a tool for analysis of the existing and emerging contradictions in activity.</text:p>
      <text:h text:style-name="Heading_20_3" text:outline-level="3"><text:bookmark-start text:name="data-analysis-stage-three"/>Data Analysis Stage Three<text:bookmark-end text:name="data-analysis-stage-three"/></text:h>
      <text:p text:style-name="First_20_paragraph">After drafts of the emerging themes were in place, these were sued to create a revised coding structure and data was recoded more systematically. .</text:p>
      <text:p text:style-name="Text_20_body"><text:span text:style-name="T1">Integrate the thoughts here</text:span> https://docs.google.com/document/d/1p6m20wehYkTeevj9QucpzKCR4NioELndg2rZeLWFK-c/edit#bookmark=id.k9kvu0182p6u</text:p>
      <text:h text:style-name="Heading_20_4" text:outline-level="4"><text:bookmark-start text:name="a-revised-processes-of-thematic-analysis"/>A revised processes of thematic analysis<text:bookmark-end text:name="a-revised-processes-of-thematic-analysis"/></text:h>
      <text:p text:style-name="First_20_paragraph">What was really needed - Prioritising the selection of data and quick reading of it in nvivo</text:p>
      <text:p text:style-name="Text_20_body">Complexities - thus rejecting comparative approach.</text:p>
      <text:p text:style-name="Text_20_body">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5" text:outline-level="5"><text:bookmark-start text:name="coding-use-of-gdps-as-mediational-strategies"/>Coding use of GDPs as mediational strategies<text:bookmark-end text:name="coding-use-of-gdps-as-mediational-strategies"/></text:h>
      <text:p text:style-name="First_20_paragraph">This is explored in chapter 5</text:p>
      <text:h text:style-name="Heading_20_5" text:outline-level="5"><text:bookmark-start text:name="coding-impact-on-design-processes-on-learner-agency---boiled-down--"/>Coding impact on design/ processes on learner agency - boiled down -<text:bookmark-end text:name="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HIS IMAGINED FOR CONCLUSION BUT ALSO CODE TO IT? OR ABOVE?</text:p>
      <text:list text:style-name="L38">
        <text:list-item>
          <text:p text:style-name="P38">learners developing agency through personal expression of home and other Identities</text:p>
        </text:list-item>
        <text:list-item>
          <text:p text:style-name="P38">agency through choice over pathway via GDPS</text:p>
        </text:list-item>
        <text:list-item>
          <text:p text:style-name="P38">agency through flexible design cycle pathways, especially via community playtesting</text:p>
        </text:list-item>
        <text:list-item>
          <text:p text:style-name="P38">developing agency through celebration of different game maker styles</text:p>
        </text:list-item>
        <text:list-item>
          <text:p text:style-name="P38">authenticity of tool use, especially docs and access to Community</text:p>
        </text:list-item>
        <text:list-item>
          <text:p text:style-name="P38">authenticity of audience - and role of drama to facilitate reflection</text:p>
        </text:list-item>
      </text:list>
      <text:h text:style-name="Heading_20_4" text:outline-level="4"><text:bookmark-start text:name="on-final-transcriptiondescription-of-data"/>On Final Transcription/description of data<text:bookmark-end text:name="on-final-transcriptiondescription-of-data"/></text:h>
      <text:p text:style-name="First_20_paragraph">At this stage coding schemes were more mature.</text:p>
      <text:list text:style-name="L39">
        <text:list-item>
          <text:p text:style-name="P39">Partial transcription of more video files -</text:p>
        </text:list-item>
      </text:list>
      <text:p text:style-name="First_20_paragraph">The coding of each extract via a selction was the process. To better aid analysis via Nvivo selections</text:p>
      <text:p text:style-name="Text_20_body">MORE TO COME HERE</text:p>
      <text:h text:style-name="Heading_20_3" text:outline-level="3"><text:bookmark-start text:name="use-of-journal-data"/>Use of journal data<text:bookmark-end text:name="use-of-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text:style-name="L40">
        <text:list-item>
          <text:p text:style-name="P40">Book Journal pages</text:p>
        </text:list-item>
        <text:list-item>
          <text:p text:style-name="P40">Digital journal entries directly in response to teaching sessions</text:p>
        </text:list-item>
        <text:list-item>
  </text:list-item>
      </text:list>
      <text:p text:style-name="First_20_paragraph">Journal Notes were used in the following ways: (perhaps code this)</text:p>
      <text:list text:style-name="L41">
        <text:list-item>
          <text:p text:style-name="P41">as a reflective tool after sessions</text:p>
        </text:list-item>
        <text:list-item>
          <text:p text:style-name="P41">as a note pad to plan resource creation</text:p>
        </text:list-item>
        <text:list-item>
          <text:p text:style-name="P41">as a sketch pad to explore the relationship between Concepts being explored and existing game making frameworks</text:p>
        </text:list-item>
        <text:list-item>
          <text:p text:style-name="P41">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h text:style-name="Heading_20_3" text:outline-level="3"><text:bookmark-start text:name="use-of-interview-data"/>Use of Interview data<text:bookmark-end text:name="use-of-interview-data"/></text:h>
      <text:p text:style-name="First_20_paragraph">Practitioner data used to inform themse for dvideo ANALYSIS</text:p>
      <text:p text:style-name="Text_20_body">Participant interview data mostly used to confirm and triangulate with video data from making sessions</text:p>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p text:style-name="Text_20_body"><text:span text:style-name="T1">Limitations in interview data</text:span></text:p>
      <text:p text:style-name="Text_20_body">MOVE TO CONCLUSION In retrospect, shorter interviews at more regular intervals with participants would have been useful to answer</text:p>
      <text:h text:style-name="Heading_20_2" text:outline-level="2"><text:bookmark-start text:name="data-validity-and-reliability-and-decisions-of-what-to-not-analyse"/>Data validity and reliability and decisions of what to not analyse<text:bookmark-end text:name="data-validity-and-reliability-and-decisions-of-what-to-not-analyse"/></text:h>
      <text:h text:style-name="Heading_20_3" text:outline-level="3"><text:bookmark-start text:name="data-validity---triangulation-of-data---the-theory"/>Data Validity - Triangulation of Data - THE THEORY<text:bookmark-end text:name="data-validity---triangulation-of-data---the-theory"/></text:h>
      <text:p text:style-name="First_20_paragraph">Draw on other chapters to represent overcoming of weaknesses of design-based approach.</text:p>
      <text:p text:style-name="Text_20_body">Having a wide based on data allowed data triangulation e.g. find a dood example of finding confirmation in niterview data</text:p>
      <text:h text:style-name="Heading_20_4" text:outline-level="4"><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 </text:p>
      <text:p text:style-name="Text_20_body">Only suitable pairs were chosen. This removes a lot of validity from any generalisation of claims that could be made.</text:p>
      <text:p text:style-name="Text_20_body">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text:style-name="L42">
        <text:list-item>
          <text:p text:style-name="P42">More than one iteration.</text:p>
        </text:list-item>
        <text:list-item>
          <text:p text:style-name="P42">In different settings</text:p>
        </text:list-item>
        <text:list-item>
          <text:p text:style-name="P42">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text:style-name="L43">
        <text:list-item>
          <text:p text:style-name="P43">Computation thinking &amp; systems thinking</text:p>
        </text:list-item>
        <text:list-item>
          <text:p text:style-name="P43">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text:style-name="L44">
        <text:list-item>
          <text:p text:style-name="P44">What pedagogical tools and processes are available to support novices to overcome barriers to game coding and design?</text:p>
        </text:list-item>
        <text:list-item>
          <text:p text:style-name="P44">How can learners build agency in an evolving community of game makers?</text:p>
        </text:list-item>
        <text:list-item>
          <text:p text:style-name="P44">How can game design patterns support the development of coding practices with novices?</text:p>
        </text:list-item>
      </text:list>
      <text:p text:style-name="First_20_paragraph"><text:span text:style-name="T1">RQ1</text:span></text:p>
      <text:list text:style-name="L45">
        <text:list-item>
          <text:p text:style-name="P45">Both barriers and tools / processes are explored in the literature review</text:p>
        </text:list-item>
        <text:list-item>
          <text:p text:style-name="P45">Interviews with practitioners in chapter 4 guided the design in broad principles.</text:p>
        </text:list-item>
        <text:list-item>
          <text:p text:style-name="P45">Barriers are explored in chapter 4 on evolution of the design</text:p>
        </text:list-item>
        <text:list-item>
          <text:p text:style-name="P45">Tools and processes in results chapters 5 and 6.</text:p>
        </text:list-item>
      </text:list>
      <text:p text:style-name="First_20_paragraph"><text:span text:style-name="T1">RQ2</text:span></text:p>
      <text:list text:style-name="L46">
        <text:list-item>
          <text:p text:style-name="P46">Interviews with participants some informal and some formal instructed directly adaptations to design</text:p>
        </text:list-item>
        <text:list-item>
          <text:p text:style-name="P46">Analysis of video data</text:p>
        </text:list-item>
      </text:list>
      <text:p text:style-name="First_20_paragraph"><text:span text:style-name="T1">RQ3</text:span></text:p>
      <text:list text:style-name="L47">
        <text:list-item>
          <text:p text:style-name="P47">Interviews with participants some informal and some formal instructed directly adaptations to design</text:p>
        </text:list-item>
        <text:list-item>
          <text:p text:style-name="P47">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tems&quot;:[{&quot;itemData&quot;:{&quot;container-title&quot;:&quot;Ecologies for Learning and Practice&quot;,&quot;publisher&quot;:&quot;Routledge&quot;,&quot;page&quot;:&quot;129-145&quot;,&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issued&quot;:{&quot;date-parts&quot;:[[&quot;2019&quot;,11,6]]},&quot;source&quot;:&quot;DOI.org (Crossref)&quot;,&quot;edition&quot;:&quot;1&quot;,&quot;editor&quot;:[{&quot;given&quot;:&quot;Ronald&quot;,&quot;family&quot;:&quot;Barnett&quot;},{&quot;given&quot;:&quot;Norman&quot;,&quot;family&quot;:&quot;Jackson&quot;}],&quot;type&quot;:&quot;chapter&quot;,&quot;event-place&quot;:&quot;Abingdon, Oxon ; New York, NY : Routledge, 2020.&quot;,&quot;title&quot;:&quot;Ecosystem Empowerment&quot;,&quot;URL&quot;:&quot;https://www.taylorfrancis.com/books/9781351020251/chapters/10.4324/9781351020268-9&quot;,&quot;language&quot;:&quot;en&quot;,&quot;citation-key&quot;:&quot;barnett_ecosystem_2019&quot;,&quot;id&quot;:&quot;barnett_ecosystem_2019&quot;,&quot;ISBN&quot;:&quot;978-1-351-02026-8&quot;,&quot;DOI&quot;:&quot;10.4324/9781351020268-9&quot;,&quot;accessed&quot;:{&quot;date-parts&quot;:[[&quot;2023&quot;,7,5]]}},&quot;id&quot;:9233,&quot;uris&quot;:[&quot;http://zotero.org/users/1913249/items/BU69FYN2&quot;],&quot;suffix&quot;:&quot;&quot;,&quot;prefix&quot;:&quot;&quot;,&quot;uri&quot;:[&quot;http://zotero.org/users/1913249/items/BU69FYN2&quot;]}],&quot;schema&quot;:&quot;https://github.com/citation-style-language/schema/raw/master/csl-citation.json&quot;,&quot;citationID&quot;:&quot;sllripdc&quot;,&quot;properties&quot;:{&quot;noteIndex&quot;:0,&quot;formattedCitation&quot;:&quot;[@barnett_ecosystem_2019]&quot;}} RNDjdrcwpfrni"/>&lt;Do Zotero Refresh: [@barnett_ecosystem_2019]&gt;<text:reference-mark-end text:name="ZOTERO_ITEM CSL_CITATION {&quot;citationItems&quot;:[{&quot;itemData&quot;:{&quot;container-title&quot;:&quot;Ecologies for Learning and Practice&quot;,&quot;publisher&quot;:&quot;Routledge&quot;,&quot;page&quot;:&quot;129-145&quot;,&quot;author&quot;:[{&quot;given&quot;:&quot;Sasha&quot;,&quot;family&quot;:&quot;Barab&quot;},{&quot;given&quot;:&quot;Anna&quot;,&quot;family&quot;:&quot;Arici&quot;},{&quot;given&quot;:&quot;Earl&quot;,&quot;family&quot;:&quot;Aguilera&quot;},{&quot;given&quot;:&quot;Kathryn&quot;,&quot;family&quot;:&quot;Dutchin&quot;}],&quot;publisher-place&quot;:&quot;Abingdon, Oxon ; New York, NY : Routledge, 2020.&quot;,&quot;issued&quot;:{&quot;date-parts&quot;:[[&quot;2019&quot;,11,6]]},&quot;source&quot;:&quot;DOI.org (Crossref)&quot;,&quot;edition&quot;:&quot;1&quot;,&quot;editor&quot;:[{&quot;given&quot;:&quot;Ronald&quot;,&quot;family&quot;:&quot;Barnett&quot;},{&quot;given&quot;:&quot;Norman&quot;,&quot;family&quot;:&quot;Jackson&quot;}],&quot;type&quot;:&quot;chapter&quot;,&quot;event-place&quot;:&quot;Abingdon, Oxon ; New York, NY : Routledge, 2020.&quot;,&quot;title&quot;:&quot;Ecosystem Empowerment&quot;,&quot;URL&quot;:&quot;https://www.taylorfrancis.com/books/9781351020251/chapters/10.4324/9781351020268-9&quot;,&quot;language&quot;:&quot;en&quot;,&quot;citation-key&quot;:&quot;barnett_ecosystem_2019&quot;,&quot;id&quot;:&quot;barnett_ecosystem_2019&quot;,&quot;ISBN&quot;:&quot;978-1-351-02026-8&quot;,&quot;DOI&quot;:&quot;10.4324/9781351020268-9&quot;,&quot;accessed&quot;:{&quot;date-parts&quot;:[[&quot;2023&quot;,7,5]]}},&quot;id&quot;:9233,&quot;uris&quot;:[&quot;http://zotero.org/users/1913249/items/BU69FYN2&quot;],&quot;suffix&quot;:&quot;&quot;,&quot;prefix&quot;:&quot;&quot;,&quot;uri&quot;:[&quot;http://zotero.org/users/1913249/items/BU69FYN2&quot;]}],&quot;schema&quot;:&quot;https://github.com/citation-style-language/schema/raw/master/csl-citation.json&quot;,&quot;citationID&quot;:&quot;sllripdc&quot;,&quot;properties&quot;:{&quot;noteIndex&quot;:0,&quot;formattedCitation&quot;:&quot;[@barnett_ecosystem_2019]&quot;}} RNDjdrcwpfrni"/>.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Text_20_body"><text:span text:style-name="T1">Practical factors</text:span></text:p>
      <text:p text:style-name="Text_20_body">Key contextual factors have facilitated and shaped development of the research design including:</text:p>
      <text:list text:style-name="L48">
        <text:list-item>
          <text:p text:style-name="P48">Impact of research practicalities</text:p>
        </text:list-item>
        <text:list-item>
          <text:p text:style-name="P48">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2">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tems&quot;:[{&quot;itemData&quot;:{&quot;container-title&quot;:&quot;STEM in the Primary Curriculum&quot;,&quot;editor&quot;:[{&quot;given&quot;:&quot;Helen&quot;,&quot;family&quot;:&quot;Caldwell&quot;},{&quot;given&quot;:&quot;Sue&quot;,&quot;family&quot;:&quot;Pope&quot;}],&quot;publisher&quot;:&quot;Learning Matters&quot;,&quot;type&quot;:&quot;chapter&quot;,&quot;event-place&quot;:&quot;Thousand Oaks, CA&quot;,&quot;ISBN&quot;:&quot;978-1-5264-7435-3&quot;,&quot;title&quot;:&quot;Drama and STEM&quot;,&quot;author&quot;:[{&quot;given&quot;:&quot;Rebecca&quot;,&quot;family&quot;:&quot;Patterson&quot;},{&quot;given&quot;:&quot;Mick&quot;,&quot;family&quot;:&quot;Chesterman&quot;},{&quot;given&quot;:&quot;Alison&quot;,&quot;family&quot;:&quot;Ramsey&quot;}],&quot;publisher-place&quot;:&quot;Thousand Oaks, CA&quot;,&quot;issued&quot;:{&quot;date-parts&quot;:[[&quot;2019&quot;,3,25]]},&quot;language&quot;:&quot;English&quot;,&quot;citation-key&quot;:&quot;caldwell_drama_2019&quot;,&quot;source&quot;:&quot;Amazon&quot;,&quot;edition&quot;:&quot;1 edition&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135,&quot;uris&quot;:[&quot;http://zotero.org/users/1913249/items/5P66QFBW&quot;],&quot;suffix&quot;:&quot;&quot;,&quot;prefix&quot;:&quot;&quot;,&quot;uri&quot;:[&quot;http://zotero.org/users/1913249/items/5P66QFBW&quot;]}],&quot;schema&quot;:&quot;https://github.com/citation-style-language/schema/raw/master/csl-citation.json&quot;,&quot;citationID&quot;:&quot;ytdankfl&quot;,&quot;properties&quot;:{&quot;noteIndex&quot;:0,&quot;formattedCitation&quot;:&quot;[@caldwell_drama_2019]&quot;}} RNDeilaqdmcuu"/>&lt;Do Zotero Refresh: [@caldwell_drama_2019]&gt;<text:reference-mark-end text:name="ZOTERO_ITEM CSL_CITATION {&quot;citationItems&quot;:[{&quot;itemData&quot;:{&quot;container-title&quot;:&quot;STEM in the Primary Curriculum&quot;,&quot;editor&quot;:[{&quot;given&quot;:&quot;Helen&quot;,&quot;family&quot;:&quot;Caldwell&quot;},{&quot;given&quot;:&quot;Sue&quot;,&quot;family&quot;:&quot;Pope&quot;}],&quot;publisher&quot;:&quot;Learning Matters&quot;,&quot;type&quot;:&quot;chapter&quot;,&quot;event-place&quot;:&quot;Thousand Oaks, CA&quot;,&quot;ISBN&quot;:&quot;978-1-5264-7435-3&quot;,&quot;title&quot;:&quot;Drama and STEM&quot;,&quot;author&quot;:[{&quot;given&quot;:&quot;Rebecca&quot;,&quot;family&quot;:&quot;Patterson&quot;},{&quot;given&quot;:&quot;Mick&quot;,&quot;family&quot;:&quot;Chesterman&quot;},{&quot;given&quot;:&quot;Alison&quot;,&quot;family&quot;:&quot;Ramsey&quot;}],&quot;publisher-place&quot;:&quot;Thousand Oaks, CA&quot;,&quot;issued&quot;:{&quot;date-parts&quot;:[[&quot;2019&quot;,3,25]]},&quot;language&quot;:&quot;English&quot;,&quot;citation-key&quot;:&quot;caldwell_drama_2019&quot;,&quot;source&quot;:&quot;Amazon&quot;,&quot;edition&quot;:&quot;1 edition&quot;,&quot;id&quot;:&quot;caldwell_drama_2019&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id&quot;:135,&quot;uris&quot;:[&quot;http://zotero.org/users/1913249/items/5P66QFBW&quot;],&quot;suffix&quot;:&quot;&quot;,&quot;prefix&quot;:&quot;&quot;,&quot;uri&quot;:[&quot;http://zotero.org/users/1913249/items/5P66QFBW&quot;]}],&quot;schema&quot;:&quot;https://github.com/citation-style-language/schema/raw/master/csl-citation.json&quot;,&quot;citationID&quot;:&quot;ytdankfl&quot;,&quot;properties&quot;:{&quot;noteIndex&quot;:0,&quot;formattedCitation&quot;:&quot;[@caldwell_drama_2019]&quot;}} RNDeilaqdmcuu"/>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tems&quot;:[{&quot;itemData&quot;:{&quot;id&quot;:&quot;iversen_computational_2018-1&quot;,&quot;publisher&quot;:&quot;Association for Computing Machinery&quot;,&quot;page&quot;:&quot;1–11&quot;,&quot;author&quot;:[{&quot;given&quot;:&quot;Ole Sejer&quot;,&quot;family&quot;:&quot;Iversen&quot;},{&quot;given&quot;:&quot;Rachel Charlotte&quot;,&quot;family&quot;:&quot;Smith&quot;},{&quot;given&quot;:&quot;Christian&quot;,&quot;family&quot;:&quot;Dindler&quot;}],&quot;publisher-place&quot;:&quot;New York, NY, USA&quot;,&quot;issued&quot;:{&quot;date-parts&quot;:[[&quot;2018&quot;,8,20]]},&quot;source&quot;:&quot;ACM Digital Library&quot;,&quot;ISBN&quot;:&quot;978-1-4503-6371-6&quot;,&quot;collection-title&quot;:&quot;PDC '18&quot;,&quot;event-place&quot;:&quot;New York, NY, USA&quot;,&quot;title&quot;:&quot;From computational thinking to computational empowerment: a 21&lt;sup&gt;st&lt;/sup&gt; century PD agenda&quot;,&quot;URL&quot;:&quot;https://doi.org/10.1145/3210586.3210592&quot;,&quot;type&quot;:&quot;paper-conference&quot;,&quot;title-short&quot;:&quot;From computational thinking to computational empowerment&quot;,&quot;citation-key&quot;:&quot;iversen_computational_2018-1&quot;,&quot;container-title&quot;:&quot;Proceedings of the 15th Participatory Design Conference: Full Papers - Volume 1&quot;,&quot;DOI&quot;:&quot;10.1145/3210586.3210592&quot;,&quot;accessed&quot;:{&quot;date-parts&quot;:[[&quot;2020&quot;,10,9]]},&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d&quot;:7602,&quot;uris&quot;:[&quot;http://zotero.org/users/1913249/items/AWU8XACQ&quot;],&quot;suffix&quot;:&quot;&quot;,&quot;prefix&quot;:&quot;&quot;,&quot;uri&quot;:[&quot;http://zotero.org/users/1913249/items/AWU8XACQ&quot;]},{&quot;itemData&quot;:{&quot;id&quot;:&quot;iivari_critical_2017&quot;,&quot;publisher&quot;:&quot;Association for Computing Machinery&quot;,&quot;page&quot;:&quot;983–993&quot;,&quot;author&quot;:[{&quot;given&quot;:&quot;Netta&quot;,&quot;family&quot;:&quot;Iivari&quot;},{&quot;given&quot;:&quot;Kari&quot;,&quot;family&quot;:&quot;Kuutti&quot;}],&quot;publisher-place&quot;:&quot;New York, NY, USA&quot;,&quot;issued&quot;:{&quot;date-parts&quot;:[[&quot;2017&quot;,6,10]]},&quot;source&quot;:&quot;ACM Digital Library&quot;,&quot;ISBN&quot;:&quot;978-1-4503-4922-2&quot;,&quot;collection-title&quot;:&quot;DIS '17&quot;,&quot;event-place&quot;:&quot;New York, NY, USA&quot;,&quot;title&quot;:&quot;Critical Design Research and Information Technology: Searching for Empowering Design&quot;,&quot;URL&quot;:&quot;https://doi.org/10.1145/3064663.3064747&quot;,&quot;type&quot;:&quot;paper-conference&quot;,&quot;title-short&quot;:&quot;Critical Design Research and Information Technology&quot;,&quot;citation-key&quot;:&quot;iivari_critical_2017&quot;,&quot;container-title&quot;:&quot;Proceedings of the 2017 Conference on Designing Interactive Systems&quot;,&quot;DOI&quot;:&quot;10.1145/3064663.3064747&quot;,&quot;accessed&quot;:{&quot;date-parts&quot;:[[&quot;2024&quot;,1,17]]},&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d&quot;:9607,&quot;uris&quot;:[&quot;http://zotero.org/users/1913249/items/H2C77ZKN&quot;],&quot;suffix&quot;:&quot;&quot;,&quot;prefix&quot;:&quot;&quot;,&quot;uri&quot;:[&quot;http://zotero.org/users/1913249/items/H2C77ZKN&quot;]}],&quot;schema&quot;:&quot;https://github.com/citation-style-language/schema/raw/master/csl-citation.json&quot;,&quot;citationID&quot;:&quot;rxwbbney&quot;,&quot;properties&quot;:{&quot;noteIndex&quot;:0,&quot;formattedCitation&quot;:&quot;[@iversen_computational_2018-1; @iivari_critical_2017]&quot;}} RNDckpqsokvpx"/>&lt;Do Zotero Refresh: [@iversen_computational_2018-1; @iivari_critical_2017]&gt;<text:reference-mark-end text:name="ZOTERO_ITEM CSL_CITATION {&quot;citationItems&quot;:[{&quot;itemData&quot;:{&quot;id&quot;:&quot;iversen_computational_2018-1&quot;,&quot;publisher&quot;:&quot;Association for Computing Machinery&quot;,&quot;page&quot;:&quot;1–11&quot;,&quot;author&quot;:[{&quot;given&quot;:&quot;Ole Sejer&quot;,&quot;family&quot;:&quot;Iversen&quot;},{&quot;given&quot;:&quot;Rachel Charlotte&quot;,&quot;family&quot;:&quot;Smith&quot;},{&quot;given&quot;:&quot;Christian&quot;,&quot;family&quot;:&quot;Dindler&quot;}],&quot;publisher-place&quot;:&quot;New York, NY, USA&quot;,&quot;issued&quot;:{&quot;date-parts&quot;:[[&quot;2018&quot;,8,20]]},&quot;source&quot;:&quot;ACM Digital Library&quot;,&quot;ISBN&quot;:&quot;978-1-4503-6371-6&quot;,&quot;collection-title&quot;:&quot;PDC '18&quot;,&quot;event-place&quot;:&quot;New York, NY, USA&quot;,&quot;title&quot;:&quot;From computational thinking to computational empowerment: a 21&lt;sup&gt;st&lt;/sup&gt; century PD agenda&quot;,&quot;URL&quot;:&quot;https://doi.org/10.1145/3210586.3210592&quot;,&quot;type&quot;:&quot;paper-conference&quot;,&quot;title-short&quot;:&quot;From computational thinking to computational empowerment&quot;,&quot;citation-key&quot;:&quot;iversen_computational_2018-1&quot;,&quot;container-title&quot;:&quot;Proceedings of the 15th Participatory Design Conference: Full Papers - Volume 1&quot;,&quot;DOI&quot;:&quot;10.1145/3210586.3210592&quot;,&quot;accessed&quot;:{&quot;date-parts&quot;:[[&quot;2020&quot;,10,9]]},&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id&quot;:7602,&quot;uris&quot;:[&quot;http://zotero.org/users/1913249/items/AWU8XACQ&quot;],&quot;suffix&quot;:&quot;&quot;,&quot;prefix&quot;:&quot;&quot;,&quot;uri&quot;:[&quot;http://zotero.org/users/1913249/items/AWU8XACQ&quot;]},{&quot;itemData&quot;:{&quot;id&quot;:&quot;iivari_critical_2017&quot;,&quot;publisher&quot;:&quot;Association for Computing Machinery&quot;,&quot;page&quot;:&quot;983–993&quot;,&quot;author&quot;:[{&quot;given&quot;:&quot;Netta&quot;,&quot;family&quot;:&quot;Iivari&quot;},{&quot;given&quot;:&quot;Kari&quot;,&quot;family&quot;:&quot;Kuutti&quot;}],&quot;publisher-place&quot;:&quot;New York, NY, USA&quot;,&quot;issued&quot;:{&quot;date-parts&quot;:[[&quot;2017&quot;,6,10]]},&quot;source&quot;:&quot;ACM Digital Library&quot;,&quot;ISBN&quot;:&quot;978-1-4503-4922-2&quot;,&quot;collection-title&quot;:&quot;DIS '17&quot;,&quot;event-place&quot;:&quot;New York, NY, USA&quot;,&quot;title&quot;:&quot;Critical Design Research and Information Technology: Searching for Empowering Design&quot;,&quot;URL&quot;:&quot;https://doi.org/10.1145/3064663.3064747&quot;,&quot;type&quot;:&quot;paper-conference&quot;,&quot;title-short&quot;:&quot;Critical Design Research and Information Technology&quot;,&quot;citation-key&quot;:&quot;iivari_critical_2017&quot;,&quot;container-title&quot;:&quot;Proceedings of the 2017 Conference on Designing Interactive Systems&quot;,&quot;DOI&quot;:&quot;10.1145/3064663.3064747&quot;,&quot;accessed&quot;:{&quot;date-parts&quot;:[[&quot;2024&quot;,1,17]]},&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id&quot;:9607,&quot;uris&quot;:[&quot;http://zotero.org/users/1913249/items/H2C77ZKN&quot;],&quot;suffix&quot;:&quot;&quot;,&quot;prefix&quot;:&quot;&quot;,&quot;uri&quot;:[&quot;http://zotero.org/users/1913249/items/H2C77ZKN&quot;]}],&quot;schema&quot;:&quot;https://github.com/citation-style-language/schema/raw/master/csl-citation.json&quot;,&quot;citationID&quot;:&quot;rxwbbney&quot;,&quot;properties&quot;:{&quot;noteIndex&quot;:0,&quot;formattedCitation&quot;:&quot;[@iversen_computational_2018-1; @iivari_critical_2017]&quot;}} RNDckpqsokvpx"/>, design-based approaches <text:reference-mark-start text:name="ZOTERO_ITEM CSL_CITATION {&quot;citationItems&quot;:[{&quot;itemData&quot;:{&quot;volume&quot;:&quot;99&quot;,&quot;container-title&quot;:&quot;Computers in Human Behavior&quot;,&quot;id&quot;:&quot;papavlasopoulou_exploring_2019&quot;,&quot;ISSN&quot;:&quot;0747-5632&quot;,&quot;type&quot;:&quot;article-journal&quot;,&quot;page&quot;:&quot;415-427&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URL&quot;:&quot;https://www.sciencedirect.com/science/article/pii/S0747563219300184&quot;,&quot;issued&quot;:{&quot;date-parts&quot;:[[&quot;2019&quot;,10,1]]},&quot;DOI&quot;:&quot;10.1016/j.chb.2019.01.008&quot;,&quot;citation-key&quot;:&quot;papavlasopoulou_exploring_2019&quot;,&quot;source&quot;:&quot;ScienceDirect&quot;,&quot;container-title-short&quot;:&quot;Computers in Human Behavior&quot;,&quot;accessed&quot;:{&quot;date-parts&quot;:[[&quot;2023&quot;,9,27]]},&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id&quot;:9294,&quot;uris&quot;:[&quot;http://zotero.org/users/1913249/items/RLHV7FWT&quot;],&quot;suffix&quot;:&quot;&quot;,&quot;prefix&quot;:&quot;&quot;,&quot;uri&quot;:[&quot;http://zotero.org/users/1913249/items/RLHV7FWT&quot;]},{&quot;itemData&quot;:{&quot;container-title&quot;:&quot;Journal of the Learning Sciences&quot;,&quot;page&quot;:&quot;1-14&quot;,&quot;author&quot;:[{&quot;given&quot;:&quot;Sasha&quot;,&quot;family&quot;:&quot;Barab&quot;},{&quot;given&quot;:&quot;Kurt&quot;,&quot;family&quot;:&quot;Squire&quot;}],&quot;URL&quot;:&quot;http://www.tandfonline.com/doi/abs/10.1207/s15327809jls1301_1&quot;,&quot;issued&quot;:{&quot;date-parts&quot;:[[&quot;2004&quot;,1]]},&quot;source&quot;:&quot;Crossref&quot;,&quot;issue&quot;:&quot;1&quot;,&quot;ISSN&quot;:&quot;1050-8406, 1532-7809&quot;,&quot;title&quot;:&quot;Design-based research: putting a stake in the ground&quot;,&quot;volume&quot;:&quot;13&quot;,&quot;id&quot;:&quot;barab_design-based_2004&quot;,&quot;language&quot;:&quot;en&quot;,&quot;citation-key&quot;:&quot;barab_design-based_2004&quot;,&quot;type&quot;:&quot;article-journal&quot;,&quot;title-short&quot;:&quot;Design-based research&quot;,&quot;DOI&quot;:&quot;10.1207/s15327809jls1301_1&quot;,&quot;accessed&quot;:{&quot;date-parts&quot;:[[&quot;2018&quot;,4,21]]}},&quot;id&quot;:2424,&quot;uris&quot;:[&quot;http://zotero.org/users/1913249/items/4AWFP7ZD&quot;],&quot;suffix&quot;:&quot;&quot;,&quot;prefix&quot;:&quot;&quot;,&quot;uri&quot;:[&quot;http://zotero.org/users/1913249/items/4AWFP7ZD&quot;]}],&quot;schema&quot;:&quot;https://github.com/citation-style-language/schema/raw/master/csl-citation.json&quot;,&quot;citationID&quot;:&quot;fujjcvkt&quot;,&quot;properties&quot;:{&quot;noteIndex&quot;:0,&quot;formattedCitation&quot;:&quot;[@papavlasopoulou_exploring_2019; @barab_design-based_2004]&quot;}} RNDywvsqnqnpr"/>&lt;Do Zotero Refresh: [@papavlasopoulou_exploring_2019; @barab_design-based_2004]&gt;<text:reference-mark-end text:name="ZOTERO_ITEM CSL_CITATION {&quot;citationItems&quot;:[{&quot;itemData&quot;:{&quot;volume&quot;:&quot;99&quot;,&quot;container-title&quot;:&quot;Computers in Human Behavior&quot;,&quot;id&quot;:&quot;papavlasopoulou_exploring_2019&quot;,&quot;ISSN&quot;:&quot;0747-5632&quot;,&quot;type&quot;:&quot;article-journal&quot;,&quot;page&quot;:&quot;415-427&quot;,&quot;title&quot;:&quot;Exploring children's learning experience in constructionism-based coding activities through design-based research&quot;,&quot;author&quot;:[{&quot;given&quot;:&quot;Sofia&quot;,&quot;family&quot;:&quot;Papavlasopoulou&quot;},{&quot;given&quot;:&quot;Michail N.&quot;,&quot;family&quot;:&quot;Giannakos&quot;},{&quot;given&quot;:&quot;Letizia&quot;,&quot;family&quot;:&quot;Jaccheri&quot;}],&quot;URL&quot;:&quot;https://www.sciencedirect.com/science/article/pii/S0747563219300184&quot;,&quot;issued&quot;:{&quot;date-parts&quot;:[[&quot;2019&quot;,10,1]]},&quot;DOI&quot;:&quot;10.1016/j.chb.2019.01.008&quot;,&quot;citation-key&quot;:&quot;papavlasopoulou_exploring_2019&quot;,&quot;source&quot;:&quot;ScienceDirect&quot;,&quot;container-title-short&quot;:&quot;Computers in Human Behavior&quot;,&quot;accessed&quot;:{&quot;date-parts&quot;:[[&quot;2023&quot;,9,27]]},&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id&quot;:9294,&quot;uris&quot;:[&quot;http://zotero.org/users/1913249/items/RLHV7FWT&quot;],&quot;suffix&quot;:&quot;&quot;,&quot;prefix&quot;:&quot;&quot;,&quot;uri&quot;:[&quot;http://zotero.org/users/1913249/items/RLHV7FWT&quot;]},{&quot;itemData&quot;:{&quot;container-title&quot;:&quot;Journal of the Learning Sciences&quot;,&quot;page&quot;:&quot;1-14&quot;,&quot;author&quot;:[{&quot;given&quot;:&quot;Sasha&quot;,&quot;family&quot;:&quot;Barab&quot;},{&quot;given&quot;:&quot;Kurt&quot;,&quot;family&quot;:&quot;Squire&quot;}],&quot;URL&quot;:&quot;http://www.tandfonline.com/doi/abs/10.1207/s15327809jls1301_1&quot;,&quot;issued&quot;:{&quot;date-parts&quot;:[[&quot;2004&quot;,1]]},&quot;source&quot;:&quot;Crossref&quot;,&quot;issue&quot;:&quot;1&quot;,&quot;ISSN&quot;:&quot;1050-8406, 1532-7809&quot;,&quot;title&quot;:&quot;Design-based research: putting a stake in the ground&quot;,&quot;volume&quot;:&quot;13&quot;,&quot;id&quot;:&quot;barab_design-based_2004&quot;,&quot;language&quot;:&quot;en&quot;,&quot;citation-key&quot;:&quot;barab_design-based_2004&quot;,&quot;type&quot;:&quot;article-journal&quot;,&quot;title-short&quot;:&quot;Design-based research&quot;,&quot;DOI&quot;:&quot;10.1207/s15327809jls1301_1&quot;,&quot;accessed&quot;:{&quot;date-parts&quot;:[[&quot;2018&quot;,4,21]]}},&quot;id&quot;:2424,&quot;uris&quot;:[&quot;http://zotero.org/users/1913249/items/4AWFP7ZD&quot;],&quot;suffix&quot;:&quot;&quot;,&quot;prefix&quot;:&quot;&quot;,&quot;uri&quot;:[&quot;http://zotero.org/users/1913249/items/4AWFP7ZD&quot;]}],&quot;schema&quot;:&quot;https://github.com/citation-style-language/schema/raw/master/csl-citation.json&quot;,&quot;citationID&quot;:&quot;fujjcvkt&quot;,&quot;properties&quot;:{&quot;noteIndex&quot;:0,&quot;formattedCitation&quot;:&quot;[@papavlasopoulou_exploring_2019; @barab_design-based_2004]&quot;}} RNDywvsqnqnpr"/> and formative interventions <text:reference-mark-start text:name="ZOTERO_ITEM CSL_CITATION {&quot;citationItems&quot;:[{&quot;itemData&quot;:{&quot;id&quot;:&quot;cole_fifth_2006&quot;,&quot;title-short&quot;:&quot;The fifth dimension&quot;,&quot;type&quot;:&quot;book&quot;,&quot;event-place&quot;:&quot;New York&quot;,&quot;issued&quot;:{&quot;date-parts&quot;:[[&quot;2006&quot;]]},&quot;title&quot;:&quot;The fifth dimension: an after-school program built on diversity&quot;,&quot;author&quot;:[{&quot;given&quot;:&quot;Michael&quot;,&quot;family&quot;:&quot;Cole&quot;}],&quot;number-of-pages&quot;:&quot;227&quot;,&quot;publisher-place&quot;:&quot;New York&quot;,&quot;publisher&quot;:&quot;Russell Sage&quot;,&quot;citation-key&quot;:&quot;cole_fifth_2006&quot;,&quot;source&quot;:&quot;Library of Congress ISBN&quot;,&quot;ISBN&quot;:&quot;978-0-87154-084-3&quot;,&quot;contributor&quot;:[{&quot;literal&quot;:&quot;Distributed Literacy Consortium&quot;}],&quot;call-number&quot;:&quot;LC34.4 .C65 2006&quot;},&quot;id&quot;:1067,&quot;uris&quot;:[&quot;http://zotero.org/users/1913249/items/RWG3NGB7&quot;],&quot;suffix&quot;:&quot;&quot;,&quot;prefix&quot;:&quot;&quot;,&quot;uri&quot;:[&quot;http://zotero.org/users/1913249/items/RWG3NGB7&quot;]},{&quot;itemData&quot;:{&quot;id&quot;:&quot;blunden_formative_2023&quot;,&quot;container-title&quot;:&quot;Activity Theory&quot;,&quot;section&quot;:&quot;Activity Theory&quot;,&quot;type&quot;:&quot;chapter&quot;,&quot;publisher&quot;:&quot;Brill&quot;,&quot;page&quot;:&quot;181-191&quot;,&quot;title&quot;:&quot;Formative Interventions&quot;,&quot;author&quot;:[{&quot;given&quot;:&quot;Andy&quot;,&quot;family&quot;:&quot;Blunden&quot;}],&quot;URL&quot;:&quot;https://brill.com/display/book/9789004541245/BP000012.xml&quot;,&quot;issued&quot;:{&quot;date-parts&quot;:[[&quot;2023&quot;,4,5]]},&quot;language&quot;:&quot;en&quot;,&quot;citation-key&quot;:&quot;blunden_formative_2023&quot;,&quot;source&quot;:&quot;brill.com&quot;,&quot;ISBN&quot;:&quot;978-90-04-54124-5&quot;,&quot;DOI&quot;:&quot;10.1163/9789004541245_011&quot;,&quot;accessed&quot;:{&quot;date-parts&quot;:[[&quot;2024&quot;,1,17]]}},&quot;id&quot;:9604,&quot;uris&quot;:[&quot;http://zotero.org/users/1913249/items/AE8ICDCS&quot;],&quot;suffix&quot;:&quot;&quot;,&quot;prefix&quot;:&quot;&quot;,&quot;uri&quot;:[&quot;http://zotero.org/users/1913249/items/AE8ICDCS&quot;]}],&quot;schema&quot;:&quot;https://github.com/citation-style-language/schema/raw/master/csl-citation.json&quot;,&quot;citationID&quot;:&quot;atpddfuv&quot;,&quot;properties&quot;:{&quot;noteIndex&quot;:0,&quot;formattedCitation&quot;:&quot;[@cole_fifth_2006; @blunden_formative_2023]&quot;}} RNDtericxcmhf"/>&lt;Do Zotero Refresh: [@cole_fifth_2006; @blunden_formative_2023]&gt;<text:reference-mark-end text:name="ZOTERO_ITEM CSL_CITATION {&quot;citationItems&quot;:[{&quot;itemData&quot;:{&quot;id&quot;:&quot;cole_fifth_2006&quot;,&quot;title-short&quot;:&quot;The fifth dimension&quot;,&quot;type&quot;:&quot;book&quot;,&quot;event-place&quot;:&quot;New York&quot;,&quot;issued&quot;:{&quot;date-parts&quot;:[[&quot;2006&quot;]]},&quot;title&quot;:&quot;The fifth dimension: an after-school program built on diversity&quot;,&quot;author&quot;:[{&quot;given&quot;:&quot;Michael&quot;,&quot;family&quot;:&quot;Cole&quot;}],&quot;number-of-pages&quot;:&quot;227&quot;,&quot;publisher-place&quot;:&quot;New York&quot;,&quot;publisher&quot;:&quot;Russell Sage&quot;,&quot;citation-key&quot;:&quot;cole_fifth_2006&quot;,&quot;source&quot;:&quot;Library of Congress ISBN&quot;,&quot;ISBN&quot;:&quot;978-0-87154-084-3&quot;,&quot;contributor&quot;:[{&quot;literal&quot;:&quot;Distributed Literacy Consortium&quot;}],&quot;call-number&quot;:&quot;LC34.4 .C65 2006&quot;},&quot;id&quot;:1067,&quot;uris&quot;:[&quot;http://zotero.org/users/1913249/items/RWG3NGB7&quot;],&quot;suffix&quot;:&quot;&quot;,&quot;prefix&quot;:&quot;&quot;,&quot;uri&quot;:[&quot;http://zotero.org/users/1913249/items/RWG3NGB7&quot;]},{&quot;itemData&quot;:{&quot;id&quot;:&quot;blunden_formative_2023&quot;,&quot;container-title&quot;:&quot;Activity Theory&quot;,&quot;section&quot;:&quot;Activity Theory&quot;,&quot;type&quot;:&quot;chapter&quot;,&quot;publisher&quot;:&quot;Brill&quot;,&quot;page&quot;:&quot;181-191&quot;,&quot;title&quot;:&quot;Formative Interventions&quot;,&quot;author&quot;:[{&quot;given&quot;:&quot;Andy&quot;,&quot;family&quot;:&quot;Blunden&quot;}],&quot;URL&quot;:&quot;https://brill.com/display/book/9789004541245/BP000012.xml&quot;,&quot;issued&quot;:{&quot;date-parts&quot;:[[&quot;2023&quot;,4,5]]},&quot;language&quot;:&quot;en&quot;,&quot;citation-key&quot;:&quot;blunden_formative_2023&quot;,&quot;source&quot;:&quot;brill.com&quot;,&quot;ISBN&quot;:&quot;978-90-04-54124-5&quot;,&quot;DOI&quot;:&quot;10.1163/9789004541245_011&quot;,&quot;accessed&quot;:{&quot;date-parts&quot;:[[&quot;2024&quot;,1,17]]}},&quot;id&quot;:9604,&quot;uris&quot;:[&quot;http://zotero.org/users/1913249/items/AE8ICDCS&quot;],&quot;suffix&quot;:&quot;&quot;,&quot;prefix&quot;:&quot;&quot;,&quot;uri&quot;:[&quot;http://zotero.org/users/1913249/items/AE8ICDCS&quot;]}],&quot;schema&quot;:&quot;https://github.com/citation-style-language/schema/raw/master/csl-citation.json&quot;,&quot;citationID&quot;:&quot;atpddfuv&quot;,&quot;properties&quot;:{&quot;noteIndex&quot;:0,&quot;formattedCitation&quot;:&quot;[@cole_fifth_2006; @blunden_formative_2023]&quot;}} RNDtericxcmhf"/>. In line with these research perspectives, the development of the tools and processes used by participants in this study emerged in response to 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tems&quot;:[{&quot;itemData&quot;:{&quot;id&quot;:&quot;cole_fifth_2006&quot;,&quot;title-short&quot;:&quot;The fifth dimension&quot;,&quot;type&quot;:&quot;book&quot;,&quot;event-place&quot;:&quot;New York&quot;,&quot;issued&quot;:{&quot;date-parts&quot;:[[&quot;2006&quot;]]},&quot;title&quot;:&quot;The fifth dimension: an after-school program built on diversity&quot;,&quot;author&quot;:[{&quot;given&quot;:&quot;Michael&quot;,&quot;family&quot;:&quot;Cole&quot;}],&quot;number-of-pages&quot;:&quot;227&quot;,&quot;publisher-place&quot;:&quot;New York&quot;,&quot;publisher&quot;:&quot;Russell Sage&quot;,&quot;citation-key&quot;:&quot;cole_fifth_2006&quot;,&quot;source&quot;:&quot;Library of Congress ISBN&quot;,&quot;ISBN&quot;:&quot;978-0-87154-084-3&quot;,&quot;contributor&quot;:[{&quot;literal&quot;:&quot;Distributed Literacy Consortium&quot;}],&quot;call-number&quot;:&quot;LC34.4 .C65 2006&quot;},&quot;id&quot;:1067,&quot;uris&quot;:[&quot;http://zotero.org/users/1913249/items/RWG3NGB7&quot;],&quot;suffix&quot;:&quot;&quot;,&quot;prefix&quot;:&quot;&quot;,&quot;uri&quot;:[&quot;http://zotero.org/users/1913249/items/RWG3NGB7&quot;]}],&quot;schema&quot;:&quot;https://github.com/citation-style-language/schema/raw/master/csl-citation.json&quot;,&quot;citationID&quot;:&quot;hryfnuyd&quot;,&quot;properties&quot;:{&quot;noteIndex&quot;:0,&quot;formattedCitation&quot;:&quot;[@cole_fifth_2006]&quot;}} RNDhoqwgrqvvu"/>&lt;Do Zotero Refresh: [@cole_fifth_2006]&gt;<text:reference-mark-end text:name="ZOTERO_ITEM CSL_CITATION {&quot;citationItems&quot;:[{&quot;itemData&quot;:{&quot;id&quot;:&quot;cole_fifth_2006&quot;,&quot;title-short&quot;:&quot;The fifth dimension&quot;,&quot;type&quot;:&quot;book&quot;,&quot;event-place&quot;:&quot;New York&quot;,&quot;issued&quot;:{&quot;date-parts&quot;:[[&quot;2006&quot;]]},&quot;title&quot;:&quot;The fifth dimension: an after-school program built on diversity&quot;,&quot;author&quot;:[{&quot;given&quot;:&quot;Michael&quot;,&quot;family&quot;:&quot;Cole&quot;}],&quot;number-of-pages&quot;:&quot;227&quot;,&quot;publisher-place&quot;:&quot;New York&quot;,&quot;publisher&quot;:&quot;Russell Sage&quot;,&quot;citation-key&quot;:&quot;cole_fifth_2006&quot;,&quot;source&quot;:&quot;Library of Congress ISBN&quot;,&quot;ISBN&quot;:&quot;978-0-87154-084-3&quot;,&quot;contributor&quot;:[{&quot;literal&quot;:&quot;Distributed Literacy Consortium&quot;}],&quot;call-number&quot;:&quot;LC34.4 .C65 2006&quot;},&quot;id&quot;:1067,&quot;uris&quot;:[&quot;http://zotero.org/users/1913249/items/RWG3NGB7&quot;],&quot;suffix&quot;:&quot;&quot;,&quot;prefix&quot;:&quot;&quot;,&quot;uri&quot;:[&quot;http://zotero.org/users/1913249/items/RWG3NGB7&quot;]}],&quot;schema&quot;:&quot;https://github.com/citation-style-language/schema/raw/master/csl-citation.json&quot;,&quot;citationID&quot;:&quot;hryfnuyd&quot;,&quot;properties&quot;:{&quot;noteIndex&quot;:0,&quot;formattedCitation&quot;:&quot;[@cole_fifth_2006]&quot;}} RNDhoqwgrqvvu"/>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list text:style-name="L49">
        <text:list-item>
  </text:list-item>
      </text:list>
      <text:section text:name=" ZOTERO_BIBL {&quot;uncited&quot;:[],&quot;omitted&quot;:[],&quot;custom&quot;:[]} CSL_BIBLIOGRAPHY RNDapqtuhbwee">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3. Methodology</dc:title>
    <dc:description/>
    <dc:subject/>
    <meta:keyword/>
    <meta:initial-creator/>
    <dc:creator/>
    <meta:creation-date>2024-05-10T13:23:36Z</meta:creation-date>
    <dc:date>2024-05-10T13:23:3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